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3.413cm"/>
    </style:style>
    <style:style style:name="Table2.B" style:family="table-column">
      <style:table-column-properties style:column-width="14.182cm"/>
    </style:style>
    <style:style style:name="Table2.A1" style:family="table-cell">
      <style:table-cell-properties style:vertical-align=""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style:vertical-align=""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fo:break-before="auto" fo:break-after="auto" table:align="left"/>
    </style:style>
    <style:style style:name="Table3.A" style:family="table-column">
      <style:table-column-properties style:column-width="3.413cm"/>
    </style:style>
    <style:style style:name="Table3.B" style:family="table-column">
      <style:table-column-properties style:column-width="14.18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B2"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37" style:family="table-row">
      <style:table-row-properties style:min-row-height="0.836cm"/>
    </style:style>
    <style:style style:name="Table4" style:family="table">
      <style:table-properties style:width="17.595cm" fo:margin-left="0cm" table:align="left"/>
    </style:style>
    <style:style style:name="Table4.A" style:family="table-column">
      <style:table-column-properties style:column-width="3.413cm"/>
    </style:style>
    <style:style style:name="Table4.B" style:family="table-column">
      <style:table-column-properties style:column-width="14.18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B2"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413cm"/>
    </style:style>
    <style:style style:name="Table5.B" style:family="table-column">
      <style:table-column-properties style:column-width="14.182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413cm"/>
    </style:style>
    <style:style style:name="Table6.B" style:family="table-column">
      <style:table-column-properties style:column-width="14.182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B2"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413cm"/>
    </style:style>
    <style:style style:name="Table7.B" style:family="table-column">
      <style:table-column-properties style:column-width="14.18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14.18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B2"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1" style:family="table">
      <style:table-properties style:width="17.59cm" fo:break-before="auto" fo:break-after="auto" table:align="margins" fo:keep-with-next="auto" style:may-break-between-rows="true" table:border-model="collapsing"/>
    </style:style>
    <style:style style:name="Table1.A" style:family="table-column">
      <style:table-column-properties style:column-width="2.932cm" style:rel-column-width="10922*"/>
    </style:style>
    <style:style style:name="Table1.B" style:family="table-column">
      <style:table-column-properties style:column-width="2.932cm" style:rel-column-width="10923*"/>
    </style:style>
    <style:style style:name="Table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cm" fo:border-left="none" fo:border-right="none" fo:border-top="none" fo:border-bottom="0.75pt solid #999999" style:writing-mode="page">
        <style:background-image/>
      </style:table-cell-properties>
    </style:style>
    <style:style style:name="Table1.B2"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le1.5" style:family="table-row">
      <style:table-row-properties fo:keep-together="auto"/>
    </style:style>
    <style:style style:name="Table1.A5"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1.B5"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Standard">
      <style:paragraph-properties fo:text-align="center" style:justify-single-word="false"/>
      <style:text-properties style:font-name="Times New Roman" fo:font-size="16pt" fo:font-weight="bold" officeooo:rsid="001c8194" officeooo:paragraph-rsid="000080b5"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2pt" officeooo:rsid="000169ca" officeooo:paragraph-rsid="000080b5" style:font-size-asian="12pt" style:font-size-complex="12pt"/>
    </style:style>
    <style:style style:name="P3" style:family="paragraph" style:parent-style-name="Standard">
      <style:paragraph-properties fo:text-align="start" style:justify-single-word="false"/>
      <style:text-properties style:font-name="Times New Roman" fo:font-style="italic" style:text-underline-style="none" fo:font-weight="normal" officeooo:rsid="000080b5" officeooo:paragraph-rsid="000080b5"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0e2d7b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13a2f1f"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144d67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13ee8e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247669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261d60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279158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27b8b4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27d851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286917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28c457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28d7d4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293f8c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31a418e"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325885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33d0b8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33f42e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style:font-name="Times New Roman" fo:font-style="italic" style:text-underline-style="none" fo:font-weight="normal" officeooo:rsid="0286917d" officeooo:paragraph-rsid="028c457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0e2d7b3" style:font-size-asian="12pt" style:font-style-asian="italic" style:font-weight-asian="normal" style:font-size-complex="12pt" style:font-style-complex="italic" style:font-weight-complex="normal" style:text-overline-style="none" style:text-overline-color="font-color"/>
    </style:style>
    <style:style style:name="P23"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13a2f1f" style:font-size-asian="12pt" style:font-style-asian="italic" style:font-weight-asian="normal" style:font-size-complex="12pt" style:font-style-complex="italic" style:font-weight-complex="normal" style:text-overline-style="none" style:text-overline-color="font-color"/>
    </style:style>
    <style:style style:name="P24"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144d670" style:font-size-asian="12pt" style:font-style-asian="italic" style:font-weight-asian="normal" style:font-size-complex="12pt" style:font-style-complex="italic" style:font-weight-complex="normal" style:text-overline-style="none" style:text-overline-color="font-color"/>
    </style:style>
    <style:style style:name="P25"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13ee8e0" style:font-size-asian="12pt" style:font-style-asian="italic" style:font-weight-asian="normal" style:font-size-complex="12pt" style:font-style-complex="italic" style:font-weight-complex="normal" style:text-overline-style="none" style:text-overline-color="font-color"/>
    </style:style>
    <style:style style:name="P26"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247669d" style:font-size-asian="12pt" style:font-style-asian="italic" style:font-weight-asian="normal" style:font-size-complex="12pt" style:font-style-complex="italic" style:font-weight-complex="normal" style:text-overline-style="none" style:text-overline-color="font-color"/>
    </style:style>
    <style:style style:name="P27"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261d601" style:font-size-asian="12pt" style:font-style-asian="italic" style:font-weight-asian="normal" style:font-size-complex="12pt" style:font-style-complex="italic" style:font-weight-complex="normal" style:text-overline-style="none" style:text-overline-color="font-color"/>
    </style:style>
    <style:style style:name="P28"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2791587" style:font-size-asian="12pt" style:font-style-asian="italic" style:font-weight-asian="normal" style:font-size-complex="12pt" style:font-style-complex="italic" style:font-weight-complex="normal" style:text-overline-style="none" style:text-overline-color="font-color"/>
    </style:style>
    <style:style style:name="P29"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27b8b4a" style:font-size-asian="12pt" style:font-style-asian="italic" style:font-weight-asian="normal" style:font-size-complex="12pt" style:font-style-complex="italic" style:font-weight-complex="normal" style:text-overline-style="none" style:text-overline-color="font-color"/>
    </style:style>
    <style:style style:name="P30"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27d8515" style:font-size-asian="12pt" style:font-style-asian="italic" style:font-weight-asian="normal" style:font-size-complex="12pt" style:font-style-complex="italic" style:font-weight-complex="normal" style:text-overline-style="none" style:text-overline-color="font-color"/>
    </style:style>
    <style:style style:name="P31"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286917d" style:font-size-asian="12pt" style:font-style-asian="italic" style:font-weight-asian="normal" style:font-size-complex="12pt" style:font-style-complex="italic" style:font-weight-complex="normal" style:text-overline-style="none" style:text-overline-color="font-color"/>
    </style:style>
    <style:style style:name="P32"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28c4573" style:font-size-asian="12pt" style:font-style-asian="italic" style:font-weight-asian="normal" style:font-size-complex="12pt" style:font-style-complex="italic" style:font-weight-complex="normal" style:text-overline-style="none" style:text-overline-color="font-color"/>
    </style:style>
    <style:style style:name="P33"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293f8c0" style:font-size-asian="12pt" style:font-style-asian="italic" style:font-weight-asian="normal" style:font-size-complex="12pt" style:font-style-complex="italic" style:font-weight-complex="normal" style:text-overline-style="none" style:text-overline-color="font-color"/>
    </style:style>
    <style:style style:name="P34"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325885e" style:font-size-asian="12pt" style:font-style-asian="italic" style:font-weight-asian="normal" style:font-size-complex="12pt" style:font-style-complex="italic" style:font-weight-complex="normal" style:text-overline-style="none" style:text-overline-color="font-color"/>
    </style:style>
    <style:style style:name="P35"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33d0b82" style:font-size-asian="12pt" style:font-style-asian="italic" style:font-weight-asian="normal" style:font-size-complex="12pt" style:font-style-complex="italic" style:font-weight-complex="normal" style:text-overline-style="none" style:text-overline-color="font-color"/>
    </style:style>
    <style:style style:name="P36"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33f42ec" style:font-size-asian="12pt" style:font-style-asian="italic" style:font-weight-asian="normal" style:font-size-complex="12pt" style:font-style-complex="italic" style:font-weight-complex="normal" style:text-overline-style="none" style:text-overline-color="font-color"/>
    </style:style>
    <style:style style:name="P37" style:family="paragraph" style:parent-style-name="Standard">
      <style:paragraph-properties fo:text-align="start" style:justify-single-word="false"/>
      <style:text-properties style:font-name="Times New Roman" fo:font-style="italic" style:text-underline-style="none" fo:font-weight="normal" officeooo:rsid="00bb38c4" officeooo:paragraph-rsid="013a2f1f" style:font-size-asian="12pt" style:font-style-asian="italic" style:font-weight-asian="normal" style:font-size-complex="12pt" style:font-style-complex="italic" style:font-weight-complex="normal" style:text-overline-style="none" style:text-overline-color="font-color"/>
    </style:style>
    <style:style style:name="P38" style:family="paragraph" style:parent-style-name="Standard">
      <style:paragraph-properties fo:text-align="start" style:justify-single-word="false"/>
      <style:text-properties style:font-name="Times New Roman" fo:font-style="italic" style:text-underline-style="none" fo:font-weight="normal" officeooo:rsid="00bb38c4" officeooo:paragraph-rsid="0144d670" style:font-size-asian="12pt" style:font-style-asian="italic" style:font-weight-asian="normal" style:font-size-complex="12pt" style:font-style-complex="italic" style:font-weight-complex="normal" style:text-overline-style="none" style:text-overline-color="font-color"/>
    </style:style>
    <style:style style:name="P39" style:family="paragraph" style:parent-style-name="Standard">
      <style:paragraph-properties fo:text-align="start" style:justify-single-word="false"/>
      <style:text-properties style:font-name="Times New Roman" fo:font-style="italic" style:text-underline-style="none" fo:font-weight="normal" officeooo:rsid="00bb38c4" officeooo:paragraph-rsid="0247669d" style:font-size-asian="12pt" style:font-style-asian="italic" style:font-weight-asian="normal" style:font-size-complex="12pt" style:font-style-complex="italic" style:font-weight-complex="normal" style:text-overline-style="none" style:text-overline-color="font-color"/>
    </style:style>
    <style:style style:name="P40" style:family="paragraph" style:parent-style-name="Standard">
      <style:paragraph-properties fo:text-align="start" style:justify-single-word="false"/>
      <style:text-properties style:font-name="Times New Roman" fo:font-style="italic" style:text-underline-style="none" fo:font-weight="normal" officeooo:rsid="00bb38c4" officeooo:paragraph-rsid="02791587" style:font-size-asian="12pt" style:font-style-asian="italic" style:font-weight-asian="normal" style:font-size-complex="12pt" style:font-style-complex="italic" style:font-weight-complex="normal" style:text-overline-style="none" style:text-overline-color="font-color"/>
    </style:style>
    <style:style style:name="P41" style:family="paragraph" style:parent-style-name="Standard">
      <style:paragraph-properties fo:text-align="start" style:justify-single-word="false"/>
      <style:text-properties style:font-name="Times New Roman" fo:font-style="italic" style:text-underline-style="none" fo:font-weight="normal" officeooo:rsid="00bb38c4" officeooo:paragraph-rsid="027b8b4a" style:font-size-asian="12pt" style:font-style-asian="italic" style:font-weight-asian="normal" style:font-size-complex="12pt" style:font-style-complex="italic" style:font-weight-complex="normal" style:text-overline-style="none" style:text-overline-color="font-color"/>
    </style:style>
    <style:style style:name="P42" style:family="paragraph" style:parent-style-name="Standard">
      <style:paragraph-properties fo:text-align="start" style:justify-single-word="false"/>
      <style:text-properties style:font-name="Times New Roman" fo:font-style="italic" style:text-underline-style="none" fo:font-weight="normal" officeooo:rsid="00bb38c4" officeooo:paragraph-rsid="0286917d" style:font-size-asian="12pt" style:font-style-asian="italic" style:font-weight-asian="normal" style:font-size-complex="12pt" style:font-style-complex="italic" style:font-weight-complex="normal" style:text-overline-style="none" style:text-overline-color="font-color"/>
    </style:style>
    <style:style style:name="P43" style:family="paragraph" style:parent-style-name="Standard">
      <style:paragraph-properties fo:text-align="start" style:justify-single-word="false"/>
      <style:text-properties style:font-name="Times New Roman" fo:font-style="italic" style:text-underline-style="none" fo:font-weight="normal" officeooo:rsid="00bb38c4" officeooo:paragraph-rsid="028c4573" style:font-size-asian="12pt" style:font-style-asian="italic" style:font-weight-asian="normal" style:font-size-complex="12pt" style:font-style-complex="italic" style:font-weight-complex="normal" style:text-overline-style="none" style:text-overline-color="font-color"/>
    </style:style>
    <style:style style:name="P44" style:family="paragraph" style:parent-style-name="Standard">
      <style:paragraph-properties fo:text-align="start" style:justify-single-word="false"/>
      <style:text-properties style:font-name="Times New Roman" fo:font-style="italic" style:text-underline-style="none" fo:font-weight="normal" officeooo:rsid="00bb38c4" officeooo:paragraph-rsid="0291e173" style:font-size-asian="12pt" style:font-style-asian="italic" style:font-weight-asian="normal" style:font-size-complex="12pt" style:font-style-complex="italic" style:font-weight-complex="normal" style:text-overline-style="none" style:text-overline-color="font-color"/>
    </style:style>
    <style:style style:name="P45" style:family="paragraph" style:parent-style-name="Standard">
      <style:paragraph-properties fo:text-align="start" style:justify-single-word="false"/>
      <style:text-properties style:font-name="Times New Roman" fo:font-style="italic" style:text-underline-style="none" fo:font-weight="normal" officeooo:rsid="00bb38c4" officeooo:paragraph-rsid="0293f8c0" style:font-size-asian="12pt" style:font-style-asian="italic" style:font-weight-asian="normal" style:font-size-complex="12pt" style:font-style-complex="italic" style:font-weight-complex="normal" style:text-overline-style="none" style:text-overline-color="font-color"/>
    </style:style>
    <style:style style:name="P46" style:family="paragraph" style:parent-style-name="Standard">
      <style:paragraph-properties fo:text-align="start" style:justify-single-word="false"/>
      <style:text-properties style:font-name="Times New Roman" fo:font-style="italic" style:text-underline-style="none" fo:font-weight="normal" officeooo:rsid="00bb38c4" officeooo:paragraph-rsid="00e2d7b3" style:font-size-asian="12pt" style:font-style-asian="italic" style:font-weight-asian="normal" style:font-size-complex="12pt" style:font-style-complex="italic" style:font-weight-complex="normal" style:text-overline-style="none" style:text-overline-color="font-color"/>
    </style:style>
    <style:style style:name="P47" style:family="paragraph" style:parent-style-name="Standard">
      <style:paragraph-properties fo:text-align="start" style:justify-single-word="false"/>
      <style:text-properties style:font-name="Times New Roman" fo:font-style="italic" style:text-underline-style="none" fo:font-weight="normal" officeooo:rsid="00bb38c4" officeooo:paragraph-rsid="013ee8e0" style:font-size-asian="12pt" style:font-style-asian="italic" style:font-weight-asian="normal" style:font-size-complex="12pt" style:font-style-complex="italic" style:font-weight-complex="normal" style:text-overline-style="none" style:text-overline-color="font-color"/>
    </style:style>
    <style:style style:name="P48" style:family="paragraph" style:parent-style-name="Standard">
      <style:paragraph-properties fo:text-align="start" style:justify-single-word="false"/>
      <style:text-properties style:font-name="Times New Roman" fo:font-style="italic" style:text-underline-style="none" fo:font-weight="normal" officeooo:rsid="00bb38c4" officeooo:paragraph-rsid="02f61ac8" style:font-size-asian="12pt" style:font-style-asian="italic" style:font-weight-asian="normal" style:font-size-complex="12pt" style:font-style-complex="italic" style:font-weight-complex="normal" style:text-overline-style="none" style:text-overline-color="font-color"/>
    </style:style>
    <style:style style:name="P49" style:family="paragraph" style:parent-style-name="Standard">
      <style:paragraph-properties fo:text-align="start" style:justify-single-word="false"/>
      <style:text-properties style:font-name="Times New Roman" fo:font-style="italic" style:text-underline-style="none" fo:font-weight="normal" officeooo:rsid="00bb38c4" officeooo:paragraph-rsid="0309396c" style:font-size-asian="12pt" style:font-style-asian="italic" style:font-weight-asian="normal" style:font-size-complex="12pt" style:font-style-complex="italic" style:font-weight-complex="normal" style:text-overline-style="none" style:text-overline-color="font-color"/>
    </style:style>
    <style:style style:name="P50" style:family="paragraph" style:parent-style-name="Standard">
      <style:paragraph-properties fo:text-align="start" style:justify-single-word="false"/>
      <style:text-properties style:font-name="Times New Roman" fo:font-style="italic" style:text-underline-style="none" fo:font-weight="normal" officeooo:rsid="00bb38c4" officeooo:paragraph-rsid="033f42ec" style:font-size-asian="12pt" style:font-style-asian="italic" style:font-weight-asian="normal" style:font-size-complex="12pt" style:font-style-complex="italic" style:font-weight-complex="normal" style:text-overline-style="none" style:text-overline-color="font-color"/>
    </style:style>
    <style:style style:name="P51" style:family="paragraph" style:parent-style-name="Standard">
      <style:paragraph-properties fo:text-align="start" style:justify-single-word="false"/>
      <style:text-properties style:font-name="Times New Roman" fo:font-style="italic" style:text-underline-style="none" fo:font-weight="normal" officeooo:rsid="00bb38c4" officeooo:paragraph-rsid="034f3c0c" style:font-size-asian="12pt" style:font-style-asian="italic" style:font-weight-asian="normal" style:font-size-complex="12pt" style:font-style-complex="italic" style:font-weight-complex="normal" style:text-overline-style="none" style:text-overline-color="font-color"/>
    </style:style>
    <style:style style:name="P52" style:family="paragraph" style:parent-style-name="Standard">
      <style:paragraph-properties fo:text-align="start" style:justify-single-word="false"/>
      <style:text-properties style:font-name="Times New Roman" fo:font-style="italic" style:text-underline-style="none" fo:font-weight="normal" officeooo:rsid="00bb38c4" officeooo:paragraph-rsid="0325885e" style:font-size-asian="12pt" style:font-style-asian="italic" style:font-weight-asian="normal" style:font-size-complex="12pt" style:font-style-complex="italic" style:font-weight-complex="normal" style:text-overline-style="none" style:text-overline-color="font-color"/>
    </style:style>
    <style:style style:name="P53" style:family="paragraph" style:parent-style-name="Standard">
      <style:paragraph-properties fo:text-align="start" style:justify-single-word="false"/>
      <style:text-properties style:font-name="Times New Roman" fo:font-style="italic" style:text-underline-style="none" fo:font-weight="normal" officeooo:rsid="02735524" officeooo:paragraph-rsid="02735524" style:font-size-asian="12pt" style:font-style-asian="italic" style:font-weight-asian="normal" style:font-size-complex="12pt" style:font-style-complex="italic" style:font-weight-complex="normal" style:text-overline-style="none" style:text-overline-color="font-color"/>
    </style:style>
    <style:style style:name="P54" style:family="paragraph" style:parent-style-name="Standard">
      <style:paragraph-properties fo:text-align="start" style:justify-single-word="false"/>
      <style:text-properties style:font-name="Times New Roman" fo:font-style="italic" style:text-underline-style="none" fo:font-weight="normal" officeooo:rsid="02801e0b" officeooo:paragraph-rsid="02801e0b" style:font-size-asian="12pt" style:font-style-asian="italic" style:font-weight-asian="normal" style:font-size-complex="12pt" style:font-style-complex="italic" style:font-weight-complex="normal" style:text-overline-style="none" style:text-overline-color="font-color"/>
    </style:style>
    <style:style style:name="P55" style:family="paragraph" style:parent-style-name="Standard">
      <style:paragraph-properties fo:text-align="start" style:justify-single-word="false"/>
      <style:text-properties style:font-name="Times New Roman" fo:font-style="italic" style:text-underline-style="none" fo:font-weight="normal" officeooo:rsid="02801e0b" officeooo:paragraph-rsid="02804062" style:font-size-asian="12pt" style:font-style-asian="italic" style:font-weight-asian="normal" style:font-size-complex="12pt" style:font-style-complex="italic" style:font-weight-complex="normal" style:text-overline-style="none" style:text-overline-color="font-color"/>
    </style:style>
    <style:style style:name="P56" style:family="paragraph" style:parent-style-name="Standard">
      <style:paragraph-properties fo:text-align="start" style:justify-single-word="false"/>
      <style:text-properties style:font-name="Times New Roman" fo:font-style="italic" style:text-underline-style="none" fo:font-weight="normal" officeooo:rsid="02801e0b" officeooo:paragraph-rsid="0280b892" style:font-size-asian="12pt" style:font-style-asian="italic" style:font-weight-asian="normal" style:font-size-complex="12pt" style:font-style-complex="italic" style:font-weight-complex="normal" style:text-overline-style="none" style:text-overline-color="font-color"/>
    </style:style>
    <style:style style:name="P57" style:family="paragraph" style:parent-style-name="Standard">
      <style:paragraph-properties fo:text-align="start" style:justify-single-word="false"/>
      <style:text-properties style:font-name="Times New Roman" fo:font-style="italic" style:text-underline-style="none" fo:font-weight="normal" officeooo:rsid="0288b712" officeooo:paragraph-rsid="0288b712" style:font-size-asian="12pt" style:font-style-asian="italic" style:font-weight-asian="normal" style:font-size-complex="12pt" style:font-style-complex="italic" style:font-weight-complex="normal" style:text-overline-style="none" style:text-overline-color="font-color"/>
    </style:style>
    <style:style style:name="P58" style:family="paragraph" style:parent-style-name="Standard">
      <style:paragraph-properties fo:text-align="start" style:justify-single-word="false"/>
      <style:text-properties style:font-name="Times New Roman" fo:font-style="italic" style:text-underline-style="none" fo:font-weight="normal" officeooo:rsid="02911f0d" officeooo:paragraph-rsid="0293f8c0" style:font-size-asian="12pt" style:font-style-asian="italic" style:font-weight-asian="normal" style:font-size-complex="12pt" style:font-style-complex="italic" style:font-weight-complex="normal" style:text-overline-style="none" style:text-overline-color="font-color"/>
    </style:style>
    <style:style style:name="P59" style:family="paragraph" style:parent-style-name="Standard">
      <style:paragraph-properties fo:text-align="start" style:justify-single-word="false"/>
      <style:text-properties style:font-name="Times New Roman" fo:font-style="italic" style:text-underline-style="none" fo:font-weight="normal" officeooo:rsid="02981b34" officeooo:paragraph-rsid="02981b34" style:font-size-asian="12pt" style:font-style-asian="italic" style:font-weight-asian="normal" style:font-size-complex="12pt" style:font-style-complex="italic" style:font-weight-complex="normal" style:text-overline-style="none" style:text-overline-color="font-color"/>
    </style:style>
    <style:style style:name="P60" style:family="paragraph" style:parent-style-name="Standard">
      <style:paragraph-properties fo:text-align="start" style:justify-single-word="false"/>
      <style:text-properties style:font-name="Times New Roman" fo:font-style="italic" style:text-underline-style="none" fo:font-weight="normal" officeooo:rsid="02a98803" officeooo:paragraph-rsid="02a98803" style:font-size-asian="12pt" style:font-style-asian="italic" style:font-weight-asian="normal" style:font-size-complex="12pt" style:font-style-complex="italic" style:font-weight-complex="normal" style:text-overline-style="none" style:text-overline-color="font-color"/>
    </style:style>
    <style:style style:name="P61" style:family="paragraph" style:parent-style-name="Standard">
      <style:paragraph-properties fo:text-align="start" style:justify-single-word="false"/>
      <style:text-properties style:font-name="Times New Roman" fo:font-style="italic" style:text-underline-style="none" fo:font-weight="normal" officeooo:rsid="02aabea6" officeooo:paragraph-rsid="02aabea6" style:font-size-asian="12pt" style:font-style-asian="italic" style:font-weight-asian="normal" style:font-size-complex="12pt" style:font-style-complex="italic" style:font-weight-complex="normal" style:text-overline-style="none" style:text-overline-color="font-color"/>
    </style:style>
    <style:style style:name="P62" style:family="paragraph" style:parent-style-name="Standard">
      <style:paragraph-properties fo:text-align="start" style:justify-single-word="false"/>
      <style:text-properties style:font-name="Times New Roman" fo:font-style="italic" style:text-underline-style="none" fo:font-weight="normal" officeooo:rsid="02b20fb6" officeooo:paragraph-rsid="02b20fb6" style:font-size-asian="12pt" style:font-style-asian="italic" style:font-weight-asian="normal" style:font-size-complex="12pt" style:font-style-complex="italic" style:font-weight-complex="normal" style:text-overline-style="none" style:text-overline-color="font-color"/>
    </style:style>
    <style:style style:name="P63" style:family="paragraph" style:parent-style-name="Standard">
      <style:paragraph-properties fo:text-align="start" style:justify-single-word="false"/>
      <style:text-properties style:font-name="Times New Roman" fo:font-style="italic" style:text-underline-style="none" fo:font-weight="normal" officeooo:rsid="02b5a84e" officeooo:paragraph-rsid="02b5a84e" style:font-size-asian="12pt" style:font-style-asian="italic" style:font-weight-asian="normal" style:font-size-complex="12pt" style:font-style-complex="italic" style:font-weight-complex="normal" style:text-overline-style="none" style:text-overline-color="font-color"/>
    </style:style>
    <style:style style:name="P64" style:family="paragraph" style:parent-style-name="Standard">
      <style:paragraph-properties fo:text-align="start" style:justify-single-word="false"/>
      <style:text-properties style:font-name="Times New Roman" fo:font-style="italic" style:text-underline-style="none" fo:font-weight="normal" officeooo:rsid="02626118" officeooo:paragraph-rsid="02626118" style:font-size-asian="12pt" style:font-style-asian="italic" style:font-weight-asian="normal" style:font-size-complex="12pt" style:font-style-complex="italic" style:font-weight-complex="normal" style:text-overline-style="none" style:text-overline-color="font-color"/>
    </style:style>
    <style:style style:name="P65" style:family="paragraph" style:parent-style-name="Standard">
      <style:paragraph-properties fo:text-align="start" style:justify-single-word="false"/>
      <style:text-properties style:font-name="Times New Roman" fo:font-style="italic" style:text-underline-style="none" fo:font-weight="bold" officeooo:rsid="000080b5" officeooo:paragraph-rsid="000080b5" style:font-style-asian="italic" style:font-weight-asian="bold" style:font-style-complex="italic" style:font-weight-complex="bold"/>
    </style:style>
    <style:style style:name="P66" style:family="paragraph" style:parent-style-name="Standard">
      <style:paragraph-properties fo:text-align="start" style:justify-single-word="false"/>
      <style:text-properties style:font-name="Times New Roman" fo:font-style="italic" style:text-underline-style="none" fo:font-weight="bold" officeooo:rsid="000080b5" officeooo:paragraph-rsid="0007ad19" style:font-style-asian="italic" style:font-weight-asian="bold" style:font-style-complex="italic" style:font-weight-complex="bold"/>
    </style:style>
    <style:style style:name="P67" style:family="paragraph" style:parent-style-name="Standard">
      <style:paragraph-properties fo:text-align="start" style:justify-single-word="false"/>
      <style:text-properties style:font-name="Times New Roman" fo:font-style="italic" style:text-underline-style="none" fo:font-weight="bold" officeooo:rsid="007a1c00" officeooo:paragraph-rsid="007a1c00" style:font-style-asian="italic" style:font-weight-asian="bold" style:font-style-complex="italic" style:font-weight-complex="bold"/>
    </style:style>
    <style:style style:name="P68" style:family="paragraph" style:parent-style-name="Standard">
      <style:paragraph-properties fo:text-align="start" style:justify-single-word="false"/>
      <style:text-properties style:font-name="Times New Roman" fo:font-style="italic" style:text-underline-style="none" fo:font-weight="bold" officeooo:rsid="01507152" officeooo:paragraph-rsid="01507152" style:font-style-asian="italic" style:font-weight-asian="bold" style:font-style-complex="italic" style:font-weight-complex="bold"/>
    </style:style>
    <style:style style:name="P69" style:family="paragraph" style:parent-style-name="Standard">
      <style:paragraph-properties fo:text-align="start" style:justify-single-word="false"/>
      <style:text-properties style:font-name="Times New Roman" fo:font-style="italic" style:text-underline-style="none" fo:font-weight="bold" officeooo:rsid="00b72430" officeooo:paragraph-rsid="00e2d7b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style:font-name="Times New Roman" fo:font-style="italic" style:text-underline-style="none" fo:font-weight="bold" officeooo:rsid="00b72430" officeooo:paragraph-rsid="00ec847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style:font-name="Times New Roman" fo:font-style="italic" style:text-underline-style="none" fo:font-weight="bold" officeooo:rsid="00b72430" officeooo:paragraph-rsid="00ef782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style:font-name="Times New Roman" fo:font-style="italic" style:text-underline-style="none" fo:font-weight="bold" officeooo:rsid="00b72430" officeooo:paragraph-rsid="00fe9b0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style:font-name="Times New Roman" fo:font-style="italic" style:text-underline-style="none" fo:font-weight="bold" officeooo:rsid="00b72430" officeooo:paragraph-rsid="0100085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style:font-name="Times New Roman" fo:font-style="italic" style:text-underline-style="none" fo:font-weight="bold" officeooo:rsid="00b72430" officeooo:paragraph-rsid="0103f9e7"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style:font-name="Times New Roman" fo:font-style="italic" style:text-underline-style="none" fo:font-weight="bold" officeooo:rsid="00b72430" officeooo:paragraph-rsid="013a2f1f"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style:font-name="Times New Roman" fo:font-style="italic" style:text-underline-style="none" fo:font-weight="bold" officeooo:rsid="0062d674" officeooo:paragraph-rsid="00e2d7b3"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style:font-name="Times New Roman" fo:font-style="italic" style:text-underline-style="none" fo:font-weight="bold" officeooo:rsid="0062d674" officeooo:paragraph-rsid="00ec8470"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style:font-name="Times New Roman" fo:font-style="italic" style:text-underline-style="none" fo:font-weight="bold" officeooo:rsid="0062d674" officeooo:paragraph-rsid="00ef782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style:font-name="Times New Roman" fo:font-style="italic" style:text-underline-style="none" fo:font-weight="bold" officeooo:rsid="0062d674" officeooo:paragraph-rsid="00fe9b0d"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style:font-name="Times New Roman" fo:font-style="italic" style:text-underline-style="none" fo:font-weight="bold" officeooo:rsid="0062d674" officeooo:paragraph-rsid="0100085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style:font-name="Times New Roman" fo:font-style="italic" style:text-underline-style="none" fo:font-weight="bold" officeooo:rsid="0062d674" officeooo:paragraph-rsid="0103f9e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style:font-name="Times New Roman" fo:font-style="italic" style:text-underline-style="none" fo:font-weight="bold" officeooo:rsid="0062d674" officeooo:paragraph-rsid="013a2f1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style:font-name="Times New Roman" fo:font-style="italic" style:text-underline-style="none" fo:font-weight="bold" officeooo:rsid="0062d674" officeooo:paragraph-rsid="00e2d7b3"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0080b5" officeooo:paragraph-rsid="000080b5" style:font-style-asian="normal" style:font-weight-asian="bold" style:font-style-complex="normal" style:font-weight-complex="bold"/>
    </style:style>
    <style:style style:name="P85"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62d674" officeooo:paragraph-rsid="0062d674" style:font-style-asian="normal" style:font-weight-asian="bold" style:font-style-complex="normal" style:font-weight-complex="bold"/>
    </style:style>
    <style:style style:name="P86"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62d674" officeooo:paragraph-rsid="00d8d7a8"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640874" officeooo:paragraph-rsid="00640874" style:font-style-asian="normal" style:font-weight-asian="bold" style:font-style-complex="normal" style:font-weight-complex="bold"/>
    </style:style>
    <style:style style:name="P88"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640874" officeooo:paragraph-rsid="00e7299a" style:font-style-asian="normal" style:font-weight-asian="bold" style:font-style-complex="normal" style:font-weight-complex="bold"/>
    </style:style>
    <style:style style:name="P89"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64feb0" officeooo:paragraph-rsid="0064feb0" style:font-style-asian="normal" style:font-weight-asian="bold" style:font-style-complex="normal" style:font-weight-complex="bold"/>
    </style:style>
    <style:style style:name="P90"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76cc0f" officeooo:paragraph-rsid="0076cc0f" style:font-style-asian="normal" style:font-weight-asian="bold" style:font-style-complex="normal" style:font-weight-complex="bold"/>
    </style:style>
    <style:style style:name="P91"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7882e1" officeooo:paragraph-rsid="00e4e5d6" style:font-style-asian="normal" style:font-weight-asian="bold" style:font-style-complex="normal" style:font-weight-complex="bold"/>
    </style:style>
    <style:style style:name="P92"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7fe05b" officeooo:paragraph-rsid="00e4e5d6" style:font-style-asian="normal" style:font-weight-asian="bold" style:font-style-complex="normal" style:font-weight-complex="bold"/>
    </style:style>
    <style:style style:name="P93" style:family="paragraph" style:parent-style-name="Standard">
      <style:paragraph-properties fo:text-align="center" style:justify-single-word="false"/>
      <style:text-properties style:font-name="Times New Roman" fo:font-style="normal" style:text-underline-style="solid" style:text-underline-width="auto" style:text-underline-color="font-color" fo:font-weight="bold" officeooo:rsid="007fe05b" officeooo:paragraph-rsid="007fe05b" style:font-style-asian="normal" style:font-weight-asian="bold" style:font-style-complex="normal" style:font-weight-complex="bold"/>
    </style:style>
    <style:style style:name="P94" style:family="paragraph" style:parent-style-name="Standard">
      <style:paragraph-properties fo:text-align="center" style:justify-single-word="false"/>
      <style:text-properties style:font-name="Times New Roman" fo:font-style="normal" style:text-underline-style="solid" style:text-underline-width="auto" style:text-underline-color="font-color" fo:font-weight="bold" officeooo:rsid="0082f27d" officeooo:paragraph-rsid="0082f27d" style:font-style-asian="normal" style:font-weight-asian="bold" style:font-style-complex="normal" style:font-weight-complex="bold"/>
    </style:style>
    <style:style style:name="P95" style:family="paragraph" style:parent-style-name="Standard">
      <style:paragraph-properties fo:text-align="center" style:justify-single-word="false"/>
      <style:text-properties style:font-name="Times New Roman" fo:font-style="normal" style:text-underline-style="none" fo:font-weight="bold" officeooo:rsid="0083dbcd" officeooo:paragraph-rsid="0082f27d" style:font-style-asian="normal" style:font-weight-asian="bold" style:font-style-complex="normal" style:font-weight-complex="bold"/>
    </style:style>
    <style:style style:name="P96" style:family="paragraph" style:parent-style-name="Standard">
      <style:paragraph-properties fo:text-align="start" style:justify-single-word="false"/>
      <style:text-properties style:font-name="Times New Roman" fo:font-style="normal" style:text-underline-style="none" fo:font-weight="bold" officeooo:rsid="00942004" officeooo:paragraph-rsid="0097259a" style:font-style-asian="normal" style:font-weight-asian="bold" style:font-style-complex="normal" style:font-weight-complex="bold"/>
    </style:style>
    <style:style style:name="P97" style:family="paragraph" style:parent-style-name="Standard">
      <style:paragraph-properties fo:text-align="start" style:justify-single-word="false"/>
      <style:text-properties style:font-name="Times New Roman" fo:font-style="normal" style:text-underline-style="none" fo:font-weight="bold" officeooo:rsid="009b4af7" officeooo:paragraph-rsid="009b4af7" style:font-style-asian="normal" style:font-weight-asian="bold" style:font-style-complex="normal" style:font-weight-complex="bold"/>
    </style:style>
    <style:style style:name="P98" style:family="paragraph" style:parent-style-name="Standard">
      <style:paragraph-properties fo:text-align="start" style:justify-single-word="false"/>
      <style:text-properties style:font-name="Times New Roman" fo:font-style="normal" style:text-underline-style="none" fo:font-weight="bold" officeooo:rsid="00a716b9" officeooo:paragraph-rsid="00e2d7b3"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text-align="start" style:justify-single-word="false"/>
      <style:text-properties style:font-name="Times New Roman" fo:font-style="normal" style:text-underline-style="none" fo:font-weight="bold" officeooo:rsid="0062d674" officeooo:paragraph-rsid="00e2d7b3"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ext-properties style:font-name="Times New Roman" fo:font-style="normal" style:text-underline-style="none" fo:font-weight="bold" officeooo:rsid="0062d674" officeooo:paragraph-rsid="00ec8470"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paragraph-properties fo:text-align="start" style:justify-single-word="false"/>
      <style:text-properties style:font-name="Times New Roman" fo:font-style="normal" style:text-underline-style="none" fo:font-weight="bold" officeooo:rsid="0062d674" officeooo:paragraph-rsid="00ef782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style:font-name="Times New Roman" fo:font-style="normal" style:text-underline-style="none" fo:font-weight="bold" officeooo:rsid="0062d674" officeooo:paragraph-rsid="00fe9b0d"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ext-properties style:font-name="Times New Roman" fo:font-style="normal" style:text-underline-style="none" fo:font-weight="bold" officeooo:rsid="0062d674" officeooo:paragraph-rsid="0100085f"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style:font-name="Times New Roman" fo:font-style="normal" style:text-underline-style="none" fo:font-weight="bold" officeooo:rsid="0062d674" officeooo:paragraph-rsid="0103f9e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style:font-name="Times New Roman" fo:font-style="normal" style:text-underline-style="none" fo:font-weight="bold" officeooo:rsid="0062d674" officeooo:paragraph-rsid="013a2f1f"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style:font-name="Times New Roman" fo:font-style="normal" style:text-underline-style="none" fo:font-weight="bold" officeooo:rsid="00bb38c4" officeooo:paragraph-rsid="00e2d7b3"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style:font-name="Times New Roman" fo:font-style="normal" style:text-underline-style="none" fo:font-weight="bold" officeooo:rsid="00bb38c4" officeooo:paragraph-rsid="00ec8470"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style:font-name="Times New Roman" fo:font-style="normal" style:text-underline-style="none" fo:font-weight="bold" officeooo:rsid="00bb38c4" officeooo:paragraph-rsid="00ef782b"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style:font-name="Times New Roman" fo:font-style="normal" style:text-underline-style="none" fo:font-weight="bold" officeooo:rsid="00bb38c4" officeooo:paragraph-rsid="00fe9b0d"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style:font-name="Times New Roman" fo:font-style="normal" style:text-underline-style="none" fo:font-weight="bold" officeooo:rsid="00bb38c4" officeooo:paragraph-rsid="0100085f"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style:font-name="Times New Roman" fo:font-style="normal" style:text-underline-style="none" fo:font-weight="bold" officeooo:rsid="00bb38c4" officeooo:paragraph-rsid="0103f9e7"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ext-properties style:font-name="Times New Roman" fo:font-style="normal" style:text-underline-style="none" fo:font-weight="bold" officeooo:rsid="00bb38c4" officeooo:paragraph-rsid="013a2f1f"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style:font-name="Times New Roman" fo:font-style="normal" style:text-underline-style="none" fo:font-weight="bold" officeooo:rsid="00bb38c4" officeooo:paragraph-rsid="013ee8e0"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style:font-name="Times New Roman" fo:font-style="normal" style:text-underline-style="none" fo:font-weight="bold" officeooo:rsid="00bb38c4" officeooo:paragraph-rsid="0144d670"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style:font-name="Times New Roman" fo:font-style="normal" style:text-underline-style="none" fo:font-weight="bold" officeooo:rsid="00bb38c4" officeooo:paragraph-rsid="0247669d"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ext-properties style:font-name="Times New Roman" fo:font-style="normal" style:text-underline-style="none" fo:font-weight="bold" officeooo:rsid="00bb38c4" officeooo:paragraph-rsid="0261d601"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ext-properties style:font-name="Times New Roman" fo:font-style="normal" style:text-underline-style="none" fo:font-weight="bold" officeooo:rsid="00bb38c4" officeooo:paragraph-rsid="02775de0"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Standard">
      <style:paragraph-properties fo:text-align="start" style:justify-single-word="false"/>
      <style:text-properties style:font-name="Times New Roman" fo:font-style="normal" style:text-underline-style="none" fo:font-weight="bold" officeooo:rsid="00bb38c4" officeooo:paragraph-rsid="02791587"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paragraph-properties fo:text-align="start" style:justify-single-word="false"/>
      <style:text-properties style:font-name="Times New Roman" fo:font-style="normal" style:text-underline-style="none" fo:font-weight="bold" officeooo:rsid="00bb38c4" officeooo:paragraph-rsid="027b8b4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style:font-name="Times New Roman" fo:font-style="normal" style:text-underline-style="none" fo:font-weight="bold" officeooo:rsid="00bb38c4" officeooo:paragraph-rsid="027d851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style:font-name="Times New Roman" fo:font-style="normal" style:text-underline-style="none" fo:font-weight="bold" officeooo:rsid="00bb38c4" officeooo:paragraph-rsid="0286917d"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text-align="start" style:justify-single-word="false"/>
      <style:text-properties style:font-name="Times New Roman" fo:font-style="normal" style:text-underline-style="none" fo:font-weight="bold" officeooo:rsid="00bb38c4" officeooo:paragraph-rsid="028c457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style:font-name="Times New Roman" fo:font-style="normal" style:text-underline-style="none" fo:font-weight="bold" officeooo:rsid="00bb38c4" officeooo:paragraph-rsid="0293f8c0"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ext-properties style:font-name="Times New Roman" fo:font-style="normal" style:text-underline-style="none" fo:font-weight="bold" officeooo:rsid="00bb38c4" officeooo:paragraph-rsid="0325885e"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Standard">
      <style:paragraph-properties fo:text-align="start" style:justify-single-word="false"/>
      <style:text-properties style:font-name="Times New Roman" fo:font-style="normal" style:text-underline-style="none" fo:font-weight="bold" officeooo:rsid="00bb38c4" officeooo:paragraph-rsid="033d0b82"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paragraph-properties fo:text-align="start" style:justify-single-word="false"/>
      <style:text-properties style:font-name="Times New Roman" fo:font-style="normal" style:text-underline-style="none" fo:font-weight="bold" officeooo:rsid="00bb38c4" officeooo:paragraph-rsid="033f42ec"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paragraph-properties fo:text-align="start" style:justify-single-word="false"/>
      <style:text-properties style:font-name="Times New Roman" fo:font-style="normal" style:text-underline-style="none" fo:font-weight="bold" officeooo:rsid="00f18f9e" officeooo:paragraph-rsid="00f18f9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style:font-name="Times New Roman" fo:font-style="normal" style:text-underline-style="none" fo:font-weight="bold" officeooo:rsid="01b76336" officeooo:paragraph-rsid="01b76336"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style:font-name="Times New Roman" fo:font-style="normal" style:text-underline-style="none" fo:font-weight="bold" officeooo:rsid="02766b2c" officeooo:paragraph-rsid="02766b2c"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text-align="start" style:justify-single-word="false"/>
      <style:text-properties style:font-name="Times New Roman" fo:font-style="normal" style:text-underline-style="none" fo:font-weight="bold" officeooo:rsid="026de30a" officeooo:paragraph-rsid="026de30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Standard">
      <style:paragraph-properties fo:text-align="start" style:justify-single-word="false"/>
      <style:text-properties style:font-name="Times New Roman" fo:font-style="normal" style:text-underline-style="none" fo:font-weight="bold" officeooo:rsid="00bb38c4" officeooo:paragraph-rsid="00e2d7b3"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Standard">
      <style:paragraph-properties fo:text-align="start" style:justify-single-word="false"/>
      <style:text-properties style:font-name="Times New Roman" fo:font-style="normal" style:text-underline-style="none" fo:font-weight="bold" officeooo:rsid="00ef782b" officeooo:paragraph-rsid="00ef782b"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Standard">
      <style:paragraph-properties fo:text-align="start" style:justify-single-word="false"/>
      <style:text-properties style:font-name="Times New Roman" fo:font-style="normal" style:text-underline-style="none" fo:font-weight="bold" officeooo:rsid="025a4820" officeooo:paragraph-rsid="025a4820"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Standard">
      <style:paragraph-properties fo:text-align="start" style:justify-single-word="false"/>
      <style:text-properties style:font-name="Times New Roman" fo:font-style="normal" style:text-underline-style="none" fo:font-weight="normal" officeooo:rsid="000c5b08" officeooo:paragraph-rsid="000c5b08"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style:font-name="Times New Roman" fo:font-style="normal" style:text-underline-style="none" fo:font-weight="normal" officeooo:rsid="0015fdab" officeooo:paragraph-rsid="0015fdab"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style:font-name="Times New Roman" fo:font-style="normal" style:text-underline-style="none" fo:font-weight="normal" officeooo:rsid="001848fc" officeooo:paragraph-rsid="001848fc"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style:font-name="Times New Roman" fo:font-style="normal" style:text-underline-style="none" fo:font-weight="normal" officeooo:rsid="003623df" officeooo:paragraph-rsid="003623df"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style:font-name="Times New Roman" fo:font-style="normal" style:text-underline-style="none" fo:font-weight="normal" officeooo:rsid="003623df" officeooo:paragraph-rsid="0062d674"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style:font-name="Times New Roman" fo:font-style="normal" style:text-underline-style="none" fo:font-weight="normal" officeooo:rsid="00367500" officeooo:paragraph-rsid="00367500"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style:font-name="Times New Roman" fo:font-style="normal" style:text-underline-style="none" fo:font-weight="normal" officeooo:rsid="00a716b9" officeooo:paragraph-rsid="00a716b9"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style:font-name="Times New Roman" fo:font-style="normal" style:text-underline-style="none" fo:font-weight="normal" officeooo:rsid="00af6ebd" officeooo:paragraph-rsid="00af6ebd"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style:font-name="Times New Roman" fo:font-style="normal" style:text-underline-style="none" fo:font-weight="normal" officeooo:rsid="00b72430" officeooo:paragraph-rsid="00ab4e20"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style:font-name="Times New Roman" fo:font-style="normal" style:text-underline-style="none" fo:font-weight="normal" officeooo:rsid="00bd4917" officeooo:paragraph-rsid="00bd4917"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style:font-name="Times New Roman" fo:font-style="normal" style:text-underline-style="none" fo:font-weight="normal" officeooo:rsid="00be0178" officeooo:paragraph-rsid="00be0178"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style:font-name="Times New Roman" fo:font-style="normal" style:text-underline-style="none" fo:font-weight="normal" officeooo:rsid="00cc1c68" officeooo:paragraph-rsid="00cc1c68"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style:font-name="Times New Roman" fo:font-style="normal" style:text-underline-style="none" fo:font-weight="normal" officeooo:rsid="00e4e5d6" officeooo:paragraph-rsid="00e4e5d6"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style:font-name="Times New Roman" fo:font-style="normal" style:text-underline-style="none" fo:font-weight="normal" officeooo:rsid="0064feb0" officeooo:paragraph-rsid="0064feb0"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style:font-name="Times New Roman" fo:font-style="normal" style:text-underline-style="none" fo:font-weight="normal" officeooo:rsid="0007ad19" officeooo:paragraph-rsid="0007ad19"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style:font-name="Times New Roman" fo:font-style="normal" style:text-underline-style="none" fo:font-weight="normal" officeooo:rsid="004c35ac" officeooo:paragraph-rsid="00451852"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style:font-name="Times New Roman" fo:font-style="normal" style:text-underline-style="none" fo:font-weight="normal" officeooo:rsid="00603e46" officeooo:paragraph-rsid="009fcddb"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style:font-name="Times New Roman" fo:font-style="normal" style:text-underline-style="none" fo:font-weight="normal" officeooo:rsid="004cb1e0" officeooo:paragraph-rsid="00ab4e20"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style:font-name="Times New Roman" fo:font-style="normal" style:text-underline-style="none" fo:font-weight="normal" officeooo:rsid="01583845" officeooo:paragraph-rsid="0152b3f3"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style:font-name="Times New Roman" fo:font-style="normal" style:text-underline-style="none" fo:font-weight="normal" officeooo:rsid="00d54ec7" officeooo:paragraph-rsid="0062d674"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style:font-name="Times New Roman" fo:font-style="normal" style:text-underline-style="none" fo:font-weight="normal" officeooo:rsid="025d29e6" officeooo:paragraph-rsid="025d29e6"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Standard">
      <style:paragraph-properties fo:text-align="start" style:justify-single-word="false"/>
      <style:text-properties style:font-name="Times New Roman" fo:font-style="normal" style:text-underline-style="none" fo:font-weight="normal" officeooo:rsid="025d29e6" officeooo:paragraph-rsid="0261d60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Standard">
      <style:paragraph-properties fo:text-align="start" style:justify-single-word="false"/>
      <style:text-properties style:font-name="Times New Roman" fo:font-style="normal" style:text-underline-style="none" fo:font-weight="normal" officeooo:rsid="025d29e6" officeooo:paragraph-rsid="02791587"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Standard">
      <style:paragraph-properties fo:text-align="start" style:justify-single-word="false"/>
      <style:text-properties style:font-name="Times New Roman" fo:font-style="normal" style:text-underline-style="none" fo:font-weight="normal" officeooo:rsid="025d29e6" officeooo:paragraph-rsid="027d8515"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Standard">
      <style:paragraph-properties fo:text-align="start" style:justify-single-word="false"/>
      <style:text-properties style:font-name="Times New Roman" fo:font-style="normal" style:text-underline-style="none" fo:font-weight="normal" officeooo:rsid="0261d601" officeooo:paragraph-rsid="0261d601"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Standard">
      <style:paragraph-properties fo:text-align="start" style:justify-single-word="false"/>
      <style:text-properties style:font-name="Times New Roman" fo:font-style="normal" style:text-underline-style="none" fo:font-weight="normal" officeooo:rsid="0261d601" officeooo:paragraph-rsid="027b8b4a"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Standard">
      <style:paragraph-properties fo:text-align="start" style:justify-single-word="false"/>
      <style:text-properties style:font-name="Times New Roman" fo:font-style="normal" style:text-underline-style="none" fo:font-weight="normal" officeooo:rsid="02825c10" officeooo:paragraph-rsid="02825c10"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Standard">
      <style:paragraph-properties fo:text-align="start" style:justify-single-word="false"/>
      <style:text-properties style:font-name="Times New Roman" fo:font-style="normal" style:text-underline-style="none" fo:font-weight="normal" officeooo:rsid="02825c10" officeooo:paragraph-rsid="02e53e6f"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Standard">
      <style:paragraph-properties fo:text-align="start" style:justify-single-word="false"/>
      <style:text-properties style:font-name="Times New Roman" fo:font-style="normal" style:text-underline-style="none" fo:font-weight="normal" officeooo:rsid="02842caf" officeooo:paragraph-rsid="02842caf"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Standard">
      <style:paragraph-properties fo:text-align="start" style:justify-single-word="false"/>
      <style:text-properties style:font-name="Times New Roman" fo:font-style="normal" style:text-underline-style="none" fo:font-weight="normal" officeooo:rsid="02842caf" officeooo:paragraph-rsid="028c4573"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Standard">
      <style:paragraph-properties fo:text-align="start" style:justify-single-word="false"/>
      <style:text-properties style:font-name="Times New Roman" fo:font-style="normal" style:text-underline-style="none" fo:font-weight="normal" officeooo:rsid="0286917d" officeooo:paragraph-rsid="0286917d"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Standard">
      <style:paragraph-properties fo:text-align="start" style:justify-single-word="false"/>
      <style:text-properties style:font-name="Times New Roman" fo:font-style="normal" style:text-underline-style="none" fo:font-weight="normal" officeooo:rsid="0286917d" officeooo:paragraph-rsid="028c4573"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Standard">
      <style:paragraph-properties fo:text-align="start" style:justify-single-word="false"/>
      <style:text-properties style:font-name="Times New Roman" fo:font-style="normal" style:text-underline-style="none" fo:font-weight="normal" officeooo:rsid="0286917d" officeooo:paragraph-rsid="029efb56"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Standard">
      <style:paragraph-properties fo:text-align="start" style:justify-single-word="false"/>
      <style:text-properties style:font-name="Times New Roman" fo:font-style="normal" style:text-underline-style="none" fo:font-weight="normal" officeooo:rsid="0287b811" officeooo:paragraph-rsid="0287b811"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Standard">
      <style:paragraph-properties fo:text-align="start" style:justify-single-word="false"/>
      <style:text-properties style:font-name="Times New Roman" fo:font-style="normal" style:text-underline-style="none" fo:font-weight="normal" officeooo:rsid="02892005" officeooo:paragraph-rsid="02892005"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Standard">
      <style:paragraph-properties fo:text-align="start" style:justify-single-word="false"/>
      <style:text-properties style:font-name="Times New Roman" fo:font-style="normal" style:text-underline-style="none" fo:font-weight="normal" officeooo:rsid="028d7d48" officeooo:paragraph-rsid="028d7d48"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Standard">
      <style:paragraph-properties fo:text-align="start" style:justify-single-word="false"/>
      <style:text-properties style:font-name="Times New Roman" fo:font-style="normal" style:text-underline-style="none" fo:font-weight="normal" officeooo:rsid="028d7d48" officeooo:paragraph-rsid="028f2233"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Standard">
      <style:paragraph-properties fo:text-align="start" style:justify-single-word="false"/>
      <style:text-properties style:font-name="Times New Roman" fo:font-style="normal" style:text-underline-style="none" fo:font-weight="normal" officeooo:rsid="02911f0d" officeooo:paragraph-rsid="02911f0d"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Standard">
      <style:paragraph-properties fo:text-align="start" style:justify-single-word="false"/>
      <style:text-properties style:font-name="Times New Roman" fo:font-style="normal" style:text-underline-style="none" fo:font-weight="normal" officeooo:rsid="02911f0d" officeooo:paragraph-rsid="0293f8c0"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Standard">
      <style:paragraph-properties fo:text-align="start" style:justify-single-word="false"/>
      <style:text-properties style:font-name="Times New Roman" fo:font-style="normal" style:text-underline-style="none" fo:font-weight="normal" officeooo:rsid="0291e173" officeooo:paragraph-rsid="0291e173"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Standard">
      <style:paragraph-properties fo:text-align="start" style:justify-single-word="false"/>
      <style:text-properties style:font-name="Times New Roman" fo:font-style="normal" style:text-underline-style="none" fo:font-weight="normal" officeooo:rsid="02981b34" officeooo:paragraph-rsid="02981b34"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Standard">
      <style:paragraph-properties fo:text-align="start" style:justify-single-word="false"/>
      <style:text-properties style:font-name="Times New Roman" fo:font-style="normal" style:text-underline-style="none" fo:font-weight="normal" officeooo:rsid="02981b34" officeooo:paragraph-rsid="02aea434"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Standard">
      <style:paragraph-properties fo:text-align="start" style:justify-single-word="false"/>
      <style:text-properties style:font-name="Times New Roman" fo:font-style="normal" style:text-underline-style="none" fo:font-weight="normal" officeooo:rsid="019c7c3e" officeooo:paragraph-rsid="02e46574"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Standard">
      <style:paragraph-properties fo:text-align="start" style:justify-single-word="false"/>
      <style:text-properties style:font-name="Times New Roman" fo:font-style="normal" style:text-underline-style="none" fo:font-weight="normal" officeooo:rsid="01943875" officeooo:paragraph-rsid="0189e465"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Standard">
      <style:paragraph-properties fo:text-align="start" style:justify-single-word="false"/>
      <style:text-properties style:font-name="Times New Roman" fo:font-style="normal" style:text-underline-style="none" fo:font-weight="normal" officeooo:rsid="01abe97f" officeooo:paragraph-rsid="0192f963"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Standard">
      <style:paragraph-properties fo:text-align="start" style:justify-single-word="false"/>
      <style:text-properties style:font-name="Times New Roman" fo:font-style="normal" style:text-underline-style="none" fo:font-weight="normal" officeooo:rsid="01abe97f" officeooo:paragraph-rsid="02a09007"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Standard">
      <style:paragraph-properties fo:text-align="start" style:justify-single-word="false"/>
      <style:text-properties style:font-name="Times New Roman" fo:font-style="normal" style:text-underline-style="none" fo:font-weight="normal" officeooo:rsid="01b7d82f" officeooo:paragraph-rsid="02775de0"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Standard">
      <style:paragraph-properties fo:text-align="start" style:justify-single-word="false"/>
      <style:text-properties style:font-name="Times New Roman" fo:font-style="normal" style:text-underline-style="none" fo:font-weight="normal" officeooo:rsid="02916081" officeooo:paragraph-rsid="02916081"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Standard">
      <style:paragraph-properties fo:text-align="start" style:justify-single-word="false"/>
      <style:text-properties style:font-name="Times New Roman" fo:font-style="normal" style:text-underline-style="none" fo:font-weight="normal" officeooo:rsid="028800eb" officeooo:paragraph-rsid="029efb56"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style:font-name="Times New Roman" fo:font-style="normal" style:text-underline-style="none" fo:font-weight="normal" officeooo:rsid="02a16863" officeooo:paragraph-rsid="02a16863"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Standard">
      <style:paragraph-properties fo:text-align="start" style:justify-single-word="false"/>
      <style:text-properties style:font-name="Times New Roman" fo:font-style="normal" style:text-underline-style="none" fo:font-weight="normal" officeooo:rsid="02a98803" officeooo:paragraph-rsid="02a98803"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Standard">
      <style:paragraph-properties fo:text-align="start" style:justify-single-word="false"/>
      <style:text-properties style:font-name="Times New Roman" fo:font-style="normal" style:text-underline-style="none" fo:font-weight="normal" officeooo:rsid="02abba5e" officeooo:paragraph-rsid="02abba5e"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Standard">
      <style:paragraph-properties fo:text-align="start" style:justify-single-word="false"/>
      <style:text-properties style:font-name="Times New Roman" fo:font-style="normal" style:text-underline-style="none" fo:font-weight="normal" officeooo:rsid="02ad8bb5" officeooo:paragraph-rsid="02ad8bb5"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Standard">
      <style:paragraph-properties fo:text-align="start" style:justify-single-word="false"/>
      <style:text-properties style:font-name="Times New Roman" fo:font-style="normal" style:text-underline-style="none" fo:font-weight="normal" officeooo:rsid="02b1b672" officeooo:paragraph-rsid="02b1b672"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Standard">
      <style:paragraph-properties fo:text-align="start" style:justify-single-word="false"/>
      <style:text-properties style:font-name="Times New Roman" fo:font-style="normal" style:text-underline-style="none" fo:font-weight="normal" officeooo:rsid="02b5a84e" officeooo:paragraph-rsid="02b5a84e"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style:font-name="Times New Roman" fo:font-style="normal" style:text-underline-style="none" fo:font-weight="normal" officeooo:rsid="02b911fd" officeooo:paragraph-rsid="02b911fd"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Standard">
      <style:paragraph-properties fo:text-align="start" style:justify-single-word="false"/>
      <style:text-properties style:font-name="Times New Roman" fo:font-style="normal" style:text-underline-style="none" fo:font-weight="normal" officeooo:rsid="02b911fd" officeooo:paragraph-rsid="02bb68fe"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Standard">
      <style:paragraph-properties fo:text-align="start" style:justify-single-word="false"/>
      <style:text-properties style:font-name="Times New Roman" fo:font-style="normal" style:text-underline-style="none" fo:font-weight="normal" officeooo:rsid="02bc3721" officeooo:paragraph-rsid="02bc3721"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Standard">
      <style:paragraph-properties fo:text-align="start" style:justify-single-word="false"/>
      <style:text-properties style:font-name="Times New Roman" fo:font-style="normal" style:text-underline-style="none" fo:font-weight="normal" officeooo:rsid="02be6580" officeooo:paragraph-rsid="02be6580"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Standard">
      <style:paragraph-properties fo:text-align="start" style:justify-single-word="false"/>
      <style:text-properties style:font-name="Times New Roman" fo:font-style="normal" style:text-underline-style="none" fo:font-weight="normal" officeooo:rsid="02bf418e" officeooo:paragraph-rsid="02bf418e"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Standard">
      <style:paragraph-properties fo:text-align="start" style:justify-single-word="false"/>
      <style:text-properties style:font-name="Times New Roman" fo:font-style="normal" style:text-underline-style="none" fo:font-weight="normal" officeooo:rsid="02bf46b5" officeooo:paragraph-rsid="02bf46b5"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style:font-name="Times New Roman" fo:font-style="normal" style:text-underline-style="none" fo:font-weight="normal" officeooo:rsid="02c291a3" officeooo:paragraph-rsid="02c291a3"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style:font-name="Times New Roman" fo:font-style="normal" style:text-underline-style="none" fo:font-weight="normal" officeooo:rsid="02c3ba78" officeooo:paragraph-rsid="02c3ba78"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paragraph-properties fo:text-align="start" style:justify-single-word="false"/>
      <style:text-properties style:font-name="Times New Roman" fo:font-style="normal" style:text-underline-style="none" fo:font-weight="normal" officeooo:rsid="02e8492e" officeooo:paragraph-rsid="02e8492e"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paragraph-properties fo:text-align="start" style:justify-single-word="false"/>
      <style:text-properties style:font-name="Times New Roman" fo:font-style="normal" style:text-underline-style="none" fo:font-weight="normal" officeooo:rsid="0300cfe4" officeooo:paragraph-rsid="0300cfe4"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style:font-name="Times New Roman" fo:font-style="normal" style:text-underline-style="none" fo:font-weight="normal" officeooo:rsid="032e25b4" officeooo:paragraph-rsid="032e25b4"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paragraph-properties fo:text-align="start" style:justify-single-word="false"/>
      <style:text-properties style:font-name="Times New Roman" fo:font-style="normal" style:text-underline-style="none" fo:font-weight="normal" officeooo:rsid="033868d6" officeooo:paragraph-rsid="033868d6"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style:font-name="Times New Roman" fo:font-style="normal" style:text-underline-style="none" fo:font-weight="normal" officeooo:rsid="033868d6" officeooo:paragraph-rsid="033a3609"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style:font-name="Times New Roman" fo:font-style="normal" style:text-underline-style="none" fo:font-weight="normal" officeooo:rsid="02e53e6f" officeooo:paragraph-rsid="02e53e6f"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Standard">
      <style:paragraph-properties fo:text-align="start" style:justify-single-word="false"/>
      <style:text-properties style:font-name="Times New Roman" fo:font-style="normal" style:text-underline-style="none" fo:font-weight="normal" officeooo:rsid="0350dda9" officeooo:paragraph-rsid="0350dda9"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Standard">
      <style:paragraph-properties fo:text-align="start" style:justify-single-word="false"/>
      <style:text-properties style:font-name="Times New Roman" fo:font-style="normal" style:text-underline-style="none" fo:font-weight="normal" officeooo:rsid="03522b6e" officeooo:paragraph-rsid="03522b6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Standard">
      <style:paragraph-properties fo:text-align="start" style:justify-single-word="false"/>
      <style:text-properties style:font-name="Times New Roman" fo:font-style="normal" style:text-underline-style="none" fo:font-weight="normal" officeooo:rsid="035374ea" officeooo:paragraph-rsid="035374ea"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style:font-name="Times New Roman" fo:font-style="normal" style:text-underline-style="none" fo:font-weight="normal" officeooo:rsid="035428b1" officeooo:paragraph-rsid="035428b1"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Standard">
      <style:paragraph-properties fo:text-align="start" style:justify-single-word="false"/>
      <style:text-properties style:font-name="Times New Roman" fo:font-style="normal" style:text-underline-style="none" fo:font-weight="normal" officeooo:rsid="0354d067" officeooo:paragraph-rsid="0354d067"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Standard">
      <style:paragraph-properties fo:text-align="start" style:justify-single-word="false"/>
      <style:text-properties style:font-name="Times New Roman" fo:font-style="normal" style:text-underline-style="none" fo:font-weight="normal" officeooo:rsid="0356339f" officeooo:paragraph-rsid="0356339f"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Standard">
      <style:paragraph-properties fo:text-align="start" style:justify-single-word="false"/>
      <style:text-properties style:font-name="Times New Roman" fo:font-style="normal" style:text-underline-style="none" fo:font-weight="normal" officeooo:rsid="035737e2" officeooo:paragraph-rsid="035737e2"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Standard">
      <style:paragraph-properties fo:text-align="start" style:justify-single-word="false"/>
      <style:text-properties style:font-name="Times New Roman" fo:font-style="normal" style:text-underline-style="none" fo:font-weight="normal" officeooo:rsid="0359000e" officeooo:paragraph-rsid="0359000e"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style:font-name="Times New Roman" fo:font-style="normal" style:text-underline-style="none" fo:font-weight="normal" officeooo:rsid="0366cb88" officeooo:paragraph-rsid="0366cb88"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style:font-name="Times New Roman" fo:font-style="normal" style:text-underline-style="none" fo:font-weight="normal" officeooo:rsid="036cab04" officeooo:paragraph-rsid="036cab04"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Standard">
      <style:paragraph-properties fo:text-align="start" style:justify-single-word="false"/>
      <style:text-properties style:font-name="Times New Roman" fo:font-style="normal" style:text-underline-style="none" fo:font-weight="normal" officeooo:rsid="036d6a11" officeooo:paragraph-rsid="036d6a11"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Standard">
      <style:paragraph-properties fo:text-align="start" style:justify-single-word="false"/>
      <style:text-properties style:font-name="Times New Roman" fo:font-style="normal" style:text-underline-style="none" fo:font-weight="normal" officeooo:rsid="03718c13" officeooo:paragraph-rsid="03718c13"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Standard">
      <style:paragraph-properties fo:text-align="start" style:justify-single-word="false"/>
      <style:text-properties style:font-name="Times New Roman" fo:font-style="normal" style:text-underline-style="none" fo:font-weight="normal" officeooo:rsid="037c731d" officeooo:paragraph-rsid="037c731d"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Standard">
      <style:paragraph-properties fo:text-align="start" style:justify-single-word="false"/>
      <style:text-properties style:font-name="Times New Roman" fo:font-style="normal" style:text-underline-style="none" fo:font-weight="normal" officeooo:rsid="035d72ac" officeooo:paragraph-rsid="037da892"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Standard">
      <style:paragraph-properties fo:text-align="start" style:justify-single-word="false"/>
      <style:text-properties style:font-name="Times New Roman" fo:font-style="normal" style:text-underline-style="none" fo:font-weight="normal" officeooo:rsid="0380531e" officeooo:paragraph-rsid="0380531e"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style:font-name="Times New Roman" officeooo:rsid="00bb38c4" officeooo:paragraph-rsid="00e2d7b3"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Standard">
      <style:paragraph-properties fo:text-align="start" style:justify-single-word="false"/>
      <style:text-properties fo:font-style="italic" fo:font-weight="bold" officeooo:rsid="004f3d71" officeooo:paragraph-rsid="004f3d71" style:font-style-asian="italic" style:font-weight-asian="bold" style:font-style-complex="italic" style:font-weight-complex="bold"/>
    </style:style>
    <style:style style:name="P220" style:family="paragraph" style:parent-style-name="Standard">
      <style:paragraph-properties fo:text-align="start" style:justify-single-word="false"/>
      <style:text-properties fo:font-style="italic" fo:font-weight="bold" officeooo:rsid="0059909b" officeooo:paragraph-rsid="009fcddb" style:font-style-asian="italic" style:font-weight-asian="bold" style:font-style-complex="italic" style:font-weight-complex="bold"/>
    </style:style>
    <style:style style:name="P221" style:family="paragraph" style:parent-style-name="Standard">
      <style:paragraph-properties fo:text-align="start" style:justify-single-word="false"/>
      <style:text-properties fo:font-style="italic" style:text-underline-style="none" fo:font-weight="bold" officeooo:rsid="01507152" officeooo:paragraph-rsid="01507152" style:font-style-asian="italic" style:font-weight-asian="bold" style:font-style-complex="italic" style:font-weight-complex="bold"/>
    </style:style>
    <style:style style:name="P222" style:family="paragraph" style:parent-style-name="Standard">
      <style:paragraph-properties fo:text-align="start" style:justify-single-word="false"/>
      <style:text-properties fo:font-style="italic" style:text-underline-style="none" fo:font-weight="bold" officeooo:rsid="01587dd6" officeooo:paragraph-rsid="01587dd6" style:font-style-asian="italic" style:font-weight-asian="bold" style:font-style-complex="italic" style:font-weight-complex="bold"/>
    </style:style>
    <style:style style:name="P223" style:family="paragraph" style:parent-style-name="Standard">
      <style:paragraph-properties fo:text-align="start" style:justify-single-word="false"/>
      <style:text-properties officeooo:paragraph-rsid="000aca0c"/>
    </style:style>
    <style:style style:name="P224" style:family="paragraph" style:parent-style-name="Standard">
      <style:paragraph-properties fo:text-align="start" style:justify-single-word="false"/>
      <style:text-properties officeooo:paragraph-rsid="000f81aa"/>
    </style:style>
    <style:style style:name="P225" style:family="paragraph" style:parent-style-name="Standard">
      <style:paragraph-properties fo:text-align="start" style:justify-single-word="false"/>
      <style:text-properties officeooo:paragraph-rsid="00451852"/>
    </style:style>
    <style:style style:name="P226" style:family="paragraph" style:parent-style-name="Standard">
      <style:paragraph-properties fo:text-align="start" style:justify-single-word="false"/>
      <style:text-properties officeooo:paragraph-rsid="00ab4e20"/>
    </style:style>
    <style:style style:name="P227" style:family="paragraph" style:parent-style-name="Standard">
      <style:paragraph-properties fo:text-align="start" style:justify-single-word="false"/>
      <style:text-properties officeooo:paragraph-rsid="00e2d7b3"/>
    </style:style>
    <style:style style:name="P228" style:family="paragraph" style:parent-style-name="Standard">
      <style:paragraph-properties fo:text-align="start" style:justify-single-word="false"/>
      <style:text-properties officeooo:paragraph-rsid="013a2f1f"/>
    </style:style>
    <style:style style:name="P229" style:family="paragraph" style:parent-style-name="Standard">
      <style:paragraph-properties fo:text-align="start" style:justify-single-word="false"/>
      <style:text-properties officeooo:paragraph-rsid="0261d601"/>
    </style:style>
    <style:style style:name="P230" style:family="paragraph" style:parent-style-name="Standard">
      <style:paragraph-properties fo:text-align="start" style:justify-single-word="false"/>
      <style:text-properties officeooo:paragraph-rsid="02791587"/>
    </style:style>
    <style:style style:name="P231" style:family="paragraph" style:parent-style-name="Standard">
      <style:paragraph-properties fo:text-align="start" style:justify-single-word="false"/>
      <style:text-properties officeooo:paragraph-rsid="027b8b4a"/>
    </style:style>
    <style:style style:name="P232" style:family="paragraph" style:parent-style-name="Standard">
      <style:paragraph-properties fo:text-align="start" style:justify-single-word="false"/>
      <style:text-properties officeooo:paragraph-rsid="027d8515"/>
    </style:style>
    <style:style style:name="P233" style:family="paragraph" style:parent-style-name="Standard">
      <style:paragraph-properties fo:text-align="start" style:justify-single-word="false"/>
      <style:text-properties officeooo:paragraph-rsid="02be295b"/>
    </style:style>
    <style:style style:name="P234" style:family="paragraph" style:parent-style-name="Standard">
      <style:paragraph-properties fo:text-align="start" style:justify-single-word="false"/>
      <style:text-properties officeooo:paragraph-rsid="0247669d"/>
    </style:style>
    <style:style style:name="P235" style:family="paragraph" style:parent-style-name="Standard">
      <style:paragraph-properties fo:text-align="start" style:justify-single-word="false"/>
      <style:text-properties officeooo:paragraph-rsid="0326cc3f"/>
    </style:style>
    <style:style style:name="P236" style:family="paragraph" style:parent-style-name="Standard">
      <style:paragraph-properties fo:text-align="start" style:justify-single-word="false"/>
      <style:text-properties officeooo:paragraph-rsid="032e25b4"/>
    </style:style>
    <style:style style:name="P237" style:family="paragraph" style:parent-style-name="Standard">
      <style:paragraph-properties fo:text-align="start" style:justify-single-word="false"/>
      <style:text-properties officeooo:paragraph-rsid="03293a64"/>
    </style:style>
    <style:style style:name="P238" style:family="paragraph" style:parent-style-name="Standard">
      <style:paragraph-properties fo:text-align="start" style:justify-single-word="false"/>
      <style:text-properties officeooo:paragraph-rsid="035428b1"/>
    </style:style>
    <style:style style:name="P239" style:family="paragraph" style:parent-style-name="Standard">
      <style:paragraph-properties fo:text-align="start" style:justify-single-word="false"/>
      <style:text-properties officeooo:paragraph-rsid="035ed882"/>
    </style:style>
    <style:style style:name="P240" style:family="paragraph" style:parent-style-name="Standard">
      <style:paragraph-properties fo:text-align="start" style:justify-single-word="false"/>
      <style:text-properties officeooo:rsid="0065b2a5" officeooo:paragraph-rsid="007215bc"/>
    </style:style>
    <style:style style:name="P241" style:family="paragraph" style:parent-style-name="Standard">
      <style:paragraph-properties fo:text-align="start" style:justify-single-word="false"/>
      <style:text-properties fo:font-style="normal" style:text-underline-style="none" fo:font-weight="normal" officeooo:rsid="0152b3f3" officeooo:paragraph-rsid="0152b3f3" style:font-style-asian="normal" style:font-weight-asian="normal" style:font-style-complex="normal" style:font-weight-complex="normal"/>
    </style:style>
    <style:style style:name="P242" style:family="paragraph" style:parent-style-name="Standard">
      <style:paragraph-properties fo:text-align="start" style:justify-single-word="false"/>
      <style:text-properties fo:font-style="normal" style:text-underline-style="none" fo:font-weight="normal" officeooo:rsid="01587dd6" officeooo:paragraph-rsid="01587dd6" style:font-style-asian="normal" style:font-weight-asian="normal" style:font-style-complex="normal" style:font-weight-complex="normal"/>
    </style:style>
    <style:style style:name="P243" style:family="paragraph" style:parent-style-name="Standard">
      <style:paragraph-properties fo:text-align="start" style:justify-single-word="false"/>
      <style:text-properties fo:font-style="normal" style:text-underline-style="none" fo:font-weight="normal" officeooo:rsid="015d62db" officeooo:paragraph-rsid="015d29f2" style:font-style-asian="normal" style:font-weight-asian="normal" style:font-style-complex="normal" style:font-weight-complex="normal"/>
    </style:style>
    <style:style style:name="P244" style:family="paragraph" style:parent-style-name="Standard">
      <style:paragraph-properties fo:text-align="start" style:justify-single-word="false"/>
      <style:text-properties fo:font-style="normal" style:text-underline-style="none" fo:font-weight="normal" officeooo:rsid="015f9a80" officeooo:paragraph-rsid="015f9a80" style:font-style-asian="normal" style:font-weight-asian="normal" style:font-style-complex="normal" style:font-weight-complex="normal"/>
    </style:style>
    <style:style style:name="P245" style:family="paragraph" style:parent-style-name="Standard">
      <style:paragraph-properties fo:text-align="start" style:justify-single-word="false"/>
      <style:text-properties fo:font-style="normal" officeooo:paragraph-rsid="0103f9e7" style:font-style-asian="normal" style:font-style-complex="normal"/>
    </style:style>
    <style:style style:name="P246" style:family="paragraph" style:parent-style-name="Standard">
      <style:paragraph-properties fo:text-align="start" style:justify-single-word="false"/>
      <style:text-properties officeooo:rsid="0164678b" officeooo:paragraph-rsid="0164678b"/>
    </style:style>
    <style:style style:name="P247" style:family="paragraph" style:parent-style-name="Standard">
      <style:paragraph-properties fo:text-align="start" style:justify-single-word="false"/>
      <style:text-properties officeooo:rsid="016b18ba" officeooo:paragraph-rsid="016b18ba"/>
    </style:style>
    <style:style style:name="P248" style:family="paragraph" style:parent-style-name="Standard">
      <style:paragraph-properties fo:text-align="start" style:justify-single-word="false"/>
      <style:text-properties officeooo:rsid="01749168" officeooo:paragraph-rsid="01749168"/>
    </style:style>
    <style:style style:name="P249" style:family="paragraph" style:parent-style-name="Standard">
      <style:paragraph-properties fo:text-align="start" style:justify-single-word="false"/>
      <style:text-properties officeooo:rsid="0274f983" officeooo:paragraph-rsid="0274f983"/>
    </style:style>
    <style:style style:name="P250" style:family="paragraph" style:parent-style-name="Standard">
      <style:text-properties officeooo:rsid="031a418e" officeooo:paragraph-rsid="031a418e"/>
    </style:style>
    <style:style style:name="P251" style:family="paragraph" style:parent-style-name="Standard">
      <style:text-properties officeooo:rsid="031aa60b" officeooo:paragraph-rsid="031aa60b"/>
    </style:style>
    <style:style style:name="P252" style:family="paragraph" style:parent-style-name="Standard">
      <style:text-properties officeooo:rsid="031b1f12" officeooo:paragraph-rsid="031b1f12"/>
    </style:style>
    <style:style style:name="P253" style:family="paragraph" style:parent-style-name="Standard">
      <style:text-properties officeooo:rsid="031d6f58" officeooo:paragraph-rsid="031d6f58"/>
    </style:style>
    <style:style style:name="P254" style:family="paragraph" style:parent-style-name="Standard">
      <style:text-properties officeooo:rsid="031e49b4" officeooo:paragraph-rsid="031e49b4"/>
    </style:style>
    <style:style style:name="P255" style:family="paragraph" style:parent-style-name="Standard">
      <style:text-properties officeooo:rsid="031f0f3c" officeooo:paragraph-rsid="031f0f3c"/>
    </style:style>
    <style:style style:name="P256" style:family="paragraph" style:parent-style-name="Standard">
      <style:text-properties officeooo:rsid="0320b6df" officeooo:paragraph-rsid="0320b6df"/>
    </style:style>
    <style:style style:name="P257" style:family="paragraph" style:parent-style-name="Standard">
      <style:text-properties officeooo:rsid="03241163" officeooo:paragraph-rsid="03241163"/>
    </style:style>
    <style:style style:name="P258" style:family="paragraph" style:parent-style-name="Standard">
      <style:text-properties officeooo:rsid="03244c84" officeooo:paragraph-rsid="03244c84"/>
    </style:style>
    <style:style style:name="P259" style:family="paragraph" style:parent-style-name="Table_20_Contents">
      <style:paragraph-properties fo:text-align="start" style:justify-single-word="false"/>
      <style:text-properties officeooo:paragraph-rsid="02443b56"/>
    </style:style>
    <style:style style:name="P260" style:family="paragraph" style:parent-style-name="Table_20_Contents">
      <style:paragraph-properties fo:text-align="start" style:justify-single-word="false"/>
      <style:text-properties officeooo:paragraph-rsid="02463544"/>
    </style:style>
    <style:style style:name="P261" style:family="paragraph" style:parent-style-name="Table_20_Contents">
      <style:paragraph-properties fo:text-align="start" style:justify-single-word="false"/>
      <style:text-properties officeooo:paragraph-rsid="0261d601"/>
    </style:style>
    <style:style style:name="P262" style:family="paragraph" style:parent-style-name="Table_20_Contents">
      <style:paragraph-properties fo:text-align="start" style:justify-single-word="false"/>
      <style:text-properties style:font-name="Times New Roman" fo:font-weight="bold" officeooo:rsid="01072ba8" officeooo:paragraph-rsid="01072ba8" style:font-weight-asian="bold" style:font-weight-complex="bold"/>
    </style:style>
    <style:style style:name="P263" style:family="paragraph" style:parent-style-name="Table_20_Contents">
      <style:paragraph-properties fo:text-align="start" style:justify-single-word="false"/>
      <style:text-properties style:font-name="Times New Roman" fo:font-weight="bold" officeooo:rsid="0108f7ec" officeooo:paragraph-rsid="0108f7ec" style:font-weight-asian="bold" style:font-weight-complex="bold"/>
    </style:style>
    <style:style style:name="P264" style:family="paragraph" style:parent-style-name="Table_20_Contents">
      <style:paragraph-properties fo:text-align="start" style:justify-single-word="false"/>
      <style:text-properties style:font-name="Times New Roman" fo:font-weight="bold" officeooo:rsid="010b51b8" officeooo:paragraph-rsid="010b51b8" style:font-weight-asian="bold" style:font-weight-complex="bold"/>
    </style:style>
    <style:style style:name="P265" style:family="paragraph" style:parent-style-name="Table_20_Contents">
      <style:paragraph-properties fo:text-align="start" style:justify-single-word="false"/>
      <style:text-properties style:font-name="Times New Roman" fo:font-weight="bold" officeooo:rsid="010b8370" officeooo:paragraph-rsid="010b8370" style:font-weight-asian="bold" style:font-weight-complex="bold"/>
    </style:style>
    <style:style style:name="P266" style:family="paragraph" style:parent-style-name="Table_20_Contents">
      <style:paragraph-properties fo:text-align="start" style:justify-single-word="false"/>
      <style:text-properties style:font-name="Times New Roman" fo:font-weight="bold" officeooo:rsid="010bf771" officeooo:paragraph-rsid="010bf771" style:font-weight-asian="bold" style:font-weight-complex="bold"/>
    </style:style>
    <style:style style:name="P267" style:family="paragraph" style:parent-style-name="Table_20_Contents">
      <style:paragraph-properties fo:text-align="start" style:justify-single-word="false"/>
      <style:text-properties style:font-name="Times New Roman" fo:font-weight="bold" officeooo:rsid="010dfd33" officeooo:paragraph-rsid="010dfd33" style:font-weight-asian="bold" style:font-weight-complex="bold"/>
    </style:style>
    <style:style style:name="P268" style:family="paragraph" style:parent-style-name="Table_20_Contents">
      <style:paragraph-properties fo:text-align="start" style:justify-single-word="false"/>
      <style:text-properties style:font-name="Times New Roman" fo:font-weight="bold" officeooo:rsid="010f774f" officeooo:paragraph-rsid="010f774f" style:font-weight-asian="bold" style:font-weight-complex="bold"/>
    </style:style>
    <style:style style:name="P269" style:family="paragraph" style:parent-style-name="Table_20_Contents">
      <style:paragraph-properties fo:text-align="start" style:justify-single-word="false"/>
      <style:text-properties style:font-name="Times New Roman" fo:font-weight="bold" officeooo:rsid="01106664" officeooo:paragraph-rsid="01106664" style:font-weight-asian="bold" style:font-weight-complex="bold"/>
    </style:style>
    <style:style style:name="P270" style:family="paragraph" style:parent-style-name="Table_20_Contents">
      <style:paragraph-properties fo:text-align="start" style:justify-single-word="false"/>
      <style:text-properties style:font-name="Times New Roman" fo:font-weight="bold" officeooo:rsid="0111da47" officeooo:paragraph-rsid="0111da47" style:font-weight-asian="bold" style:font-weight-complex="bold"/>
    </style:style>
    <style:style style:name="P271" style:family="paragraph" style:parent-style-name="Table_20_Contents">
      <style:paragraph-properties fo:text-align="start" style:justify-single-word="false"/>
      <style:text-properties style:font-name="Times New Roman" fo:font-weight="bold" officeooo:rsid="0114a58a" officeooo:paragraph-rsid="0114a58a" style:font-weight-asian="bold" style:font-weight-complex="bold"/>
    </style:style>
    <style:style style:name="P272" style:family="paragraph" style:parent-style-name="Table_20_Contents">
      <style:paragraph-properties fo:text-align="start" style:justify-single-word="false"/>
      <style:text-properties style:font-name="Times New Roman" fo:font-weight="bold" officeooo:rsid="011a7536" officeooo:paragraph-rsid="011a7536" style:font-weight-asian="bold" style:font-weight-complex="bold"/>
    </style:style>
    <style:style style:name="P273" style:family="paragraph" style:parent-style-name="Table_20_Contents">
      <style:paragraph-properties fo:text-align="start" style:justify-single-word="false"/>
      <style:text-properties style:font-name="Times New Roman" fo:font-weight="bold" officeooo:rsid="011ae239" officeooo:paragraph-rsid="011ae239" style:font-weight-asian="bold" style:font-weight-complex="bold"/>
    </style:style>
    <style:style style:name="P274" style:family="paragraph" style:parent-style-name="Table_20_Contents">
      <style:paragraph-properties fo:text-align="start" style:justify-single-word="false"/>
      <style:text-properties style:font-name="Times New Roman" fo:font-weight="bold" officeooo:rsid="011b8f50" officeooo:paragraph-rsid="011b8f50" style:font-weight-asian="bold" style:font-weight-complex="bold"/>
    </style:style>
    <style:style style:name="P275" style:family="paragraph" style:parent-style-name="Table_20_Contents">
      <style:paragraph-properties fo:text-align="start" style:justify-single-word="false"/>
      <style:text-properties style:font-name="Times New Roman" fo:font-weight="bold" officeooo:rsid="011ce5a1" officeooo:paragraph-rsid="011ce5a1" style:font-weight-asian="bold" style:font-weight-complex="bold"/>
    </style:style>
    <style:style style:name="P276" style:family="paragraph" style:parent-style-name="Table_20_Contents">
      <style:paragraph-properties fo:text-align="start" style:justify-single-word="false"/>
      <style:text-properties style:font-name="Times New Roman" fo:font-weight="bold" officeooo:rsid="011e2f58" officeooo:paragraph-rsid="011e2f58" style:font-weight-asian="bold" style:font-weight-complex="bold"/>
    </style:style>
    <style:style style:name="P277" style:family="paragraph" style:parent-style-name="Table_20_Contents">
      <style:paragraph-properties fo:text-align="start" style:justify-single-word="false"/>
      <style:text-properties style:font-name="Times New Roman" fo:font-weight="bold" officeooo:rsid="011e2f58" officeooo:paragraph-rsid="0286917d" style:font-weight-asian="bold" style:font-weight-complex="bold"/>
    </style:style>
    <style:style style:name="P278" style:family="paragraph" style:parent-style-name="Table_20_Contents">
      <style:paragraph-properties fo:text-align="start" style:justify-single-word="false"/>
      <style:text-properties style:font-name="Times New Roman" fo:font-weight="bold" officeooo:rsid="011f76d7" officeooo:paragraph-rsid="011f76d7" style:font-weight-asian="bold" style:font-weight-complex="bold"/>
    </style:style>
    <style:style style:name="P279" style:family="paragraph" style:parent-style-name="Table_20_Contents">
      <style:paragraph-properties fo:text-align="start" style:justify-single-word="false"/>
      <style:text-properties style:font-name="Times New Roman" fo:font-weight="bold" officeooo:rsid="01211b6b" officeooo:paragraph-rsid="01211b6b" style:font-weight-asian="bold" style:font-weight-complex="bold"/>
    </style:style>
    <style:style style:name="P280" style:family="paragraph" style:parent-style-name="Table_20_Contents">
      <style:paragraph-properties fo:text-align="start" style:justify-single-word="false"/>
      <style:text-properties style:font-name="Times New Roman" fo:font-weight="bold" officeooo:rsid="01241356" officeooo:paragraph-rsid="01241356" style:font-weight-asian="bold" style:font-weight-complex="bold"/>
    </style:style>
    <style:style style:name="P281" style:family="paragraph" style:parent-style-name="Table_20_Contents">
      <style:paragraph-properties fo:text-align="start" style:justify-single-word="false"/>
      <style:text-properties style:font-name="Times New Roman" fo:font-weight="bold" officeooo:rsid="0128e9b7" officeooo:paragraph-rsid="0128e9b7" style:font-weight-asian="bold" style:font-weight-complex="bold"/>
    </style:style>
    <style:style style:name="P282" style:family="paragraph" style:parent-style-name="Table_20_Contents">
      <style:paragraph-properties fo:text-align="start" style:justify-single-word="false"/>
      <style:text-properties style:font-name="Times New Roman" fo:font-weight="bold" officeooo:rsid="012915b4" officeooo:paragraph-rsid="012915b4" style:font-weight-asian="bold" style:font-weight-complex="bold"/>
    </style:style>
    <style:style style:name="P283" style:family="paragraph" style:parent-style-name="Table_20_Contents">
      <style:paragraph-properties fo:text-align="start" style:justify-single-word="false"/>
      <style:text-properties style:font-name="Times New Roman" fo:font-weight="bold" officeooo:rsid="012da83a" officeooo:paragraph-rsid="012da83a" style:font-weight-asian="bold" style:font-weight-complex="bold"/>
    </style:style>
    <style:style style:name="P284" style:family="paragraph" style:parent-style-name="Table_20_Contents">
      <style:paragraph-properties fo:text-align="start" style:justify-single-word="false"/>
      <style:text-properties style:font-name="Times New Roman" fo:font-weight="bold" officeooo:rsid="012ff7f3" officeooo:paragraph-rsid="012ff7f3" style:font-weight-asian="bold" style:font-weight-complex="bold"/>
    </style:style>
    <style:style style:name="P285" style:family="paragraph" style:parent-style-name="Table_20_Contents">
      <style:paragraph-properties fo:text-align="start" style:justify-single-word="false"/>
      <style:text-properties style:font-name="Times New Roman" fo:font-weight="bold" officeooo:rsid="01342dfd" officeooo:paragraph-rsid="01241356" style:font-weight-asian="bold" style:font-weight-complex="bold"/>
    </style:style>
    <style:style style:name="P286" style:family="paragraph" style:parent-style-name="Table_20_Contents">
      <style:paragraph-properties fo:text-align="start" style:justify-single-word="false"/>
      <style:text-properties style:font-name="Times New Roman" fo:font-weight="bold" officeooo:rsid="013640c0" officeooo:paragraph-rsid="013640c0" style:font-weight-asian="bold" style:font-weight-complex="bold"/>
    </style:style>
    <style:style style:name="P287" style:family="paragraph" style:parent-style-name="Table_20_Contents">
      <style:paragraph-properties fo:text-align="start" style:justify-single-word="false"/>
      <style:text-properties style:font-name="Times New Roman" fo:font-weight="bold" officeooo:rsid="0137a64a" officeooo:paragraph-rsid="0137a64a" style:font-weight-asian="bold" style:font-weight-complex="bold"/>
    </style:style>
    <style:style style:name="P288" style:family="paragraph" style:parent-style-name="Table_20_Contents">
      <style:paragraph-properties fo:text-align="start" style:justify-single-word="false"/>
      <style:text-properties style:font-name="Times New Roman" fo:font-weight="bold" officeooo:rsid="0137c16c" officeooo:paragraph-rsid="0137c16c" style:font-weight-asian="bold" style:font-weight-complex="bold"/>
    </style:style>
    <style:style style:name="P289" style:family="paragraph" style:parent-style-name="Table_20_Contents">
      <style:paragraph-properties fo:text-align="start" style:justify-single-word="false"/>
      <style:text-properties style:font-name="Times New Roman" fo:font-weight="bold" officeooo:rsid="01386402" officeooo:paragraph-rsid="01386402" style:font-weight-asian="bold" style:font-weight-complex="bold"/>
    </style:style>
    <style:style style:name="P290" style:family="paragraph" style:parent-style-name="Table_20_Contents">
      <style:paragraph-properties fo:text-align="start" style:justify-single-word="false"/>
      <style:text-properties style:font-name="Times New Roman" fo:font-weight="bold" officeooo:rsid="013a2f1f" officeooo:paragraph-rsid="0139dbf0" style:font-weight-asian="bold" style:font-weight-complex="bold"/>
    </style:style>
    <style:style style:name="P291" style:family="paragraph" style:parent-style-name="Table_20_Contents">
      <style:paragraph-properties fo:text-align="start" style:justify-single-word="false"/>
      <style:text-properties style:font-name="Times New Roman" fo:font-weight="bold" officeooo:rsid="013be9aa" officeooo:paragraph-rsid="013be9aa" style:font-weight-asian="bold" style:font-weight-complex="bold"/>
    </style:style>
    <style:style style:name="P292" style:family="paragraph" style:parent-style-name="Table_20_Contents">
      <style:paragraph-properties fo:text-align="start" style:justify-single-word="false"/>
      <style:text-properties style:font-name="Times New Roman" fo:font-weight="bold" officeooo:rsid="013ee8e0" officeooo:paragraph-rsid="013ee8e0" style:font-weight-asian="bold" style:font-weight-complex="bold"/>
    </style:style>
    <style:style style:name="P293" style:family="paragraph" style:parent-style-name="Table_20_Contents">
      <style:paragraph-properties fo:text-align="start" style:justify-single-word="false"/>
      <style:text-properties style:font-name="Times New Roman" fo:font-weight="bold" officeooo:rsid="01410a51" officeooo:paragraph-rsid="01410a51" style:font-weight-asian="bold" style:font-weight-complex="bold"/>
    </style:style>
    <style:style style:name="P294" style:family="paragraph" style:parent-style-name="Table_20_Contents">
      <style:paragraph-properties fo:text-align="start" style:justify-single-word="false"/>
      <style:text-properties style:font-name="Times New Roman" fo:font-weight="bold" officeooo:rsid="0143ce3d" officeooo:paragraph-rsid="0143ce3d" style:font-weight-asian="bold" style:font-weight-complex="bold"/>
    </style:style>
    <style:style style:name="P295" style:family="paragraph" style:parent-style-name="Table_20_Contents">
      <style:paragraph-properties fo:text-align="start" style:justify-single-word="false"/>
      <style:text-properties style:font-name="Times New Roman" fo:font-weight="bold" officeooo:rsid="01c6693f" officeooo:paragraph-rsid="01c6693f" style:font-weight-asian="bold" style:font-weight-complex="bold"/>
    </style:style>
    <style:style style:name="P296" style:family="paragraph" style:parent-style-name="Table_20_Contents">
      <style:paragraph-properties fo:text-align="start" style:justify-single-word="false"/>
      <style:text-properties style:font-name="Times New Roman" fo:font-weight="bold" officeooo:rsid="01c6da72" officeooo:paragraph-rsid="01c6da72" style:font-weight-asian="bold" style:font-weight-complex="bold"/>
    </style:style>
    <style:style style:name="P297" style:family="paragraph" style:parent-style-name="Table_20_Contents">
      <style:paragraph-properties fo:text-align="start" style:justify-single-word="false"/>
      <style:text-properties style:font-name="Times New Roman" fo:font-weight="bold" officeooo:rsid="01c8cf54" officeooo:paragraph-rsid="01c8cf54" style:font-weight-asian="bold" style:font-weight-complex="bold"/>
    </style:style>
    <style:style style:name="P298" style:family="paragraph" style:parent-style-name="Table_20_Contents">
      <style:paragraph-properties fo:text-align="start" style:justify-single-word="false"/>
      <style:text-properties style:font-name="Times New Roman" fo:font-weight="bold" officeooo:rsid="01cd19c3" officeooo:paragraph-rsid="01cd19c3" style:font-weight-asian="bold" style:font-weight-complex="bold"/>
    </style:style>
    <style:style style:name="P299" style:family="paragraph" style:parent-style-name="Table_20_Contents">
      <style:paragraph-properties fo:text-align="start" style:justify-single-word="false"/>
      <style:text-properties style:font-name="Times New Roman" fo:font-weight="bold" officeooo:rsid="01cee093" officeooo:paragraph-rsid="01cee093" style:font-weight-asian="bold" style:font-weight-complex="bold"/>
    </style:style>
    <style:style style:name="P300" style:family="paragraph" style:parent-style-name="Table_20_Contents">
      <style:paragraph-properties fo:text-align="start" style:justify-single-word="false"/>
      <style:text-properties style:font-name="Times New Roman" fo:font-weight="bold" officeooo:rsid="01d0620e" officeooo:paragraph-rsid="01d0620e" style:font-weight-asian="bold" style:font-weight-complex="bold"/>
    </style:style>
    <style:style style:name="P301" style:family="paragraph" style:parent-style-name="Table_20_Contents">
      <style:paragraph-properties fo:text-align="start" style:justify-single-word="false"/>
      <style:text-properties style:font-name="Times New Roman" fo:font-weight="bold" officeooo:rsid="01d15383" officeooo:paragraph-rsid="01d15383" style:font-weight-asian="bold" style:font-weight-complex="bold"/>
    </style:style>
    <style:style style:name="P302" style:family="paragraph" style:parent-style-name="Table_20_Contents">
      <style:paragraph-properties fo:text-align="start" style:justify-single-word="false"/>
      <style:text-properties style:font-name="Times New Roman" fo:font-weight="bold" officeooo:rsid="01d3ac10" officeooo:paragraph-rsid="01d3ac10" style:font-weight-asian="bold" style:font-weight-complex="bold"/>
    </style:style>
    <style:style style:name="P303" style:family="paragraph" style:parent-style-name="Table_20_Contents">
      <style:paragraph-properties fo:text-align="start" style:justify-single-word="false"/>
      <style:text-properties style:font-name="Times New Roman" fo:font-weight="bold" officeooo:rsid="01d50215" officeooo:paragraph-rsid="01d50215" style:font-weight-asian="bold" style:font-weight-complex="bold"/>
    </style:style>
    <style:style style:name="P304" style:family="paragraph" style:parent-style-name="Table_20_Contents">
      <style:paragraph-properties fo:text-align="start" style:justify-single-word="false"/>
      <style:text-properties style:font-name="Times New Roman" fo:font-weight="bold" officeooo:rsid="01d86189" officeooo:paragraph-rsid="01d86189" style:font-weight-asian="bold" style:font-weight-complex="bold"/>
    </style:style>
    <style:style style:name="P305" style:family="paragraph" style:parent-style-name="Table_20_Contents">
      <style:paragraph-properties fo:text-align="start" style:justify-single-word="false"/>
      <style:text-properties style:font-name="Times New Roman" fo:font-weight="bold" officeooo:rsid="01dbee93" officeooo:paragraph-rsid="01dc6e35" style:font-weight-asian="bold" style:font-weight-complex="bold"/>
    </style:style>
    <style:style style:name="P306" style:family="paragraph" style:parent-style-name="Table_20_Contents">
      <style:paragraph-properties fo:text-align="start" style:justify-single-word="false"/>
      <style:text-properties style:font-name="Times New Roman" fo:font-weight="bold" officeooo:rsid="01dc6e35" officeooo:paragraph-rsid="01dc6e35" style:font-weight-asian="bold" style:font-weight-complex="bold"/>
    </style:style>
    <style:style style:name="P307" style:family="paragraph" style:parent-style-name="Table_20_Contents">
      <style:paragraph-properties fo:text-align="start" style:justify-single-word="false"/>
      <style:text-properties style:font-name="Times New Roman" fo:font-weight="bold" officeooo:rsid="01dd2929" officeooo:paragraph-rsid="01dd2929" style:font-weight-asian="bold" style:font-weight-complex="bold"/>
    </style:style>
    <style:style style:name="P308" style:family="paragraph" style:parent-style-name="Table_20_Contents">
      <style:paragraph-properties fo:text-align="start" style:justify-single-word="false"/>
      <style:text-properties style:font-name="Times New Roman" fo:font-weight="bold" officeooo:rsid="01e0b191" officeooo:paragraph-rsid="01e0b191" style:font-weight-asian="bold" style:font-weight-complex="bold"/>
    </style:style>
    <style:style style:name="P309" style:family="paragraph" style:parent-style-name="Table_20_Contents">
      <style:paragraph-properties fo:text-align="start" style:justify-single-word="false"/>
      <style:text-properties style:font-name="Times New Roman" fo:font-weight="bold" officeooo:rsid="01e12fd5" officeooo:paragraph-rsid="01e12fd5" style:font-weight-asian="bold" style:font-weight-complex="bold"/>
    </style:style>
    <style:style style:name="P310" style:family="paragraph" style:parent-style-name="Table_20_Contents">
      <style:paragraph-properties fo:text-align="start" style:justify-single-word="false"/>
      <style:text-properties style:font-name="Times New Roman" fo:font-weight="bold" officeooo:rsid="01e2cec5" officeooo:paragraph-rsid="01e2cec5" style:font-weight-asian="bold" style:font-weight-complex="bold"/>
    </style:style>
    <style:style style:name="P311" style:family="paragraph" style:parent-style-name="Table_20_Contents">
      <style:paragraph-properties fo:text-align="start" style:justify-single-word="false"/>
      <style:text-properties style:font-name="Times New Roman" fo:font-weight="bold" officeooo:rsid="01e3df34" officeooo:paragraph-rsid="01e3df34" style:font-weight-asian="bold" style:font-weight-complex="bold"/>
    </style:style>
    <style:style style:name="P312" style:family="paragraph" style:parent-style-name="Table_20_Contents">
      <style:paragraph-properties fo:text-align="start" style:justify-single-word="false"/>
      <style:text-properties style:font-name="Times New Roman" fo:font-weight="bold" officeooo:rsid="01e5f466" officeooo:paragraph-rsid="01e5f466" style:font-weight-asian="bold" style:font-weight-complex="bold"/>
    </style:style>
    <style:style style:name="P313" style:family="paragraph" style:parent-style-name="Table_20_Contents">
      <style:paragraph-properties fo:text-align="start" style:justify-single-word="false"/>
      <style:text-properties style:font-name="Times New Roman" fo:font-weight="bold" officeooo:rsid="01eab5c2" officeooo:paragraph-rsid="01eab5c2" style:font-weight-asian="bold" style:font-weight-complex="bold"/>
    </style:style>
    <style:style style:name="P314" style:family="paragraph" style:parent-style-name="Table_20_Contents">
      <style:paragraph-properties fo:text-align="start" style:justify-single-word="false"/>
      <style:text-properties style:font-name="Times New Roman" fo:font-weight="bold" officeooo:rsid="01ece19e" officeooo:paragraph-rsid="01ece19e" style:font-weight-asian="bold" style:font-weight-complex="bold"/>
    </style:style>
    <style:style style:name="P315" style:family="paragraph" style:parent-style-name="Table_20_Contents">
      <style:paragraph-properties fo:text-align="start" style:justify-single-word="false"/>
      <style:text-properties style:font-name="Times New Roman" fo:font-weight="bold" officeooo:rsid="01f02dc6" officeooo:paragraph-rsid="01f02dc6" style:font-weight-asian="bold" style:font-weight-complex="bold"/>
    </style:style>
    <style:style style:name="P316" style:family="paragraph" style:parent-style-name="Table_20_Contents">
      <style:paragraph-properties fo:text-align="start" style:justify-single-word="false"/>
      <style:text-properties style:font-name="Times New Roman" fo:font-weight="bold" officeooo:rsid="01f0d624" officeooo:paragraph-rsid="01f0d624" style:font-weight-asian="bold" style:font-weight-complex="bold"/>
    </style:style>
    <style:style style:name="P317" style:family="paragraph" style:parent-style-name="Table_20_Contents">
      <style:paragraph-properties fo:text-align="start" style:justify-single-word="false"/>
      <style:text-properties style:font-name="Times New Roman" fo:font-weight="bold" officeooo:rsid="01f2abe5" officeooo:paragraph-rsid="01f2abe5" style:font-weight-asian="bold" style:font-weight-complex="bold"/>
    </style:style>
    <style:style style:name="P318" style:family="paragraph" style:parent-style-name="Table_20_Contents">
      <style:paragraph-properties fo:text-align="start" style:justify-single-word="false"/>
      <style:text-properties style:font-name="Times New Roman" fo:font-weight="bold" officeooo:rsid="01f2bdcc" officeooo:paragraph-rsid="01f2bdcc" style:font-weight-asian="bold" style:font-weight-complex="bold"/>
    </style:style>
    <style:style style:name="P319" style:family="paragraph" style:parent-style-name="Table_20_Contents">
      <style:paragraph-properties fo:text-align="start" style:justify-single-word="false"/>
      <style:text-properties style:font-name="Times New Roman" fo:font-weight="bold" officeooo:rsid="01f44920" officeooo:paragraph-rsid="01f44920" style:font-weight-asian="bold" style:font-weight-complex="bold"/>
    </style:style>
    <style:style style:name="P320" style:family="paragraph" style:parent-style-name="Table_20_Contents">
      <style:paragraph-properties fo:text-align="start" style:justify-single-word="false"/>
      <style:text-properties style:font-name="Times New Roman" fo:font-weight="bold" officeooo:rsid="01f6367a" officeooo:paragraph-rsid="01f6367a" style:font-weight-asian="bold" style:font-weight-complex="bold"/>
    </style:style>
    <style:style style:name="P321" style:family="paragraph" style:parent-style-name="Table_20_Contents">
      <style:paragraph-properties fo:text-align="start" style:justify-single-word="false"/>
      <style:text-properties style:font-name="Times New Roman" fo:font-weight="bold" officeooo:rsid="0200ec73" officeooo:paragraph-rsid="0200ec73" style:font-weight-asian="bold" style:font-weight-complex="bold"/>
    </style:style>
    <style:style style:name="P322" style:family="paragraph" style:parent-style-name="Table_20_Contents">
      <style:paragraph-properties fo:text-align="start" style:justify-single-word="false"/>
      <style:text-properties style:font-name="Times New Roman" fo:font-weight="bold" officeooo:rsid="020c1750" officeooo:paragraph-rsid="020c1750" style:font-weight-asian="bold" style:font-weight-complex="bold"/>
    </style:style>
    <style:style style:name="P323" style:family="paragraph" style:parent-style-name="Table_20_Contents">
      <style:paragraph-properties fo:text-align="start" style:justify-single-word="false"/>
      <style:text-properties style:font-name="Times New Roman" fo:font-weight="bold" officeooo:rsid="020f81cc" officeooo:paragraph-rsid="020f81cc" style:font-weight-asian="bold" style:font-weight-complex="bold"/>
    </style:style>
    <style:style style:name="P324" style:family="paragraph" style:parent-style-name="Table_20_Contents">
      <style:paragraph-properties fo:text-align="start" style:justify-single-word="false"/>
      <style:text-properties style:font-name="Times New Roman" fo:font-weight="bold" officeooo:rsid="021320b8" officeooo:paragraph-rsid="021320b8" style:font-weight-asian="bold" style:font-weight-complex="bold"/>
    </style:style>
    <style:style style:name="P325" style:family="paragraph" style:parent-style-name="Table_20_Contents">
      <style:paragraph-properties fo:text-align="start" style:justify-single-word="false"/>
      <style:text-properties style:font-name="Times New Roman" fo:font-weight="bold" officeooo:rsid="0215eaf0" officeooo:paragraph-rsid="0215eaf0" style:font-weight-asian="bold" style:font-weight-complex="bold"/>
    </style:style>
    <style:style style:name="P326" style:family="paragraph" style:parent-style-name="Table_20_Contents">
      <style:paragraph-properties fo:text-align="start" style:justify-single-word="false"/>
      <style:text-properties style:font-name="Times New Roman" fo:font-weight="bold" officeooo:rsid="0219ba92" officeooo:paragraph-rsid="0219ba92" style:font-weight-asian="bold" style:font-weight-complex="bold"/>
    </style:style>
    <style:style style:name="P327" style:family="paragraph" style:parent-style-name="Table_20_Contents">
      <style:paragraph-properties fo:text-align="start" style:justify-single-word="false"/>
      <style:text-properties style:font-name="Times New Roman" fo:font-weight="bold" officeooo:rsid="021cb880" officeooo:paragraph-rsid="021cb880" style:font-weight-asian="bold" style:font-weight-complex="bold"/>
    </style:style>
    <style:style style:name="P328" style:family="paragraph" style:parent-style-name="Table_20_Contents">
      <style:paragraph-properties fo:text-align="start" style:justify-single-word="false"/>
      <style:text-properties style:font-name="Times New Roman" fo:font-weight="bold" officeooo:rsid="0228a859" officeooo:paragraph-rsid="0228a859" style:font-weight-asian="bold" style:font-weight-complex="bold"/>
    </style:style>
    <style:style style:name="P329" style:family="paragraph" style:parent-style-name="Table_20_Contents">
      <style:paragraph-properties fo:text-align="start" style:justify-single-word="false"/>
      <style:text-properties style:font-name="Times New Roman" fo:font-weight="bold" officeooo:rsid="022b28aa" officeooo:paragraph-rsid="022b28aa" style:font-weight-asian="bold" style:font-weight-complex="bold"/>
    </style:style>
    <style:style style:name="P330" style:family="paragraph" style:parent-style-name="Table_20_Contents">
      <style:paragraph-properties fo:text-align="start" style:justify-single-word="false"/>
      <style:text-properties style:font-name="Times New Roman" fo:font-weight="bold" officeooo:rsid="022d57b8" officeooo:paragraph-rsid="022d57b8" style:font-weight-asian="bold" style:font-weight-complex="bold"/>
    </style:style>
    <style:style style:name="P331" style:family="paragraph" style:parent-style-name="Table_20_Contents">
      <style:paragraph-properties fo:text-align="start" style:justify-single-word="false"/>
      <style:text-properties style:font-name="Times New Roman" fo:font-weight="bold" officeooo:rsid="0230493a" officeooo:paragraph-rsid="0230493a" style:font-weight-asian="bold" style:font-weight-complex="bold"/>
    </style:style>
    <style:style style:name="P332" style:family="paragraph" style:parent-style-name="Table_20_Contents">
      <style:paragraph-properties fo:text-align="start" style:justify-single-word="false"/>
      <style:text-properties style:font-name="Times New Roman" fo:font-weight="bold" officeooo:rsid="0231ff7f" officeooo:paragraph-rsid="0231ff7f" style:font-weight-asian="bold" style:font-weight-complex="bold"/>
    </style:style>
    <style:style style:name="P333" style:family="paragraph" style:parent-style-name="Table_20_Contents">
      <style:paragraph-properties fo:text-align="start" style:justify-single-word="false"/>
      <style:text-properties style:font-name="Times New Roman" fo:font-weight="bold" officeooo:rsid="0236a27e" officeooo:paragraph-rsid="0236a27e" style:font-weight-asian="bold" style:font-weight-complex="bold"/>
    </style:style>
    <style:style style:name="P334" style:family="paragraph" style:parent-style-name="Table_20_Contents">
      <style:paragraph-properties fo:text-align="start" style:justify-single-word="false"/>
      <style:text-properties style:font-name="Times New Roman" fo:font-weight="bold" officeooo:rsid="023a0557" officeooo:paragraph-rsid="023a0557" style:font-weight-asian="bold" style:font-weight-complex="bold"/>
    </style:style>
    <style:style style:name="P335" style:family="paragraph" style:parent-style-name="Table_20_Contents">
      <style:paragraph-properties fo:text-align="start" style:justify-single-word="false"/>
      <style:text-properties style:font-name="Times New Roman" fo:font-weight="bold" officeooo:rsid="023b64fa" officeooo:paragraph-rsid="023b64fa" style:font-weight-asian="bold" style:font-weight-complex="bold"/>
    </style:style>
    <style:style style:name="P336" style:family="paragraph" style:parent-style-name="Table_20_Contents">
      <style:paragraph-properties fo:text-align="start" style:justify-single-word="false"/>
      <style:text-properties style:font-name="Times New Roman" fo:font-weight="bold" officeooo:rsid="023f3036" officeooo:paragraph-rsid="023f3036" style:font-weight-asian="bold" style:font-weight-complex="bold"/>
    </style:style>
    <style:style style:name="P337" style:family="paragraph" style:parent-style-name="Table_20_Contents">
      <style:paragraph-properties fo:text-align="start" style:justify-single-word="false"/>
      <style:text-properties style:font-name="Times New Roman" fo:font-weight="bold" officeooo:rsid="02428aad" officeooo:paragraph-rsid="02428aad" style:font-weight-asian="bold" style:font-weight-complex="bold"/>
    </style:style>
    <style:style style:name="P338" style:family="paragraph" style:parent-style-name="Table_20_Contents">
      <style:paragraph-properties fo:text-align="start" style:justify-single-word="false"/>
      <style:text-properties style:font-name="Times New Roman" fo:font-weight="bold" officeooo:rsid="02443b56" officeooo:paragraph-rsid="02443b56" style:font-weight-asian="bold" style:font-weight-complex="bold"/>
    </style:style>
    <style:style style:name="P339" style:family="paragraph" style:parent-style-name="Table_20_Contents">
      <style:paragraph-properties fo:text-align="start" style:justify-single-word="false"/>
      <style:text-properties style:font-name="Times New Roman" fo:font-weight="bold" officeooo:rsid="02463544" officeooo:paragraph-rsid="02463544" style:font-weight-asian="bold" style:font-weight-complex="bold"/>
    </style:style>
    <style:style style:name="P340" style:family="paragraph" style:parent-style-name="Table_20_Contents">
      <style:paragraph-properties fo:text-align="start" style:justify-single-word="false"/>
      <style:text-properties style:font-name="Times New Roman" fo:font-weight="bold" officeooo:rsid="02466eab" officeooo:paragraph-rsid="02466eab" style:font-weight-asian="bold" style:font-weight-complex="bold"/>
    </style:style>
    <style:style style:name="P341" style:family="paragraph" style:parent-style-name="Table_20_Contents">
      <style:paragraph-properties fo:text-align="start" style:justify-single-word="false"/>
      <style:text-properties style:font-name="Times New Roman" fo:font-weight="bold" officeooo:rsid="021ee060" officeooo:paragraph-rsid="0320b6df" style:font-weight-asian="bold" style:font-weight-complex="bold"/>
    </style:style>
    <style:style style:name="P342" style:family="paragraph" style:parent-style-name="Table_20_Contents">
      <style:paragraph-properties fo:text-align="start" style:justify-single-word="false"/>
      <style:text-properties style:font-name="Times New Roman" fo:font-weight="bold" officeooo:rsid="00ec8470" officeooo:paragraph-rsid="00ec8470" style:font-size-asian="12pt" style:font-style-asian="normal" style:font-weight-asian="bold" style:font-size-complex="12pt" style:font-style-complex="normal" style:font-weight-complex="bold" style:text-overline-style="none" style:text-overline-color="font-color"/>
    </style:style>
    <style:style style:name="P343" style:family="paragraph" style:parent-style-name="Table_20_Contents">
      <style:paragraph-properties fo:text-align="start" style:justify-single-word="false"/>
      <style:text-properties style:font-name="Times New Roman" fo:font-weight="bold" officeooo:rsid="00fce0d6" officeooo:paragraph-rsid="00fce0d6" style:font-size-asian="12pt" style:font-style-asian="normal" style:font-weight-asian="bold" style:font-size-complex="12pt" style:font-style-complex="normal" style:font-weight-complex="bold" style:text-overline-style="none" style:text-overline-color="font-color"/>
    </style:style>
    <style:style style:name="P344" style:family="paragraph" style:parent-style-name="Table_20_Contents">
      <style:paragraph-properties fo:text-align="start" style:justify-single-word="false"/>
      <style:text-properties style:font-name="Times New Roman" fo:font-weight="bold" officeooo:rsid="0100085f" officeooo:paragraph-rsid="0100085f" style:font-size-asian="12pt" style:font-style-asian="normal" style:font-weight-asian="bold" style:font-size-complex="12pt" style:font-style-complex="normal" style:font-weight-complex="bold" style:text-overline-style="none" style:text-overline-color="font-color"/>
    </style:style>
    <style:style style:name="P345" style:family="paragraph" style:parent-style-name="Table_20_Contents">
      <style:paragraph-properties fo:text-align="start" style:justify-single-word="false"/>
      <style:text-properties style:font-name="Times New Roman" officeooo:rsid="0106ad1d" officeooo:paragraph-rsid="0106ad1d"/>
    </style:style>
    <style:style style:name="P346" style:family="paragraph" style:parent-style-name="Table_20_Contents">
      <style:paragraph-properties fo:text-align="start" style:justify-single-word="false"/>
      <style:text-properties style:font-name="Times New Roman" officeooo:rsid="01072ba8" officeooo:paragraph-rsid="01072ba8"/>
    </style:style>
    <style:style style:name="P347" style:family="paragraph" style:parent-style-name="Table_20_Contents">
      <style:paragraph-properties fo:text-align="start" style:justify-single-word="false"/>
      <style:text-properties style:font-name="Times New Roman" style:text-underline-style="none" fo:font-weight="bold" officeooo:rsid="011b8f50" officeooo:paragraph-rsid="011b8f50" style:font-weight-asian="bold" style:font-weight-complex="bold"/>
    </style:style>
    <style:style style:name="P348" style:family="paragraph" style:parent-style-name="Table_20_Contents">
      <style:paragraph-properties fo:text-align="start" style:justify-single-word="false"/>
      <style:text-properties style:font-name="Times New Roman" officeooo:rsid="013a76ba" officeooo:paragraph-rsid="013a76ba"/>
    </style:style>
    <style:style style:name="P349" style:family="paragraph" style:parent-style-name="Table_20_Contents">
      <style:paragraph-properties fo:text-align="start" style:justify-single-word="false"/>
      <style:text-properties style:font-name="Times New Roman" officeooo:rsid="013ee8e0" officeooo:paragraph-rsid="013ee8e0"/>
    </style:style>
    <style:style style:name="P350" style:family="paragraph" style:parent-style-name="Table_20_Contents">
      <style:paragraph-properties fo:text-align="start" style:justify-single-word="false"/>
      <style:text-properties style:font-name="Times New Roman" officeooo:rsid="01b89f20" officeooo:paragraph-rsid="01b89f20"/>
    </style:style>
    <style:style style:name="P351" style:family="paragraph" style:parent-style-name="Table_20_Contents">
      <style:paragraph-properties fo:text-align="start" style:justify-single-word="false"/>
      <style:text-properties style:font-name="Times New Roman" officeooo:rsid="01d15383" officeooo:paragraph-rsid="01d15383"/>
    </style:style>
    <style:style style:name="P352" style:family="paragraph" style:parent-style-name="Table_20_Contents">
      <style:paragraph-properties fo:text-align="start" style:justify-single-word="false"/>
      <style:text-properties style:font-name="Times New Roman" officeooo:rsid="01d9ee81" officeooo:paragraph-rsid="01d9ee81"/>
    </style:style>
    <style:style style:name="P353" style:family="paragraph" style:parent-style-name="Table_20_Contents">
      <style:paragraph-properties fo:text-align="start" style:justify-single-word="false"/>
      <style:text-properties style:font-name="Times New Roman" officeooo:rsid="01e0b191" officeooo:paragraph-rsid="01e0b191"/>
    </style:style>
    <style:style style:name="P354" style:family="paragraph" style:parent-style-name="Table_20_Contents">
      <style:paragraph-properties fo:text-align="start" style:justify-single-word="false"/>
      <style:text-properties style:font-name="Times New Roman" officeooo:rsid="01eb787b" officeooo:paragraph-rsid="01eb787b"/>
    </style:style>
    <style:style style:name="P355" style:family="paragraph" style:parent-style-name="Table_20_Contents">
      <style:paragraph-properties fo:text-align="start" style:justify-single-word="false"/>
      <style:text-properties style:font-name="Times New Roman" officeooo:rsid="01ec992c" officeooo:paragraph-rsid="01ec992c"/>
    </style:style>
    <style:style style:name="P356" style:family="paragraph" style:parent-style-name="Table_20_Contents">
      <style:paragraph-properties fo:text-align="start" style:justify-single-word="false"/>
      <style:text-properties style:font-name="Times New Roman" officeooo:rsid="01fc0abf" officeooo:paragraph-rsid="01fc0abf"/>
    </style:style>
    <style:style style:name="P357" style:family="paragraph" style:parent-style-name="Table_20_Contents">
      <style:paragraph-properties fo:text-align="start" style:justify-single-word="false"/>
      <style:text-properties style:font-name="Times New Roman" officeooo:rsid="01211b6b" officeooo:paragraph-rsid="01211b6b"/>
    </style:style>
    <style:style style:name="P358" style:family="paragraph" style:parent-style-name="Table_20_Contents">
      <style:paragraph-properties fo:text-align="start" style:justify-single-word="false"/>
      <style:text-properties style:font-name="Times New Roman" officeooo:rsid="00ec8470" officeooo:paragraph-rsid="00ec8470"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style:font-name="Times New Roman" officeooo:rsid="00e2d7b3" officeooo:paragraph-rsid="00e2d7b3"/>
    </style:style>
    <style:style style:name="P36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9b4af7" officeooo:paragraph-rsid="009968bc" style:font-size-asian="12pt" style:font-style-asian="normal" style:font-weight-asian="bold" style:font-size-complex="12pt" style:font-style-complex="normal" style:font-weight-complex="bold" style:text-overline-style="none" style:text-overline-color="font-color"/>
    </style:style>
    <style:style style:name="P36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9968bc" officeooo:paragraph-rsid="009968bc" style:font-size-asian="12pt" style:font-style-asian="normal" style:font-weight-asian="bold" style:font-size-complex="12pt" style:font-style-complex="normal" style:font-weight-complex="bold" style:text-overline-style="none" style:text-overline-color="font-color"/>
    </style:style>
    <style:style style:name="P36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9968bc"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968bc" officeooo:paragraph-rsid="009968bc"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margin-top="0cm" fo:margin-bottom="0cm" loext:contextual-spacing="false" fo:text-align="start" style:justify-single-word="false"/>
      <style:text-properties style:font-name="Times New Roman" officeooo:rsid="0103f9e7" officeooo:paragraph-rsid="0103f9e7" style:font-size-asian="12pt" style:font-style-asian="normal" style:font-weight-asian="bold" style:font-size-complex="12pt" style:font-style-complex="normal" style:font-weight-complex="bold" style:text-overline-style="none" style:text-overline-color="font-color"/>
    </style:style>
    <style:style style:name="P366" style:family="paragraph" style:parent-style-name="Table_20_Contents">
      <style:paragraph-properties fo:margin-top="0cm" fo:margin-bottom="0cm" loext:contextual-spacing="false" fo:text-align="start" style:justify-single-word="false"/>
      <style:text-properties style:font-name="Times New Roman" officeooo:rsid="00fb2302" officeooo:paragraph-rsid="00fb2302"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Standard">
      <style:paragraph-properties fo:text-align="start" style:justify-single-word="false"/>
      <style:text-properties style:font-name="Times New Roman" fo:font-style="normal" style:text-underline-style="none" fo:font-weight="normal" officeooo:rsid="038f9369" officeooo:paragraph-rsid="038f9369"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Standard">
      <style:paragraph-properties fo:text-align="start" style:justify-single-word="false"/>
      <style:text-properties style:font-name="Times New Roman" fo:font-style="normal" style:text-underline-style="none" fo:font-weight="normal" officeooo:rsid="02bb68fe" officeooo:paragraph-rsid="02bb68fe"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Standard">
      <style:paragraph-properties fo:text-align="start" style:justify-single-word="false"/>
      <style:text-properties style:font-name="Times New Roman" fo:font-style="italic" style:text-underline-style="none" fo:font-weight="normal" officeooo:rsid="00b72430" officeooo:paragraph-rsid="013ee8e0" style:font-size-asian="12pt" style:font-style-asian="italic" style:font-weight-asian="normal" style:font-size-complex="12pt" style:font-style-complex="italic" style:font-weight-complex="normal" style:text-overline-style="none" style:text-overline-color="font-color"/>
    </style:style>
    <style:style style:name="T1" style:family="text">
      <style:text-properties officeooo:rsid="000080b5"/>
    </style:style>
    <style:style style:name="T2" style:family="text">
      <style:text-properties style:text-underline-style="solid" style:text-underline-width="auto" style:text-underline-color="font-color" fo:font-weight="bold" officeooo:rsid="00af6ebd" style:font-weight-asian="bold" style:font-weight-complex="bold"/>
    </style:style>
    <style:style style:name="T3" style:family="text">
      <style:text-properties style:text-underline-style="none"/>
    </style:style>
    <style:style style:name="T4" style:family="text">
      <style:text-properties fo:font-style="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7b95c9" style:font-style-asian="normal" style:font-weight-asian="normal" style:font-style-complex="normal" style:font-weight-complex="normal"/>
    </style:style>
    <style:style style:name="T7" style:family="text">
      <style:text-properties fo:font-style="normal" fo:font-weight="normal" officeooo:rsid="007db66a" style:font-style-asian="normal" style:font-weight-asian="normal" style:font-style-complex="normal" style:font-weight-complex="normal"/>
    </style:style>
    <style:style style:name="T8" style:family="text">
      <style:text-properties fo:font-style="normal" fo:font-weight="normal" officeooo:rsid="007fa2cd"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2651a25" style:font-style-asian="normal" style:font-style-complex="normal"/>
    </style:style>
    <style:style style:name="T11" style:family="text">
      <style:text-properties fo:font-style="normal" officeooo:rsid="0280b892" style:font-style-asian="normal" style:font-style-complex="normal"/>
    </style:style>
    <style:style style:name="T12" style:family="text">
      <style:text-properties fo:font-style="normal" officeooo:rsid="02825c10" style:font-style-asian="normal" style:font-style-complex="normal"/>
    </style:style>
    <style:style style:name="T13" style:family="text">
      <style:text-properties fo:font-style="normal" officeooo:rsid="0291e173" style:font-style-asian="normal" style:font-style-complex="normal"/>
    </style:style>
    <style:style style:name="T14" style:family="text">
      <style:text-properties fo:font-style="normal" officeooo:rsid="02981b34" style:font-style-asian="normal" style:font-style-complex="normal"/>
    </style:style>
    <style:style style:name="T15" style:family="text">
      <style:text-properties fo:font-style="normal" officeooo:rsid="02651a25"/>
    </style:style>
    <style:style style:name="T16" style:family="text">
      <style:text-properties fo:font-style="normal" officeooo:rsid="02842caf"/>
    </style:style>
    <style:style style:name="T17" style:family="text">
      <style:text-properties fo:font-style="normal" officeooo:rsid="0286917d"/>
    </style:style>
    <style:style style:name="T18" style:family="text">
      <style:text-properties fo:font-style="normal" officeooo:rsid="02d2e4f8"/>
    </style:style>
    <style:style style:name="T19" style:family="text">
      <style:text-properties officeooo:rsid="0007ad19"/>
    </style:style>
    <style:style style:name="T20" style:family="text">
      <style:text-properties style:font-name="Times New Roman"/>
    </style:style>
    <style:style style:name="T21" style:family="text">
      <style:text-properties style:font-name="Times New Roman" fo:font-style="normal" style:text-underline-style="none" fo:font-weight="normal" style:font-style-asian="normal" style:font-weight-asian="normal" style:font-style-complex="normal" style:font-weight-complex="normal"/>
    </style:style>
    <style:style style:name="T22" style:family="text">
      <style:text-properties style:font-name="Times New Roman" fo:font-style="normal" style:text-underline-style="none" fo:font-weight="normal" officeooo:rsid="000aca0c" style:font-style-asian="normal" style:font-weight-asian="normal" style:font-style-complex="normal" style:font-weight-complex="normal"/>
    </style:style>
    <style:style style:name="T23" style:family="text">
      <style:text-properties style:font-name="Times New Roman" fo:font-style="normal" style:text-underline-style="none" fo:font-weight="normal" officeooo:rsid="000c5b08" style:font-style-asian="normal" style:font-weight-asian="normal" style:font-style-complex="normal" style:font-weight-complex="normal"/>
    </style:style>
    <style:style style:name="T24" style:family="text">
      <style:text-properties style:font-name="Times New Roman" fo:font-style="normal" style:text-underline-style="none" fo:font-weight="normal" officeooo:rsid="000f2782" style:font-style-asian="normal" style:font-weight-asian="normal" style:font-style-complex="normal" style:font-weight-complex="normal"/>
    </style:style>
    <style:style style:name="T25" style:family="text">
      <style:text-properties style:font-name="Times New Roman" fo:font-style="normal" style:text-underline-style="none" fo:font-weight="normal" officeooo:rsid="001095de" style:font-style-asian="normal" style:font-weight-asian="normal" style:font-style-complex="normal" style:font-weight-complex="normal"/>
    </style:style>
    <style:style style:name="T26" style:family="text">
      <style:text-properties style:font-name="Times New Roman" fo:font-style="normal" style:text-underline-style="none" fo:font-weight="normal" officeooo:rsid="000f81aa" style:font-style-asian="normal" style:font-weight-asian="normal" style:font-style-complex="normal" style:font-weight-complex="normal"/>
    </style:style>
    <style:style style:name="T27" style:family="text">
      <style:text-properties style:font-name="Times New Roman" fo:font-style="normal" style:text-underline-style="none" fo:font-weight="normal" officeooo:rsid="0022a756" style:font-style-asian="normal" style:font-weight-asian="normal" style:font-style-complex="normal" style:font-weight-complex="normal"/>
    </style:style>
    <style:style style:name="T28" style:family="text">
      <style:text-properties style:font-name="Times New Roman" fo:font-style="normal" style:text-underline-style="none" fo:font-weight="normal" officeooo:rsid="0026c4bc" style:font-style-asian="normal" style:font-weight-asian="normal" style:font-style-complex="normal" style:font-weight-complex="normal"/>
    </style:style>
    <style:style style:name="T29" style:family="text">
      <style:text-properties style:font-name="Times New Roman" fo:font-style="normal" style:text-underline-style="none" fo:font-weight="normal" officeooo:rsid="00357406" style:font-style-asian="normal" style:font-weight-asian="normal" style:font-style-complex="normal" style:font-weight-complex="normal"/>
    </style:style>
    <style:style style:name="T30" style:family="text">
      <style:text-properties style:font-name="Times New Roman" fo:font-style="normal" style:text-underline-style="none" fo:font-weight="normal" officeooo:rsid="003623df" style:font-style-asian="normal" style:font-weight-asian="normal" style:font-style-complex="normal" style:font-weight-complex="normal"/>
    </style:style>
    <style:style style:name="T31" style:family="text">
      <style:text-properties style:font-name="Times New Roman" fo:font-style="normal" style:text-underline-style="none" fo:font-weight="normal" officeooo:rsid="0043a942" style:font-style-asian="normal" style:font-weight-asian="normal" style:font-style-complex="normal" style:font-weight-complex="normal"/>
    </style:style>
    <style:style style:name="T32" style:family="text">
      <style:text-properties style:font-name="Times New Roman" fo:font-style="normal" style:text-underline-style="none" fo:font-weight="normal" officeooo:rsid="0044ff6b" style:font-style-asian="normal" style:font-weight-asian="normal" style:font-style-complex="normal" style:font-weight-complex="normal"/>
    </style:style>
    <style:style style:name="T33" style:family="text">
      <style:text-properties style:font-name="Times New Roman" fo:font-style="normal" style:text-underline-style="none" fo:font-weight="normal" officeooo:rsid="00451852" style:font-style-asian="normal" style:font-weight-asian="normal" style:font-style-complex="normal" style:font-weight-complex="normal"/>
    </style:style>
    <style:style style:name="T34" style:family="text">
      <style:text-properties style:font-name="Times New Roman" fo:font-style="normal" style:text-underline-style="none" fo:font-weight="normal" officeooo:rsid="00460ff2" style:font-style-asian="normal" style:font-weight-asian="normal" style:font-style-complex="normal" style:font-weight-complex="normal"/>
    </style:style>
    <style:style style:name="T35" style:family="text">
      <style:text-properties style:font-name="Times New Roman" fo:font-style="normal" style:text-underline-style="none" fo:font-weight="normal" officeooo:rsid="0047bfb7" style:font-style-asian="normal" style:font-weight-asian="normal" style:font-style-complex="normal" style:font-weight-complex="normal"/>
    </style:style>
    <style:style style:name="T36" style:family="text">
      <style:text-properties style:font-name="Times New Roman" fo:font-style="normal" style:text-underline-style="none" fo:font-weight="normal" officeooo:rsid="00497416" style:font-style-asian="normal" style:font-weight-asian="normal" style:font-style-complex="normal" style:font-weight-complex="normal"/>
    </style:style>
    <style:style style:name="T37" style:family="text">
      <style:text-properties style:font-name="Times New Roman" fo:font-style="normal" style:text-underline-style="none" fo:font-weight="normal" officeooo:rsid="004afff5" style:font-style-asian="normal" style:font-weight-asian="normal" style:font-style-complex="normal" style:font-weight-complex="normal"/>
    </style:style>
    <style:style style:name="T38" style:family="text">
      <style:text-properties style:font-name="Times New Roman" fo:font-style="normal" style:text-underline-style="none" fo:font-weight="normal" officeooo:rsid="004c35ac" style:font-style-asian="normal" style:font-weight-asian="normal" style:font-style-complex="normal" style:font-weight-complex="normal"/>
    </style:style>
    <style:style style:name="T39" style:family="text">
      <style:text-properties style:font-name="Times New Roman" fo:font-style="normal" style:text-underline-style="none" fo:font-weight="normal" officeooo:rsid="005242dd" style:font-style-asian="normal" style:font-weight-asian="normal" style:font-style-complex="normal" style:font-weight-complex="normal"/>
    </style:style>
    <style:style style:name="T40" style:family="text">
      <style:text-properties style:font-name="Times New Roman" fo:font-style="normal" style:text-underline-style="none" fo:font-weight="normal" officeooo:rsid="0053007c" style:font-style-asian="normal" style:font-weight-asian="normal" style:font-style-complex="normal" style:font-weight-complex="normal"/>
    </style:style>
    <style:style style:name="T41" style:family="text">
      <style:text-properties style:font-name="Times New Roman" fo:font-style="normal" style:text-underline-style="none" fo:font-weight="normal" officeooo:rsid="0053fa58" style:font-style-asian="normal" style:font-weight-asian="normal" style:font-style-complex="normal" style:font-weight-complex="normal"/>
    </style:style>
    <style:style style:name="T42" style:family="text">
      <style:text-properties style:font-name="Times New Roman" fo:font-style="normal" style:text-underline-style="none" fo:font-weight="normal" officeooo:rsid="0056d37e" style:font-style-asian="normal" style:font-weight-asian="normal" style:font-style-complex="normal" style:font-weight-complex="normal"/>
    </style:style>
    <style:style style:name="T43" style:family="text">
      <style:text-properties style:font-name="Times New Roman" fo:font-style="normal" style:text-underline-style="none" fo:font-weight="normal" officeooo:rsid="0057e1b1" style:font-style-asian="normal" style:font-weight-asian="normal" style:font-style-complex="normal" style:font-weight-complex="normal"/>
    </style:style>
    <style:style style:name="T44" style:family="text">
      <style:text-properties style:font-name="Times New Roman" fo:font-style="normal" style:text-underline-style="none" fo:font-weight="normal" officeooo:rsid="005a3fe2" style:font-style-asian="normal" style:font-weight-asian="normal" style:font-style-complex="normal" style:font-weight-complex="normal"/>
    </style:style>
    <style:style style:name="T45" style:family="text">
      <style:text-properties style:font-name="Times New Roman" fo:font-style="normal" style:text-underline-style="none" fo:font-weight="normal" officeooo:rsid="005af9de" style:font-style-asian="normal" style:font-weight-asian="normal" style:font-style-complex="normal" style:font-weight-complex="normal"/>
    </style:style>
    <style:style style:name="T46" style:family="text">
      <style:text-properties style:font-name="Times New Roman" fo:font-style="normal" style:text-underline-style="none" fo:font-weight="normal" officeooo:rsid="005b834a" style:font-style-asian="normal" style:font-weight-asian="normal" style:font-style-complex="normal" style:font-weight-complex="normal"/>
    </style:style>
    <style:style style:name="T47" style:family="text">
      <style:text-properties style:font-name="Times New Roman" fo:font-style="normal" style:text-underline-style="none" fo:font-weight="normal" officeooo:rsid="005d0b31" style:font-style-asian="normal" style:font-weight-asian="normal" style:font-style-complex="normal" style:font-weight-complex="normal"/>
    </style:style>
    <style:style style:name="T48" style:family="text">
      <style:text-properties style:font-name="Times New Roman" fo:font-style="normal" style:text-underline-style="none" fo:font-weight="normal" officeooo:rsid="00603e46" style:font-style-asian="normal" style:font-weight-asian="normal" style:font-style-complex="normal" style:font-weight-complex="normal"/>
    </style:style>
    <style:style style:name="T49" style:family="text">
      <style:text-properties style:font-name="Times New Roman" fo:font-style="normal" style:text-underline-style="none" fo:font-weight="normal" officeooo:rsid="006f2bd0" style:font-style-asian="normal" style:font-weight-asian="normal" style:font-style-complex="normal" style:font-weight-complex="normal"/>
    </style:style>
    <style:style style:name="T50" style:family="text">
      <style:text-properties style:font-name="Times New Roman" fo:font-style="normal" style:text-underline-style="none" fo:font-weight="normal" officeooo:rsid="006fa2e3" style:font-style-asian="normal" style:font-weight-asian="normal" style:font-style-complex="normal" style:font-weight-complex="normal"/>
    </style:style>
    <style:style style:name="T51" style:family="text">
      <style:text-properties style:font-name="Times New Roman" fo:font-style="normal" style:text-underline-style="none" fo:font-weight="normal" officeooo:rsid="00708e24" style:font-style-asian="normal" style:font-weight-asian="normal" style:font-style-complex="normal" style:font-weight-complex="normal"/>
    </style:style>
    <style:style style:name="T52" style:family="text">
      <style:text-properties style:font-name="Times New Roman" fo:font-style="normal" style:text-underline-style="none" fo:font-weight="normal" officeooo:rsid="007215bc" style:font-style-asian="normal" style:font-weight-asian="normal" style:font-style-complex="normal" style:font-weight-complex="normal"/>
    </style:style>
    <style:style style:name="T53" style:family="text">
      <style:text-properties style:font-name="Times New Roman" fo:font-style="normal" style:text-underline-style="none" fo:font-weight="normal" officeooo:rsid="00748087" style:font-style-asian="normal" style:font-weight-asian="normal" style:font-style-complex="normal" style:font-weight-complex="normal"/>
    </style:style>
    <style:style style:name="T54" style:family="text">
      <style:text-properties style:font-name="Times New Roman" fo:font-style="normal" style:text-underline-style="none" fo:font-weight="normal" officeooo:rsid="0075f756" style:font-style-asian="normal" style:font-weight-asian="normal" style:font-style-complex="normal" style:font-weight-complex="normal"/>
    </style:style>
    <style:style style:name="T55" style:family="text">
      <style:text-properties style:font-name="Times New Roman" fo:font-style="normal" style:text-underline-style="none" fo:font-weight="normal" officeooo:rsid="004cb1e0" style:font-style-asian="normal" style:font-weight-asian="normal" style:font-style-complex="normal" style:font-weight-complex="normal"/>
    </style:style>
    <style:style style:name="T56" style:family="text">
      <style:text-properties style:font-name="Times New Roman" fo:font-style="normal" style:text-underline-style="none" fo:font-weight="normal" officeooo:rsid="00ad92ab" style:font-style-asian="normal" style:font-weight-asian="normal" style:font-style-complex="normal" style:font-weight-complex="normal"/>
    </style:style>
    <style:style style:name="T57" style:family="text">
      <style:text-properties style:font-name="Times New Roman" fo:font-style="normal" style:text-underline-style="none" fo:font-weight="normal" officeooo:rsid="01669c9f" style:font-style-asian="normal" style:font-weight-asian="normal" style:font-style-complex="normal" style:font-weight-complex="normal"/>
    </style:style>
    <style:style style:name="T58" style:family="text">
      <style:text-properties style:font-name="Times New Roman" fo:font-style="normal" style:text-underline-style="none" fo:font-weight="normal" officeooo:rsid="0166fe5e" style:font-style-asian="normal" style:font-weight-asian="normal" style:font-style-complex="normal" style:font-weight-complex="normal"/>
    </style:style>
    <style:style style:name="T59" style:family="text">
      <style:text-properties style:font-name="Times New Roman" fo:font-style="normal" style:text-underline-style="none" fo:font-weight="normal" officeooo:rsid="016ddc95" style:font-style-asian="normal" style:font-weight-asian="normal" style:font-style-complex="normal" style:font-weight-complex="normal"/>
    </style:style>
    <style:style style:name="T60" style:family="text">
      <style:text-properties style:font-name="Times New Roman" fo:font-style="normal" style:text-underline-style="none" fo:font-weight="normal" officeooo:rsid="017075e5" style:font-style-asian="normal" style:font-weight-asian="normal" style:font-style-complex="normal" style:font-weight-complex="normal"/>
    </style:style>
    <style:style style:name="T61" style:family="text">
      <style:text-properties style:font-name="Times New Roman" fo:font-style="normal" style:text-underline-style="none" fo:font-weight="normal" officeooo:rsid="017111b9" style:font-style-asian="normal" style:font-weight-asian="normal" style:font-style-complex="normal" style:font-weight-complex="normal"/>
    </style:style>
    <style:style style:name="T62" style:family="text">
      <style:text-properties style:font-name="Times New Roman" fo:font-style="normal" style:text-underline-style="none" fo:font-weight="normal" officeooo:rsid="01724f16" style:font-style-asian="normal" style:font-weight-asian="normal" style:font-style-complex="normal" style:font-weight-complex="normal"/>
    </style:style>
    <style:style style:name="T63" style:family="text">
      <style:text-properties style:font-name="Times New Roman" fo:font-style="normal" style:text-underline-style="none" fo:font-weight="normal" officeooo:rsid="017649ec" style:font-style-asian="normal" style:font-weight-asian="normal" style:font-style-complex="normal" style:font-weight-complex="normal"/>
    </style:style>
    <style:style style:name="T64" style:family="text">
      <style:text-properties style:font-name="Times New Roman" fo:font-style="normal" style:text-underline-style="none" fo:font-weight="normal" officeooo:rsid="0176a246" style:font-style-asian="normal" style:font-weight-asian="normal" style:font-style-complex="normal" style:font-weight-complex="normal"/>
    </style:style>
    <style:style style:name="T65" style:family="text">
      <style:text-properties style:font-name="Times New Roman" fo:font-style="normal" style:text-underline-style="none" fo:font-weight="normal" officeooo:rsid="017747c5" style:font-style-asian="normal" style:font-weight-asian="normal" style:font-style-complex="normal" style:font-weight-complex="normal"/>
    </style:style>
    <style:style style:name="T66" style:family="text">
      <style:text-properties style:font-name="Times New Roman" fo:font-style="normal" style:text-underline-style="none" fo:font-weight="normal" officeooo:rsid="01780308" style:font-style-asian="normal" style:font-weight-asian="normal" style:font-style-complex="normal" style:font-weight-complex="normal"/>
    </style:style>
    <style:style style:name="T67" style:family="text">
      <style:text-properties style:font-name="Times New Roman" fo:font-style="normal" style:text-underline-style="none" fo:font-weight="normal" officeooo:rsid="0179ca34" style:font-style-asian="normal" style:font-weight-asian="normal" style:font-style-complex="normal" style:font-weight-complex="normal"/>
    </style:style>
    <style:style style:name="T68" style:family="text">
      <style:text-properties style:font-name="Times New Roman" fo:font-style="normal" style:text-underline-style="none" fo:font-weight="normal" officeooo:rsid="017c31dd" style:font-style-asian="normal" style:font-weight-asian="normal" style:font-style-complex="normal" style:font-weight-complex="normal"/>
    </style:style>
    <style:style style:name="T69" style:family="text">
      <style:text-properties style:font-name="Times New Roman" fo:font-style="normal" style:text-underline-style="none" fo:font-weight="normal" officeooo:rsid="017db625" style:font-style-asian="normal" style:font-weight-asian="normal" style:font-style-complex="normal" style:font-weight-complex="normal"/>
    </style:style>
    <style:style style:name="T70" style:family="text">
      <style:text-properties style:font-name="Times New Roman" fo:font-style="normal" style:text-underline-style="none" fo:font-weight="normal" officeooo:rsid="017e5cae" style:font-style-asian="normal" style:font-weight-asian="normal" style:font-style-complex="normal" style:font-weight-complex="normal"/>
    </style:style>
    <style:style style:name="T71" style:family="text">
      <style:text-properties style:font-name="Times New Roman" fo:font-style="normal" style:text-underline-style="none" fo:font-weight="normal" officeooo:rsid="017e9225" style:font-style-asian="normal" style:font-weight-asian="normal" style:font-style-complex="normal" style:font-weight-complex="normal"/>
    </style:style>
    <style:style style:name="T72" style:family="text">
      <style:text-properties style:font-name="Times New Roman" fo:font-style="normal" style:text-underline-style="none" fo:font-weight="normal" officeooo:rsid="017f743a" style:font-style-asian="normal" style:font-weight-asian="normal" style:font-style-complex="normal" style:font-weight-complex="normal"/>
    </style:style>
    <style:style style:name="T73" style:family="text">
      <style:text-properties style:font-name="Times New Roman" fo:font-style="normal" style:text-underline-style="none" fo:font-weight="normal" officeooo:rsid="0180d961" style:font-style-asian="normal" style:font-weight-asian="normal" style:font-style-complex="normal" style:font-weight-complex="normal"/>
    </style:style>
    <style:style style:name="T74" style:family="text">
      <style:text-properties style:font-name="Times New Roman" fo:font-style="normal" style:text-underline-style="none" fo:font-weight="normal" officeooo:rsid="01838a38" style:font-style-asian="normal" style:font-weight-asian="normal" style:font-style-complex="normal" style:font-weight-complex="normal"/>
    </style:style>
    <style:style style:name="T75" style:family="text">
      <style:text-properties style:font-name="Times New Roman" fo:font-style="normal" style:text-underline-style="none" fo:font-weight="normal" officeooo:rsid="01842df5" style:font-style-asian="normal" style:font-weight-asian="normal" style:font-style-complex="normal" style:font-weight-complex="normal"/>
    </style:style>
    <style:style style:name="T76" style:family="text">
      <style:text-properties style:font-name="Times New Roman" fo:font-style="normal" style:text-underline-style="none" fo:font-weight="normal" officeooo:rsid="0184de15" style:font-style-asian="normal" style:font-weight-asian="normal" style:font-style-complex="normal" style:font-weight-complex="normal"/>
    </style:style>
    <style:style style:name="T77" style:family="text">
      <style:text-properties style:font-name="Times New Roman" fo:font-style="normal" style:text-underline-style="none" fo:font-weight="normal" officeooo:rsid="0185ebad" style:font-style-asian="normal" style:font-weight-asian="normal" style:font-style-complex="normal" style:font-weight-complex="normal"/>
    </style:style>
    <style:style style:name="T78" style:family="text">
      <style:text-properties style:font-name="Times New Roman" fo:font-style="normal" style:text-underline-style="none" fo:font-weight="normal" officeooo:rsid="01861b20" style:font-style-asian="normal" style:font-weight-asian="normal" style:font-style-complex="normal" style:font-weight-complex="normal"/>
    </style:style>
    <style:style style:name="T79" style:family="text">
      <style:text-properties style:font-name="Times New Roman" fo:font-style="normal" style:text-underline-style="none" fo:font-weight="normal" officeooo:rsid="0187726e" style:font-style-asian="normal" style:font-weight-asian="normal" style:font-style-complex="normal" style:font-weight-complex="normal"/>
    </style:style>
    <style:style style:name="T80" style:family="text">
      <style:text-properties style:font-name="Times New Roman" fo:font-style="normal" style:text-underline-style="none" fo:font-weight="normal" officeooo:rsid="0187a491" style:font-style-asian="normal" style:font-weight-asian="normal" style:font-style-complex="normal" style:font-weight-complex="normal"/>
    </style:style>
    <style:style style:name="T81" style:family="text">
      <style:text-properties style:font-name="Times New Roman" fo:font-style="normal"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82" style:family="text">
      <style:text-properties style:font-name="Times New Roman" fo:font-style="normal" style:text-underline-style="none" fo:font-weight="normal" officeooo:rsid="00ec8470" style:font-size-asian="12pt" style:font-style-asian="normal" style:font-weight-asian="normal" style:font-size-complex="12pt" style:font-style-complex="normal" style:font-weight-complex="normal" style:text-overline-style="none" style:text-overline-color="font-color"/>
    </style:style>
    <style:style style:name="T83" style:family="text">
      <style:text-properties style:font-name="Times New Roman" fo:font-style="normal" style:text-underline-style="none" fo:font-weight="normal" officeooo:rsid="02bf418e" style:font-size-asian="12pt" style:font-style-asian="normal" style:font-weight-asian="normal" style:font-size-complex="12pt" style:font-style-complex="normal" style:font-weight-complex="normal" style:text-overline-style="none" style:text-overline-color="font-color"/>
    </style:style>
    <style:style style:name="T84" style:family="text">
      <style:text-properties style:font-name="Times New Roman" fo:font-style="normal" style:text-underline-style="none" fo:font-weight="normal" officeooo:rsid="02be295b" style:font-size-asian="12pt" style:font-style-asian="normal" style:font-weight-asian="normal" style:font-size-complex="12pt" style:font-style-complex="normal" style:font-weight-complex="normal" style:text-overline-style="none" style:text-overline-color="font-color"/>
    </style:style>
    <style:style style:name="T85" style:family="text">
      <style:text-properties style:font-name="Times New Roman" fo:font-style="normal" style:text-underline-style="none" fo:font-weight="normal" officeooo:rsid="0326cc3f" style:font-size-asian="12pt" style:font-style-asian="normal" style:font-weight-asian="normal" style:font-size-complex="12pt" style:font-style-complex="normal" style:font-weight-complex="normal" style:text-overline-style="none" style:text-overline-color="font-color"/>
    </style:style>
    <style:style style:name="T86" style:family="text">
      <style:text-properties style:font-name="Times New Roman" fo:font-style="normal" style:text-underline-style="none" fo:font-weight="normal" officeooo:rsid="03293a64" style:font-size-asian="12pt" style:font-style-asian="normal" style:font-weight-asian="normal" style:font-size-complex="12pt" style:font-style-complex="normal" style:font-weight-complex="normal" style:text-overline-style="none" style:text-overline-color="font-color"/>
    </style:style>
    <style:style style:name="T87" style:family="text">
      <style:text-properties style:font-name="Times New Roman" fo:font-style="normal" style:text-underline-style="none" fo:font-weight="normal" officeooo:rsid="032b27b7"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style:font-name="Times New Roman" fo:font-style="normal" style:text-underline-style="none" fo:font-weight="normal" officeooo:rsid="03368d92"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style:font-name="Times New Roman" fo:font-style="normal" style:text-underline-style="none" fo:font-weight="normal" officeooo:rsid="032e25b4"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style:font-name="Times New Roman" fo:font-style="normal" style:text-underline-style="none" fo:font-weight="normal" officeooo:rsid="032fd024" style:font-size-asian="12pt" style:font-style-asian="normal" style:font-weight-asian="normal" style:font-size-complex="12pt" style:font-style-complex="normal" style:font-weight-complex="normal" style:text-overline-style="none" style:text-overline-color="font-color"/>
    </style:style>
    <style:style style:name="T91" style:family="text">
      <style:text-properties style:font-name="Times New Roman" fo:font-style="normal" style:text-underline-style="none" fo:font-weight="normal" officeooo:rsid="0336b75c" style:font-size-asian="12pt" style:font-style-asian="normal" style:font-weight-asian="normal" style:font-size-complex="12pt" style:font-style-complex="normal" style:font-weight-complex="normal" style:text-overline-style="none" style:text-overline-color="font-color"/>
    </style:style>
    <style:style style:name="T92" style:family="text">
      <style:text-properties style:font-name="Times New Roman" fo:font-style="normal" style:text-underline-style="none" fo:font-weight="normal" officeooo:rsid="0336e6cc"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style:font-name="Times New Roman" fo:font-style="normal" style:text-underline-style="none" fo:font-weight="normal" officeooo:rsid="0350dda9" style:font-size-asian="12pt" style:font-style-asian="normal" style:font-weight-asian="normal" style:font-size-complex="12pt" style:font-style-complex="normal" style:font-weight-complex="normal" style:text-overline-style="none" style:text-overline-color="font-color"/>
    </style:style>
    <style:style style:name="T94" style:family="text">
      <style:text-properties style:font-name="Times New Roman" fo:font-style="normal" style:text-underline-style="none" fo:font-weight="normal" officeooo:rsid="035ed882" style:font-size-asian="12pt" style:font-style-asian="normal" style:font-weight-asian="normal" style:font-size-complex="12pt" style:font-style-complex="normal" style:font-weight-complex="normal" style:text-overline-style="none" style:text-overline-color="font-color"/>
    </style:style>
    <style:style style:name="T95" style:family="text">
      <style:text-properties style:font-name="Times New Roman" fo:font-style="normal" style:text-underline-style="none" fo:font-weight="normal" officeooo:rsid="036048e7" style:font-size-asian="12pt" style:font-style-asian="normal" style:font-weight-asian="normal" style:font-size-complex="12pt" style:font-style-complex="normal" style:font-weight-complex="normal" style:text-overline-style="none" style:text-overline-color="font-color"/>
    </style:style>
    <style:style style:name="T96" style:family="text">
      <style:text-properties style:font-name="Times New Roman" fo:font-style="normal" style:text-underline-style="none" fo:font-weight="normal" officeooo:rsid="036172a0"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style:font-name="Times New Roman" fo:font-style="normal" style:text-underline-style="none" fo:font-weight="normal" officeooo:rsid="03617300" style:font-size-asian="12pt" style:font-style-asian="normal" style:font-weight-asian="normal" style:font-size-complex="12pt" style:font-style-complex="normal" style:font-weight-complex="normal" style:text-overline-style="none" style:text-overline-color="font-color"/>
    </style:style>
    <style:style style:name="T98" style:family="text">
      <style:text-properties style:font-name="Times New Roman" fo:font-style="normal" style:text-underline-style="none" fo:font-weight="normal" officeooo:rsid="038c07e4" style:font-size-asian="12pt" style:font-style-asian="normal" style:font-weight-asian="normal" style:font-size-complex="12pt" style:font-style-complex="normal" style:font-weight-complex="normal" style:text-overline-style="none" style:text-overline-color="font-color"/>
    </style:style>
    <style:style style:name="T99" style:family="text">
      <style:text-properties style:font-name="Times New Roman" fo:font-style="normal" style:text-underline-style="none" fo:font-weight="bold" officeooo:rsid="0103f9e7" style:font-size-asian="12pt" style:font-style-asian="normal" style:font-weight-asian="normal" style:font-size-complex="12pt" style:font-style-complex="normal" style:font-weight-complex="normal" style:text-overline-style="none" style:text-overline-color="font-color"/>
    </style:style>
    <style:style style:name="T100" style:family="text">
      <style:text-properties style:font-name="Times New Roman" fo:font-style="normal" style:text-underline-style="none" fo:font-weight="bold" officeooo:rsid="00df1e1b" style:font-size-asian="12pt" style:font-style-asian="normal" style:font-weight-asian="normal" style:font-size-complex="12pt" style:font-style-complex="normal" style:font-weight-complex="normal" style:text-overline-style="none" style:text-overline-color="font-color"/>
    </style:style>
    <style:style style:name="T101" style:family="text">
      <style:text-properties style:font-name="Times New Roman" fo:font-style="normal" style:text-underline-style="none" fo:font-weight="bold" officeooo:rsid="0103f9e7" style:font-size-asian="12pt" style:font-style-asian="normal" style:font-weight-asian="bold" style:font-size-complex="12pt" style:font-style-complex="normal" style:font-weight-complex="bold" style:text-overline-style="none" style:text-overline-color="font-color"/>
    </style:style>
    <style:style style:name="T102" style:family="text">
      <style:text-properties style:font-name="Times New Roman" fo:font-style="normal" style:text-underline-style="none" fo:font-weight="bold" officeooo:rsid="00a716b9" style:font-size-asian="12pt" style:font-style-asian="normal" style:font-weight-asian="bold" style:font-size-complex="12pt" style:font-style-complex="normal" style:font-weight-complex="bold" style:text-overline-style="none" style:text-overline-color="font-color"/>
    </style:style>
    <style:style style:name="T103" style:family="text">
      <style:text-properties style:font-name="Times New Roman" fo:font-style="normal" style:text-underline-style="solid" style:text-underline-width="auto" style:text-underline-color="font-color" officeooo:rsid="000080b5" style:font-style-asian="normal" style:font-style-complex="normal"/>
    </style:style>
    <style:style style:name="T104" style:family="text">
      <style:text-properties style:font-name="Times New Roman" style:text-underline-style="none"/>
    </style:style>
    <style:style style:name="T105" style:family="text">
      <style:text-properties style:font-name="Times New Roman" style:text-underline-style="none" fo:font-weight="normal" officeooo:rsid="0053007c" style:font-weight-asian="normal" style:font-weight-complex="normal"/>
    </style:style>
    <style:style style:name="T106" style:family="text">
      <style:text-properties style:font-name="Times New Roman" style:text-underline-style="none" fo:font-weight="normal" officeooo:rsid="0103f9e7" style:font-size-asian="12pt" style:font-weight-asian="normal" style:font-size-complex="12pt" style:font-weight-complex="normal" style:text-overline-style="none" style:text-overline-color="font-color"/>
    </style:style>
    <style:style style:name="T107" style:family="text">
      <style:text-properties style:font-name="Times New Roman" style:text-underline-style="none" fo:font-weight="normal" officeooo:rsid="0104af95" style:font-size-asian="12pt" style:font-weight-asian="normal" style:font-size-complex="12pt" style:font-weight-complex="normal" style:text-overline-style="none" style:text-overline-color="font-color"/>
    </style:style>
    <style:style style:name="T108" style:family="text">
      <style:text-properties style:font-name="Times New Roman" style:text-underline-style="none" fo:font-weight="normal" officeooo:rsid="02a6d84c" style:font-size-asian="12pt" style:font-weight-asian="normal" style:font-size-complex="12pt" style:font-weight-complex="normal" style:text-overline-style="none" style:text-overline-color="font-color"/>
    </style:style>
    <style:style style:name="T109" style:family="text">
      <style:text-properties style:font-name="Times New Roman" style:text-underline-style="none" officeooo:rsid="004c35ac"/>
    </style:style>
    <style:style style:name="T110" style:family="text">
      <style:text-properties style:font-name="Times New Roman" fo:font-style="italic" style:text-underline-style="none" fo:font-weight="normal" officeooo:rsid="00bb38c4" style:font-size-asian="12pt" style:font-style-asian="italic" style:font-weight-asian="normal" style:font-size-complex="12pt" style:font-style-complex="italic" style:font-weight-complex="normal" style:text-overline-style="none" style:text-overline-color="font-color"/>
    </style:style>
    <style:style style:name="T111" style:family="text">
      <style:text-properties style:font-name="Times New Roman" fo:font-style="italic" style:text-underline-style="none" fo:font-weight="normal" officeooo:rsid="03078e17" style:font-size-asian="12pt" style:font-style-asian="italic" style:font-weight-asian="normal" style:font-size-complex="12pt" style:font-style-complex="italic" style:font-weight-complex="normal" style:text-overline-style="none" style:text-overline-color="font-color"/>
    </style:style>
    <style:style style:name="T112" style:family="text">
      <style:text-properties style:font-name="Times New Roman" fo:font-style="italic" style:text-underline-style="none" fo:font-weight="normal" officeooo:rsid="0308d384" style:font-size-asian="12pt" style:font-style-asian="italic" style:font-weight-asian="normal" style:font-size-complex="12pt" style:font-style-complex="italic" style:font-weight-complex="normal" style:text-overline-style="none" style:text-overline-color="font-color"/>
    </style:style>
    <style:style style:name="T113" style:family="text">
      <style:text-properties style:font-name="Times New Roman" fo:font-style="italic" style:text-underline-style="none" fo:font-weight="normal" officeooo:rsid="00b72430" style:font-size-asian="12pt" style:font-style-asian="normal" style:font-weight-asian="normal" style:font-size-complex="12pt" style:font-style-complex="normal" style:font-weight-complex="normal" style:text-overline-style="none" style:text-overline-color="font-color"/>
    </style:style>
    <style:style style:name="T114" style:family="text">
      <style:text-properties style:font-name="Times New Roman" fo:font-style="italic" style:text-underline-style="none" fo:font-weight="normal" officeooo:rsid="025ea669" style:font-size-asian="12pt" style:font-style-asian="normal" style:font-weight-asian="normal" style:font-size-complex="12pt" style:font-style-complex="normal" style:font-weight-complex="normal" style:text-overline-style="none" style:text-overline-color="font-color"/>
    </style:style>
    <style:style style:name="T115" style:family="text">
      <style:text-properties style:font-name="Times New Roman" fo:font-style="italic" style:text-underline-style="none" fo:font-weight="normal" officeooo:rsid="025e31d5" style:font-size-asian="12pt" style:font-style-asian="normal" style:font-weight-asian="normal" style:font-size-complex="12pt" style:font-style-complex="normal" style:font-weight-complex="normal" style:text-overline-style="none" style:text-overline-color="font-color"/>
    </style:style>
    <style:style style:name="T116" style:family="text">
      <style:text-properties style:font-name="Times New Roman" fo:font-style="italic" style:text-underline-style="none" fo:font-weight="normal" officeooo:rsid="025eb5a7"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style:font-name="Times New Roman" fo:font-style="italic" style:text-underline-style="none" fo:font-weight="normal" officeooo:rsid="02791587" style:font-size-asian="12pt" style:font-style-asian="normal" style:font-weight-asian="normal" style:font-size-complex="12pt" style:font-style-complex="normal" style:font-weight-complex="normal" style:text-overline-style="none" style:text-overline-color="font-color"/>
    </style:style>
    <style:style style:name="T118" style:family="text">
      <style:text-properties style:font-name="Times New Roman" fo:font-style="italic" style:text-underline-style="none" fo:font-weight="normal" officeooo:rsid="027b8b4a"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style:font-name="Times New Roman" officeooo:rsid="004cb1e0"/>
    </style:style>
    <style:style style:name="T120" style:family="text">
      <style:text-properties style:font-name="Times New Roman" officeooo:rsid="01539703"/>
    </style:style>
    <style:style style:name="T121" style:family="text">
      <style:text-properties style:font-name="Times New Roman" officeooo:rsid="015482fe"/>
    </style:style>
    <style:style style:name="T122" style:family="text">
      <style:text-properties style:font-name="Times New Roman" officeooo:rsid="01552915"/>
    </style:style>
    <style:style style:name="T123" style:family="text">
      <style:text-properties style:font-name="Times New Roman" officeooo:rsid="01552d23"/>
    </style:style>
    <style:style style:name="T124" style:family="text">
      <style:text-properties style:font-name="Times New Roman" officeooo:rsid="01557a6f"/>
    </style:style>
    <style:style style:name="T125" style:family="text">
      <style:text-properties style:font-name="Times New Roman" officeooo:rsid="0156c7c2"/>
    </style:style>
    <style:style style:name="T126" style:family="text">
      <style:text-properties style:font-name="Times New Roman" officeooo:rsid="01583845"/>
    </style:style>
    <style:style style:name="T127" style:family="text">
      <style:text-properties style:font-name="Times New Roman" officeooo:rsid="0158c198"/>
    </style:style>
    <style:style style:name="T128" style:family="text">
      <style:text-properties style:font-name="Times New Roman" officeooo:rsid="015a30ce"/>
    </style:style>
    <style:style style:name="T129" style:family="text">
      <style:text-properties style:font-name="Times New Roman" officeooo:rsid="015bf7b0"/>
    </style:style>
    <style:style style:name="T130" style:family="text">
      <style:text-properties style:font-name="Times New Roman" officeooo:rsid="015bf7d9"/>
    </style:style>
    <style:style style:name="T131" style:family="text">
      <style:text-properties style:font-name="Times New Roman" officeooo:rsid="015e1661"/>
    </style:style>
    <style:style style:name="T132" style:family="text">
      <style:text-properties style:font-name="Times New Roman" officeooo:rsid="015f5d82"/>
    </style:style>
    <style:style style:name="T133" style:family="text">
      <style:text-properties style:font-name="Times New Roman" officeooo:rsid="015f9a80"/>
    </style:style>
    <style:style style:name="T134" style:family="text">
      <style:text-properties style:font-name="Times New Roman" officeooo:rsid="018240ed"/>
    </style:style>
    <style:style style:name="T135" style:family="text">
      <style:text-properties style:font-name="Times New Roman" fo:font-weight="bold" officeooo:rsid="02443b56" style:font-weight-asian="bold" style:font-weight-complex="bold"/>
    </style:style>
    <style:style style:name="T136" style:family="text">
      <style:text-properties style:font-name="Times New Roman" fo:font-weight="bold" officeooo:rsid="024b2808" style:font-weight-asian="bold" style:font-weight-complex="bold"/>
    </style:style>
    <style:style style:name="T137" style:family="text">
      <style:text-properties style:font-name="Times New Roman" fo:font-weight="bold" officeooo:rsid="024bae36" style:font-weight-asian="bold" style:font-weight-complex="bold"/>
    </style:style>
    <style:style style:name="T138" style:family="text">
      <style:text-properties style:font-name="Times New Roman" fo:font-weight="bold" officeooo:rsid="024c2193" style:font-weight-asian="bold" style:font-weight-complex="bold"/>
    </style:style>
    <style:style style:name="T139" style:family="text">
      <style:text-properties style:font-name="Times New Roman" fo:font-weight="bold" officeooo:rsid="02463544" style:font-weight-asian="bold" style:font-weight-complex="bold"/>
    </style:style>
    <style:style style:name="T140" style:family="text">
      <style:text-properties style:font-name="Times New Roman" fo:font-weight="bold" officeooo:rsid="0252194b" style:font-weight-asian="bold" style:font-weight-complex="bold"/>
    </style:style>
    <style:style style:name="T141" style:family="text">
      <style:text-properties style:font-name="Times New Roman" fo:font-weight="bold" officeooo:rsid="0254144e" style:font-weight-asian="bold" style:font-weight-complex="bold"/>
    </style:style>
    <style:style style:name="T142" style:family="text">
      <style:text-properties style:font-name="Times New Roman" fo:font-weight="bold" officeooo:rsid="02651a25" style:font-weight-asian="bold" style:font-weight-complex="bold"/>
    </style:style>
    <style:style style:name="T143" style:family="text">
      <style:text-properties style:font-name="Times New Roman" fo:font-weight="bold" officeooo:rsid="0114a58a" style:font-weight-asian="bold" style:font-weight-complex="bold"/>
    </style:style>
    <style:style style:name="T144" style:family="text">
      <style:text-properties style:font-name="Times New Roman" fo:font-weight="bold" officeooo:rsid="0365c81e" style:font-weight-asian="bold" style:font-weight-complex="bold"/>
    </style:style>
    <style:style style:name="T145" style:family="text">
      <style:text-properties style:font-name="Times New Roman" fo:font-weight="bold" officeooo:rsid="03698aab" style:font-weight-asian="bold" style:font-weight-complex="bold"/>
    </style:style>
    <style:style style:name="T146" style:family="text">
      <style:text-properties officeooo:rsid="000f2782"/>
    </style:style>
    <style:style style:name="T147" style:family="text">
      <style:text-properties officeooo:rsid="00173094"/>
    </style:style>
    <style:style style:name="T148" style:family="text">
      <style:text-properties officeooo:rsid="0018d4d1"/>
    </style:style>
    <style:style style:name="T149" style:family="text">
      <style:text-properties officeooo:rsid="0039b2f8"/>
    </style:style>
    <style:style style:name="T150" style:family="text">
      <style:text-properties fo:font-weight="normal"/>
    </style:style>
    <style:style style:name="T151" style:family="text">
      <style:text-properties fo:font-weight="normal" style:font-weight-asian="normal" style:font-weight-complex="normal"/>
    </style:style>
    <style:style style:name="T152" style:family="text">
      <style:text-properties fo:font-weight="normal" officeooo:rsid="00b72430" style:font-weight-asian="normal" style:font-weight-complex="normal"/>
    </style:style>
    <style:style style:name="T153" style:family="text">
      <style:text-properties fo:font-weight="normal" officeooo:rsid="00bb38c4" style:font-weight-asian="normal" style:font-weight-complex="normal"/>
    </style:style>
    <style:style style:name="T154" style:family="text">
      <style:text-properties fo:font-weight="normal" officeooo:rsid="00d2c11b" style:font-weight-asian="normal" style:font-weight-complex="normal"/>
    </style:style>
    <style:style style:name="T155" style:family="text">
      <style:text-properties fo:font-weight="normal" officeooo:rsid="00d72642" style:font-weight-asian="normal" style:font-weight-complex="normal"/>
    </style:style>
    <style:style style:name="T156" style:family="text">
      <style:text-properties fo:font-weight="normal" officeooo:rsid="00b72430"/>
    </style:style>
    <style:style style:name="T157" style:family="text">
      <style:text-properties fo:font-weight="normal" officeooo:rsid="00ec8470"/>
    </style:style>
    <style:style style:name="T158" style:family="text">
      <style:text-properties fo:font-weight="normal" officeooo:rsid="00ef782b"/>
    </style:style>
    <style:style style:name="T159" style:family="text">
      <style:text-properties fo:font-weight="normal" officeooo:rsid="00f2acec"/>
    </style:style>
    <style:style style:name="T160" style:family="text">
      <style:text-properties fo:font-weight="normal" officeooo:rsid="00fe9b0d"/>
    </style:style>
    <style:style style:name="T161" style:family="text">
      <style:text-properties fo:font-weight="normal" officeooo:rsid="00ff260d"/>
    </style:style>
    <style:style style:name="T162" style:family="text">
      <style:text-properties fo:font-weight="normal" officeooo:rsid="0100085f"/>
    </style:style>
    <style:style style:name="T163" style:family="text">
      <style:text-properties fo:font-weight="normal" officeooo:rsid="01018f60"/>
    </style:style>
    <style:style style:name="T164" style:family="text">
      <style:text-properties fo:font-weight="normal" officeooo:rsid="0104af95"/>
    </style:style>
    <style:style style:name="T165" style:family="text">
      <style:text-properties fo:font-weight="normal" officeooo:rsid="018240ed"/>
    </style:style>
    <style:style style:name="T166" style:family="text">
      <style:text-properties fo:font-weight="normal" officeooo:rsid="018d5930"/>
    </style:style>
    <style:style style:name="T167" style:family="text">
      <style:text-properties fo:font-weight="normal" officeooo:rsid="019c7c3e"/>
    </style:style>
    <style:style style:name="T168" style:family="text">
      <style:text-properties fo:font-weight="normal" officeooo:rsid="01abe97f"/>
    </style:style>
    <style:style style:name="T169" style:family="text">
      <style:text-properties fo:font-style="italic"/>
    </style:style>
    <style:style style:name="T170" style:family="text">
      <style:text-properties fo:font-style="italic" fo:font-weight="normal" style:font-style-asian="italic" style:font-weight-asian="normal" style:font-style-complex="italic" style:font-weight-complex="normal"/>
    </style:style>
    <style:style style:name="T171" style:family="text">
      <style:text-properties fo:font-style="italic" fo:font-weight="normal" officeooo:rsid="00b72430" style:font-style-asian="italic" style:font-weight-asian="normal" style:font-style-complex="italic" style:font-weight-complex="normal"/>
    </style:style>
    <style:style style:name="T172" style:family="text">
      <style:text-properties fo:font-style="italic" fo:font-weight="normal" officeooo:rsid="00d2c11b" style:font-style-asian="italic" style:font-weight-asian="normal" style:font-style-complex="italic" style:font-weight-complex="normal"/>
    </style:style>
    <style:style style:name="T173" style:family="text">
      <style:text-properties fo:font-style="italic" fo:font-weight="normal" officeooo:rsid="00d72642" style:font-style-asian="italic" style:font-weight-asian="normal" style:font-style-complex="italic" style:font-weight-complex="normal"/>
    </style:style>
    <style:style style:name="T174" style:family="text">
      <style:text-properties fo:font-style="italic" fo:font-weight="normal" officeooo:rsid="00d9e48e" style:font-style-asian="italic" style:font-weight-asian="normal" style:font-style-complex="italic" style:font-weight-complex="normal"/>
    </style:style>
    <style:style style:name="T175" style:family="text">
      <style:text-properties fo:font-style="italic" fo:font-weight="normal" style:font-style-asian="italic" style:font-style-complex="italic"/>
    </style:style>
    <style:style style:name="T176" style:family="text">
      <style:text-properties fo:font-style="italic" fo:font-weight="normal" officeooo:rsid="00d72642" style:font-style-asian="italic" style:font-style-complex="italic"/>
    </style:style>
    <style:style style:name="T177" style:family="text">
      <style:text-properties fo:font-style="italic" fo:font-weight="normal" officeooo:rsid="00b72430" style:font-style-asian="italic" style:font-style-complex="italic"/>
    </style:style>
    <style:style style:name="T178" style:family="text">
      <style:text-properties fo:font-style="italic" fo:font-weight="normal" officeooo:rsid="00ec8470" style:font-style-asian="italic" style:font-style-complex="italic"/>
    </style:style>
    <style:style style:name="T179" style:family="text">
      <style:text-properties fo:font-style="italic" fo:font-weight="normal" officeooo:rsid="00ef782b" style:font-style-asian="italic" style:font-style-complex="italic"/>
    </style:style>
    <style:style style:name="T180" style:family="text">
      <style:text-properties fo:font-style="italic" fo:font-weight="normal" officeooo:rsid="00f2acec" style:font-style-asian="italic" style:font-style-complex="italic"/>
    </style:style>
    <style:style style:name="T181" style:family="text">
      <style:text-properties fo:font-style="italic" fo:font-weight="normal" officeooo:rsid="00f8deb2" style:font-style-asian="italic" style:font-style-complex="italic"/>
    </style:style>
    <style:style style:name="T182" style:family="text">
      <style:text-properties fo:font-style="italic" fo:font-weight="normal" officeooo:rsid="00fe9b0d" style:font-style-asian="italic" style:font-style-complex="italic"/>
    </style:style>
    <style:style style:name="T183" style:family="text">
      <style:text-properties fo:font-style="italic" fo:font-weight="normal" officeooo:rsid="0100085f" style:font-style-asian="italic" style:font-style-complex="italic"/>
    </style:style>
    <style:style style:name="T184" style:family="text">
      <style:text-properties fo:font-style="italic" fo:font-weight="normal" officeooo:rsid="0104af95" style:font-style-asian="italic" style:font-style-complex="italic"/>
    </style:style>
    <style:style style:name="T185" style:family="text">
      <style:text-properties fo:font-style="italic" fo:font-weight="normal" officeooo:rsid="018240ed" style:font-style-asian="italic" style:font-style-complex="italic"/>
    </style:style>
    <style:style style:name="T186" style:family="text">
      <style:text-properties fo:font-style="italic" fo:font-weight="normal" officeooo:rsid="018baa59" style:font-style-asian="italic" style:font-style-complex="italic"/>
    </style:style>
    <style:style style:name="T187" style:family="text">
      <style:text-properties fo:font-style="italic" fo:font-weight="normal" officeooo:rsid="018d5930" style:font-style-asian="italic" style:font-style-complex="italic"/>
    </style:style>
    <style:style style:name="T188" style:family="text">
      <style:text-properties fo:font-style="italic" fo:font-weight="normal" officeooo:rsid="01abe97f" style:font-style-asian="italic" style:font-style-complex="italic"/>
    </style:style>
    <style:style style:name="T189" style:family="text">
      <style:text-properties fo:font-style="italic" fo:font-weight="normal" officeooo:rsid="025d29e6" style:font-style-asian="italic" style:font-style-complex="italic"/>
    </style:style>
    <style:style style:name="T190" style:family="text">
      <style:text-properties fo:font-style="italic" fo:font-weight="normal" officeooo:rsid="025e31d5" style:font-style-asian="italic" style:font-style-complex="italic"/>
    </style:style>
    <style:style style:name="T191" style:family="text">
      <style:text-properties fo:font-style="italic" fo:font-weight="normal" officeooo:rsid="025fd67d" style:font-style-asian="italic" style:font-style-complex="italic"/>
    </style:style>
    <style:style style:name="T192" style:family="text">
      <style:text-properties fo:font-style="italic" fo:font-weight="normal" officeooo:rsid="026756be" style:font-style-asian="italic" style:font-style-complex="italic"/>
    </style:style>
    <style:style style:name="T193" style:family="text">
      <style:text-properties fo:font-style="italic" fo:font-weight="normal" officeooo:rsid="02735524" style:font-style-asian="italic" style:font-style-complex="italic"/>
    </style:style>
    <style:style style:name="T194" style:family="text">
      <style:text-properties fo:font-style="italic" fo:font-weight="normal" officeooo:rsid="027e1155" style:font-style-asian="italic" style:font-style-complex="italic"/>
    </style:style>
    <style:style style:name="T195" style:family="text">
      <style:text-properties fo:font-style="italic" fo:font-weight="normal" officeooo:rsid="02804062" style:font-style-asian="italic" style:font-style-complex="italic"/>
    </style:style>
    <style:style style:name="T196" style:family="text">
      <style:text-properties fo:font-style="italic" fo:font-weight="normal" officeooo:rsid="0280b892" style:font-style-asian="italic" style:font-style-complex="italic"/>
    </style:style>
    <style:style style:name="T197" style:family="text">
      <style:text-properties fo:font-style="italic" fo:font-weight="normal" officeooo:rsid="02825c10" style:font-style-asian="italic" style:font-style-complex="italic"/>
    </style:style>
    <style:style style:name="T198" style:family="text">
      <style:text-properties fo:font-style="italic" fo:font-weight="normal" officeooo:rsid="02837ced" style:font-style-asian="italic" style:font-style-complex="italic"/>
    </style:style>
    <style:style style:name="T199" style:family="text">
      <style:text-properties fo:font-style="italic" fo:font-weight="normal" officeooo:rsid="0283ceba" style:font-style-asian="italic" style:font-style-complex="italic"/>
    </style:style>
    <style:style style:name="T200" style:family="text">
      <style:text-properties fo:font-style="italic" fo:font-weight="normal" officeooo:rsid="02842caf" style:font-style-asian="italic" style:font-style-complex="italic"/>
    </style:style>
    <style:style style:name="T201" style:family="text">
      <style:text-properties fo:font-style="italic" fo:font-weight="normal" officeooo:rsid="0286917d" style:font-style-asian="italic" style:font-style-complex="italic"/>
    </style:style>
    <style:style style:name="T202" style:family="text">
      <style:text-properties fo:font-style="italic" fo:font-weight="normal" officeooo:rsid="0287b811" style:font-style-asian="italic" style:font-style-complex="italic"/>
    </style:style>
    <style:style style:name="T203" style:family="text">
      <style:text-properties fo:font-style="italic" fo:font-weight="normal" officeooo:rsid="028800eb" style:font-style-asian="italic" style:font-style-complex="italic"/>
    </style:style>
    <style:style style:name="T204" style:family="text">
      <style:text-properties fo:font-style="italic" fo:font-weight="normal" officeooo:rsid="0288b712" style:font-style-asian="italic" style:font-style-complex="italic"/>
    </style:style>
    <style:style style:name="T205" style:family="text">
      <style:text-properties fo:font-style="italic" fo:font-weight="normal" officeooo:rsid="028938a4" style:font-style-asian="italic" style:font-style-complex="italic"/>
    </style:style>
    <style:style style:name="T206" style:family="text">
      <style:text-properties fo:font-style="italic" fo:font-weight="normal" officeooo:rsid="028a4f5e" style:font-style-asian="italic" style:font-style-complex="italic"/>
    </style:style>
    <style:style style:name="T207" style:family="text">
      <style:text-properties fo:font-style="italic" fo:font-weight="normal" officeooo:rsid="028d7d48" style:font-style-asian="italic" style:font-style-complex="italic"/>
    </style:style>
    <style:style style:name="T208" style:family="text">
      <style:text-properties fo:font-style="italic" fo:font-weight="normal" officeooo:rsid="028e7d02" style:font-style-asian="italic" style:font-style-complex="italic"/>
    </style:style>
    <style:style style:name="T209" style:family="text">
      <style:text-properties fo:font-style="italic" fo:font-weight="normal" officeooo:rsid="02911f0d" style:font-style-asian="italic" style:font-style-complex="italic"/>
    </style:style>
    <style:style style:name="T210" style:family="text">
      <style:text-properties fo:font-style="italic" fo:font-weight="normal" officeooo:rsid="02937954" style:font-style-asian="italic" style:font-style-complex="italic"/>
    </style:style>
    <style:style style:name="T211" style:family="text">
      <style:text-properties fo:font-style="italic" fo:font-weight="normal" officeooo:rsid="02a59c5f" style:font-style-asian="italic" style:font-style-complex="italic"/>
    </style:style>
    <style:style style:name="T212" style:family="text">
      <style:text-properties fo:font-style="italic" fo:font-weight="normal" officeooo:rsid="02a98803" style:font-style-asian="italic" style:font-style-complex="italic"/>
    </style:style>
    <style:style style:name="T213" style:family="text">
      <style:text-properties fo:font-style="italic" fo:font-weight="normal" officeooo:rsid="02aabea6" style:font-style-asian="italic" style:font-style-complex="italic"/>
    </style:style>
    <style:style style:name="T214" style:family="text">
      <style:text-properties fo:font-style="italic" fo:font-weight="normal" officeooo:rsid="02ad8bb5" style:font-style-asian="italic" style:font-style-complex="italic"/>
    </style:style>
    <style:style style:name="T215" style:family="text">
      <style:text-properties fo:font-style="italic" fo:font-weight="normal" officeooo:rsid="02b1b672" style:font-style-asian="italic" style:font-style-complex="italic"/>
    </style:style>
    <style:style style:name="T216" style:family="text">
      <style:text-properties fo:font-style="italic" fo:font-weight="normal" officeooo:rsid="02b20fb6" style:font-style-asian="italic" style:font-style-complex="italic"/>
    </style:style>
    <style:style style:name="T217" style:family="text">
      <style:text-properties fo:font-style="italic" fo:font-weight="normal" officeooo:rsid="02b5a84e" style:font-style-asian="italic" style:font-style-complex="italic"/>
    </style:style>
    <style:style style:name="T218" style:family="text">
      <style:text-properties fo:font-style="italic" fo:font-weight="normal" officeooo:rsid="02b911fd" style:font-style-asian="italic" style:font-style-complex="italic"/>
    </style:style>
    <style:style style:name="T219" style:family="text">
      <style:text-properties fo:font-style="italic" fo:font-weight="normal" officeooo:rsid="02bb68fe" style:font-style-asian="italic" style:font-style-complex="italic"/>
    </style:style>
    <style:style style:name="T220" style:family="text">
      <style:text-properties fo:font-style="italic" fo:font-weight="normal" officeooo:rsid="02bc3721" style:font-style-asian="italic" style:font-style-complex="italic"/>
    </style:style>
    <style:style style:name="T221" style:family="text">
      <style:text-properties fo:font-style="italic" fo:font-weight="normal" officeooo:rsid="02be6580" style:font-style-asian="italic" style:font-style-complex="italic"/>
    </style:style>
    <style:style style:name="T222" style:family="text">
      <style:text-properties fo:font-style="italic" fo:font-weight="normal" officeooo:rsid="02bf418e" style:font-style-asian="italic" style:font-style-complex="italic"/>
    </style:style>
    <style:style style:name="T223" style:family="text">
      <style:text-properties fo:font-style="italic" fo:font-weight="normal" officeooo:rsid="02bf46b5" style:font-style-asian="italic" style:font-style-complex="italic"/>
    </style:style>
    <style:style style:name="T224" style:family="text">
      <style:text-properties fo:font-style="italic" fo:font-weight="normal" officeooo:rsid="02c291a3" style:font-style-asian="italic" style:font-style-complex="italic"/>
    </style:style>
    <style:style style:name="T225" style:family="text">
      <style:text-properties fo:font-style="italic" fo:font-weight="normal" officeooo:rsid="02c670e5" style:font-style-asian="italic" style:font-style-complex="italic"/>
    </style:style>
    <style:style style:name="T226" style:family="text">
      <style:text-properties fo:font-style="italic" fo:font-weight="normal" officeooo:rsid="02c7dd16" style:font-style-asian="italic" style:font-style-complex="italic"/>
    </style:style>
    <style:style style:name="T227" style:family="text">
      <style:text-properties fo:font-style="italic" fo:font-weight="normal" officeooo:rsid="02c81f15" style:font-style-asian="italic" style:font-style-complex="italic"/>
    </style:style>
    <style:style style:name="T228" style:family="text">
      <style:text-properties fo:font-style="italic" fo:font-weight="normal" officeooo:rsid="02c90612" style:font-style-asian="italic" style:font-style-complex="italic"/>
    </style:style>
    <style:style style:name="T229" style:family="text">
      <style:text-properties fo:font-style="italic" fo:font-weight="normal" officeooo:rsid="02ce0918" style:font-style-asian="italic" style:font-style-complex="italic"/>
    </style:style>
    <style:style style:name="T230" style:family="text">
      <style:text-properties fo:font-style="italic" fo:font-weight="normal" officeooo:rsid="02d296e4" style:font-style-asian="italic" style:font-style-complex="italic"/>
    </style:style>
    <style:style style:name="T231" style:family="text">
      <style:text-properties fo:font-style="italic" fo:font-weight="normal" officeooo:rsid="02d2e4f8" style:font-style-asian="italic" style:font-style-complex="italic"/>
    </style:style>
    <style:style style:name="T232" style:family="text">
      <style:text-properties fo:font-style="italic" fo:font-weight="normal" officeooo:rsid="02d31f8a" style:font-style-asian="italic" style:font-style-complex="italic"/>
    </style:style>
    <style:style style:name="T233" style:family="text">
      <style:text-properties fo:font-style="italic" fo:font-weight="normal" officeooo:rsid="02d63428" style:font-style-asian="italic" style:font-style-complex="italic"/>
    </style:style>
    <style:style style:name="T234" style:family="text">
      <style:text-properties fo:font-style="italic" fo:font-weight="normal" officeooo:rsid="02d68027" style:font-style-asian="italic" style:font-style-complex="italic"/>
    </style:style>
    <style:style style:name="T235" style:family="text">
      <style:text-properties fo:font-style="italic" fo:font-weight="normal" officeooo:rsid="02d8df84" style:font-style-asian="italic" style:font-style-complex="italic"/>
    </style:style>
    <style:style style:name="T236" style:family="text">
      <style:text-properties fo:font-style="italic" fo:font-weight="normal" officeooo:rsid="02dbee60" style:font-style-asian="italic" style:font-style-complex="italic"/>
    </style:style>
    <style:style style:name="T237" style:family="text">
      <style:text-properties fo:font-style="italic" fo:font-weight="normal" officeooo:rsid="02dceaf5" style:font-style-asian="italic" style:font-style-complex="italic"/>
    </style:style>
    <style:style style:name="T238" style:family="text">
      <style:text-properties fo:font-style="italic" fo:font-weight="normal" officeooo:rsid="02dfb7cd" style:font-style-asian="italic" style:font-style-complex="italic"/>
    </style:style>
    <style:style style:name="T239" style:family="text">
      <style:text-properties fo:font-style="italic" fo:font-weight="normal" officeooo:rsid="02eb2594" style:font-style-asian="italic" style:font-style-complex="italic"/>
    </style:style>
    <style:style style:name="T240" style:family="text">
      <style:text-properties fo:font-style="italic" fo:font-weight="normal" officeooo:rsid="02ee9acc" style:font-style-asian="italic" style:font-style-complex="italic"/>
    </style:style>
    <style:style style:name="T241" style:family="text">
      <style:text-properties fo:font-style="italic" fo:font-weight="normal" officeooo:rsid="02f324ce" style:font-style-asian="italic" style:font-style-complex="italic"/>
    </style:style>
    <style:style style:name="T242" style:family="text">
      <style:text-properties fo:font-style="italic" fo:font-weight="normal" officeooo:rsid="02f9bdbd" style:font-style-asian="italic" style:font-style-complex="italic"/>
    </style:style>
    <style:style style:name="T243" style:family="text">
      <style:text-properties fo:font-style="italic" fo:font-weight="normal" officeooo:rsid="02f9f527" style:font-style-asian="italic" style:font-style-complex="italic"/>
    </style:style>
    <style:style style:name="T244" style:family="text">
      <style:text-properties fo:font-style="italic" fo:font-weight="normal" officeooo:rsid="03008bc8" style:font-style-asian="italic" style:font-style-complex="italic"/>
    </style:style>
    <style:style style:name="T245" style:family="text">
      <style:text-properties fo:font-style="italic" fo:font-weight="normal" officeooo:rsid="03031bb8" style:font-style-asian="italic" style:font-style-complex="italic"/>
    </style:style>
    <style:style style:name="T246" style:family="text">
      <style:text-properties fo:font-style="italic" fo:font-weight="normal" officeooo:rsid="03078e17" style:font-style-asian="italic" style:font-style-complex="italic"/>
    </style:style>
    <style:style style:name="T247" style:family="text">
      <style:text-properties fo:font-style="italic" fo:font-weight="normal" officeooo:rsid="0313081e" style:font-style-asian="italic" style:font-style-complex="italic"/>
    </style:style>
    <style:style style:name="T248" style:family="text">
      <style:text-properties fo:font-style="italic" fo:font-weight="normal" officeooo:rsid="0316d36c" style:font-style-asian="italic" style:font-style-complex="italic"/>
    </style:style>
    <style:style style:name="T249" style:family="text">
      <style:text-properties fo:font-style="italic" fo:font-weight="normal" officeooo:rsid="0325885e" style:font-style-asian="italic" style:font-style-complex="italic"/>
    </style:style>
    <style:style style:name="T250" style:family="text">
      <style:text-properties fo:font-style="italic" fo:font-weight="normal" officeooo:rsid="0326cc3f" style:font-style-asian="italic" style:font-style-complex="italic"/>
    </style:style>
    <style:style style:name="T251" style:family="text">
      <style:text-properties fo:font-style="italic" fo:font-weight="normal" officeooo:rsid="03289a92" style:font-style-asian="italic" style:font-style-complex="italic"/>
    </style:style>
    <style:style style:name="T252" style:family="text">
      <style:text-properties fo:font-style="italic" fo:font-weight="normal" officeooo:rsid="032e25b4" style:font-style-asian="italic" style:font-style-complex="italic"/>
    </style:style>
    <style:style style:name="T253" style:family="text">
      <style:text-properties fo:font-style="italic" fo:font-weight="normal" officeooo:rsid="03368d92" style:font-style-asian="italic" style:font-style-complex="italic"/>
    </style:style>
    <style:style style:name="T254" style:family="text">
      <style:text-properties fo:font-style="italic" fo:font-weight="normal" officeooo:rsid="033a5352" style:font-style-asian="italic" style:font-style-complex="italic"/>
    </style:style>
    <style:style style:name="T255" style:family="text">
      <style:text-properties fo:font-style="italic" fo:font-weight="normal" officeooo:rsid="033d0b82" style:font-style-asian="italic" style:font-style-complex="italic"/>
    </style:style>
    <style:style style:name="T256" style:family="text">
      <style:text-properties fo:font-style="italic" fo:font-weight="normal" officeooo:rsid="03437b7b" style:font-style-asian="italic" style:font-style-complex="italic"/>
    </style:style>
    <style:style style:name="T257" style:family="text">
      <style:text-properties fo:font-style="italic" fo:font-weight="normal" officeooo:rsid="0343e144" style:font-style-asian="italic" style:font-style-complex="italic"/>
    </style:style>
    <style:style style:name="T258" style:family="text">
      <style:text-properties fo:font-style="italic" fo:font-weight="normal" officeooo:rsid="03465183" style:font-style-asian="italic" style:font-style-complex="italic"/>
    </style:style>
    <style:style style:name="T259" style:family="text">
      <style:text-properties fo:font-style="italic" fo:font-weight="normal" officeooo:rsid="03474a6e" style:font-style-asian="italic" style:font-style-complex="italic"/>
    </style:style>
    <style:style style:name="T260" style:family="text">
      <style:text-properties fo:font-style="italic" style:text-underline-style="none" fo:font-weight="normal" officeooo:rsid="00d28e66" style:font-style-asian="italic" style:font-weight-asian="normal" style:font-style-complex="italic" style:font-weight-complex="normal"/>
    </style:style>
    <style:style style:name="T261" style:family="text">
      <style:text-properties fo:font-style="italic" style:text-underline-style="none" fo:font-weight="normal" officeooo:rsid="00d72642" style:font-style-asian="italic" style:font-weight-asian="normal" style:font-style-complex="italic" style:font-weight-complex="normal"/>
    </style:style>
    <style:style style:name="T262" style:family="text">
      <style:text-properties fo:font-style="italic" officeooo:rsid="00b72430"/>
    </style:style>
    <style:style style:name="T263" style:family="text">
      <style:text-properties officeooo:rsid="00640874"/>
    </style:style>
    <style:style style:name="T264" style:family="text">
      <style:text-properties officeooo:rsid="00af6ebd"/>
    </style:style>
    <style:style style:name="T265" style:family="text">
      <style:text-properties officeooo:rsid="00b1974d"/>
    </style:style>
    <style:style style:name="T266" style:family="text">
      <style:text-properties officeooo:rsid="00bf02e5"/>
    </style:style>
    <style:style style:name="T267" style:family="text">
      <style:text-properties officeooo:rsid="00d2c11b"/>
    </style:style>
    <style:style style:name="T268" style:family="text">
      <style:text-properties officeooo:rsid="00e4e5d6"/>
    </style:style>
    <style:style style:name="T269" style:family="text">
      <style:text-properties officeooo:rsid="00fe9b0d"/>
    </style:style>
    <style:style style:name="T270" style:family="text">
      <style:text-properties officeooo:rsid="0101b7c6"/>
    </style:style>
    <style:style style:name="T271" style:family="text">
      <style:text-properties officeooo:rsid="01135513"/>
    </style:style>
    <style:style style:name="T272" style:family="text">
      <style:text-properties officeooo:rsid="011a7536"/>
    </style:style>
    <style:style style:name="T273" style:family="text">
      <style:text-properties officeooo:rsid="011ae239"/>
    </style:style>
    <style:style style:name="T274" style:family="text">
      <style:text-properties officeooo:rsid="012e528f"/>
    </style:style>
    <style:style style:name="T275" style:family="text">
      <style:text-properties officeooo:rsid="01dc6e35"/>
    </style:style>
    <style:style style:name="T276" style:family="text">
      <style:text-properties officeooo:rsid="0237597a"/>
    </style:style>
    <style:style style:name="T277" style:family="text">
      <style:text-properties officeooo:rsid="023fb7ef"/>
    </style:style>
    <style:style style:name="T278" style:family="text">
      <style:text-properties officeooo:rsid="024174aa"/>
    </style:style>
    <style:style style:name="T279" style:family="text">
      <style:text-properties officeooo:rsid="0247669d"/>
    </style:style>
    <style:style style:name="T280" style:family="text">
      <style:text-properties officeooo:rsid="025b7e4b"/>
    </style:style>
    <style:style style:name="T281" style:family="text">
      <style:text-properties officeooo:rsid="025d29e6"/>
    </style:style>
    <style:style style:name="T282" style:family="text">
      <style:text-properties officeooo:rsid="025e31d5"/>
    </style:style>
    <style:style style:name="T283" style:family="text">
      <style:text-properties officeooo:rsid="025fd67d"/>
    </style:style>
    <style:style style:name="T284" style:family="text">
      <style:text-properties officeooo:rsid="0261d601"/>
    </style:style>
    <style:style style:name="T285" style:family="text">
      <style:text-properties officeooo:rsid="0266a765"/>
    </style:style>
    <style:style style:name="T286" style:family="text">
      <style:text-properties officeooo:rsid="026756be"/>
    </style:style>
    <style:style style:name="T287" style:family="text">
      <style:text-properties officeooo:rsid="02681d92"/>
    </style:style>
    <style:style style:name="T288" style:family="text">
      <style:text-properties officeooo:rsid="02735524"/>
    </style:style>
    <style:style style:name="T289" style:family="text">
      <style:text-properties officeooo:rsid="02791587"/>
    </style:style>
    <style:style style:name="T290" style:family="text">
      <style:text-properties officeooo:rsid="027aa246"/>
    </style:style>
    <style:style style:name="T291" style:family="text">
      <style:text-properties officeooo:rsid="027b8b4a"/>
    </style:style>
    <style:style style:name="T292" style:family="text">
      <style:text-properties officeooo:rsid="027d8515"/>
    </style:style>
    <style:style style:name="T293" style:family="text">
      <style:text-properties style:text-line-through-style="none" style:text-line-through-type="none" style:font-name="Times New Roman" fo:font-style="italic" style:text-underline-style="none" fo:font-weight="normal" officeooo:rsid="027d8515" style:font-size-asian="12pt" style:font-style-asian="normal" style:font-weight-asian="normal" style:font-size-complex="12pt" style:font-style-complex="normal" style:font-weight-complex="normal" style:text-overline-style="none" style:text-overline-color="font-color"/>
    </style:style>
    <style:style style:name="T294" style:family="text">
      <style:text-properties style:text-line-through-style="none" style:text-line-through-type="none" officeooo:rsid="0290fce0"/>
    </style:style>
    <style:style style:name="T295" style:family="text">
      <style:text-properties style:text-line-through-style="none" style:text-line-through-type="none" officeooo:rsid="02981b34"/>
    </style:style>
    <style:style style:name="T296" style:family="text">
      <style:text-properties officeooo:rsid="027e1155"/>
    </style:style>
    <style:style style:name="T297" style:family="text">
      <style:text-properties officeooo:rsid="027e43c7"/>
    </style:style>
    <style:style style:name="T298" style:family="text">
      <style:text-properties officeooo:rsid="02804062"/>
    </style:style>
    <style:style style:name="T299" style:family="text">
      <style:text-properties style:font-style-asian="italic" style:font-style-complex="italic"/>
    </style:style>
    <style:style style:name="T300" style:family="text">
      <style:text-properties officeooo:rsid="0287b811" style:font-style-asian="italic" style:font-style-complex="italic"/>
    </style:style>
    <style:style style:name="T301" style:family="text">
      <style:text-properties officeooo:rsid="028d7d48" style:font-style-asian="italic" style:font-style-complex="italic"/>
    </style:style>
    <style:style style:name="T302" style:family="text">
      <style:text-properties officeooo:rsid="02b1b672" style:font-style-asian="italic" style:font-style-complex="italic"/>
    </style:style>
    <style:style style:name="T303" style:family="text">
      <style:text-properties officeooo:rsid="02c670e5" style:font-style-asian="italic" style:font-style-complex="italic"/>
    </style:style>
    <style:style style:name="T304" style:family="text">
      <style:text-properties officeooo:rsid="0280b892"/>
    </style:style>
    <style:style style:name="T305" style:family="text">
      <style:text-properties officeooo:rsid="02825c10"/>
    </style:style>
    <style:style style:name="T306" style:family="text">
      <style:text-properties officeooo:rsid="02837ced"/>
    </style:style>
    <style:style style:name="T307" style:family="text">
      <style:text-properties officeooo:rsid="0283ceba"/>
    </style:style>
    <style:style style:name="T308" style:family="text">
      <style:text-properties officeooo:rsid="02842caf"/>
    </style:style>
    <style:style style:name="T309" style:family="text">
      <style:text-properties officeooo:rsid="02866f18"/>
    </style:style>
    <style:style style:name="T310" style:family="text">
      <style:text-properties officeooo:rsid="0286917d"/>
    </style:style>
    <style:style style:name="T311" style:family="text">
      <style:text-properties officeooo:rsid="0287b811"/>
    </style:style>
    <style:style style:name="T312" style:family="text">
      <style:text-properties officeooo:rsid="028800eb"/>
    </style:style>
    <style:style style:name="T313" style:family="text">
      <style:text-properties officeooo:rsid="0288b712"/>
    </style:style>
    <style:style style:name="T314" style:family="text">
      <style:text-properties officeooo:rsid="028938a4"/>
    </style:style>
    <style:style style:name="T315" style:family="text">
      <style:text-properties officeooo:rsid="028a4f5e"/>
    </style:style>
    <style:style style:name="T316" style:family="text">
      <style:text-properties officeooo:rsid="028cb715"/>
    </style:style>
    <style:style style:name="T317" style:family="text">
      <style:text-properties officeooo:rsid="028d7d48"/>
    </style:style>
    <style:style style:name="T318" style:family="text">
      <style:text-properties officeooo:rsid="028e7d02"/>
    </style:style>
    <style:style style:name="T319" style:family="text">
      <style:text-properties officeooo:rsid="028f2233"/>
    </style:style>
    <style:style style:name="T320" style:family="text">
      <style:text-properties officeooo:rsid="0290fce0"/>
    </style:style>
    <style:style style:name="T321" style:family="text">
      <style:text-properties officeooo:rsid="02911f0d"/>
    </style:style>
    <style:style style:name="T322" style:family="text">
      <style:text-properties officeooo:rsid="02937954"/>
    </style:style>
    <style:style style:name="T323" style:family="text">
      <style:text-properties officeooo:rsid="0295a56a"/>
    </style:style>
    <style:style style:name="T324" style:family="text">
      <style:text-properties officeooo:rsid="02966d64"/>
    </style:style>
    <style:style style:name="T325" style:family="text">
      <style:text-properties officeooo:rsid="029efb56"/>
    </style:style>
    <style:style style:name="T326" style:family="text">
      <style:text-properties officeooo:rsid="02a09007"/>
    </style:style>
    <style:style style:name="T327" style:family="text">
      <style:text-properties officeooo:rsid="02a59c5f"/>
    </style:style>
    <style:style style:name="T328" style:family="text">
      <style:text-properties officeooo:rsid="02a98803"/>
    </style:style>
    <style:style style:name="T329" style:family="text">
      <style:text-properties officeooo:rsid="02aabea6"/>
    </style:style>
    <style:style style:name="T330" style:family="text">
      <style:text-properties officeooo:rsid="02ad8bb5"/>
    </style:style>
    <style:style style:name="T331" style:family="text">
      <style:text-properties officeooo:rsid="02b1b672"/>
    </style:style>
    <style:style style:name="T332" style:family="text">
      <style:text-properties officeooo:rsid="02b20fb6"/>
    </style:style>
    <style:style style:name="T333" style:family="text">
      <style:text-properties officeooo:rsid="02b3dab6"/>
    </style:style>
    <style:style style:name="T334" style:family="text">
      <style:text-properties officeooo:rsid="02b5a84e"/>
    </style:style>
    <style:style style:name="T335" style:family="text">
      <style:text-properties officeooo:rsid="02b5a878"/>
    </style:style>
    <style:style style:name="T336" style:family="text">
      <style:text-properties officeooo:rsid="02b77f58"/>
    </style:style>
    <style:style style:name="T337" style:family="text">
      <style:text-properties officeooo:rsid="02b911fd"/>
    </style:style>
    <style:style style:name="T338" style:family="text">
      <style:text-properties officeooo:rsid="02b96e28"/>
    </style:style>
    <style:style style:name="T339" style:family="text">
      <style:text-properties officeooo:rsid="02bb68fe"/>
    </style:style>
    <style:style style:name="T340" style:family="text">
      <style:text-properties officeooo:rsid="02bc3721"/>
    </style:style>
    <style:style style:name="T341" style:family="text">
      <style:text-properties officeooo:rsid="02be6580"/>
    </style:style>
    <style:style style:name="T342" style:family="text">
      <style:text-properties officeooo:rsid="02bf418e"/>
    </style:style>
    <style:style style:name="T343" style:family="text">
      <style:text-properties officeooo:rsid="02bf46b5"/>
    </style:style>
    <style:style style:name="T344" style:family="text">
      <style:text-properties officeooo:rsid="02c00ae3"/>
    </style:style>
    <style:style style:name="T345" style:family="text">
      <style:text-properties officeooo:rsid="02c291a3"/>
    </style:style>
    <style:style style:name="T346" style:family="text">
      <style:text-properties officeooo:rsid="02c670e5"/>
    </style:style>
    <style:style style:name="T347" style:family="text">
      <style:text-properties officeooo:rsid="02c7dd16"/>
    </style:style>
    <style:style style:name="T348" style:family="text">
      <style:text-properties officeooo:rsid="02c81f15"/>
    </style:style>
    <style:style style:name="T349" style:family="text">
      <style:text-properties officeooo:rsid="02ca8909"/>
    </style:style>
    <style:style style:name="T350" style:family="text">
      <style:text-properties officeooo:rsid="02ce0918"/>
    </style:style>
    <style:style style:name="T351" style:family="text">
      <style:text-properties officeooo:rsid="02cfa2b5"/>
    </style:style>
    <style:style style:name="T352" style:family="text">
      <style:text-properties officeooo:rsid="02d16125"/>
    </style:style>
    <style:style style:name="T353" style:family="text">
      <style:text-properties officeooo:rsid="02d296e4"/>
    </style:style>
    <style:style style:name="T354" style:family="text">
      <style:text-properties officeooo:rsid="02d2e4f8"/>
    </style:style>
    <style:style style:name="T355" style:family="text">
      <style:text-properties officeooo:rsid="02d63428"/>
    </style:style>
    <style:style style:name="T356" style:family="text">
      <style:text-properties officeooo:rsid="02d68027"/>
    </style:style>
    <style:style style:name="T357" style:family="text">
      <style:text-properties officeooo:rsid="02d705dc"/>
    </style:style>
    <style:style style:name="T358" style:family="text">
      <style:text-properties officeooo:rsid="02d8df84"/>
    </style:style>
    <style:style style:name="T359" style:family="text">
      <style:text-properties officeooo:rsid="02d9288b"/>
    </style:style>
    <style:style style:name="T360" style:family="text">
      <style:text-properties officeooo:rsid="02dbee60"/>
    </style:style>
    <style:style style:name="T361" style:family="text">
      <style:text-properties officeooo:rsid="02dceaf5"/>
    </style:style>
    <style:style style:name="T362" style:family="text">
      <style:text-properties officeooo:rsid="02e11ebb"/>
    </style:style>
    <style:style style:name="T363" style:family="text">
      <style:text-properties officeooo:rsid="02eb2594"/>
    </style:style>
    <style:style style:name="T364" style:family="text">
      <style:text-properties officeooo:rsid="02eb8943"/>
    </style:style>
    <style:style style:name="T365" style:family="text">
      <style:text-properties officeooo:rsid="02ec0226"/>
    </style:style>
    <style:style style:name="T366" style:family="text">
      <style:text-properties officeooo:rsid="02ee9acc"/>
    </style:style>
    <style:style style:name="T367" style:family="text">
      <style:text-properties officeooo:rsid="02f324ce"/>
    </style:style>
    <style:style style:name="T368" style:family="text">
      <style:text-properties officeooo:rsid="02f9bdbd"/>
    </style:style>
    <style:style style:name="T369" style:family="text">
      <style:text-properties officeooo:rsid="02f9f527"/>
    </style:style>
    <style:style style:name="T370" style:family="text">
      <style:text-properties officeooo:rsid="02fee7ad"/>
    </style:style>
    <style:style style:name="T371" style:family="text">
      <style:text-properties officeooo:rsid="03008bc8"/>
    </style:style>
    <style:style style:name="T372" style:family="text">
      <style:text-properties officeooo:rsid="03031bb8"/>
    </style:style>
    <style:style style:name="T373" style:family="text">
      <style:text-properties officeooo:rsid="0303c72d"/>
    </style:style>
    <style:style style:name="T374" style:family="text">
      <style:text-properties officeooo:rsid="03078e17"/>
    </style:style>
    <style:style style:name="T375" style:family="text">
      <style:text-properties officeooo:rsid="0308d384"/>
    </style:style>
    <style:style style:name="T376" style:family="text">
      <style:text-properties officeooo:rsid="030ff798"/>
    </style:style>
    <style:style style:name="T377" style:family="text">
      <style:text-properties officeooo:rsid="0310a636"/>
    </style:style>
    <style:style style:name="T378" style:family="text">
      <style:text-properties officeooo:rsid="031206c6"/>
    </style:style>
    <style:style style:name="T379" style:family="text">
      <style:text-properties officeooo:rsid="0313081e"/>
    </style:style>
    <style:style style:name="T380" style:family="text">
      <style:text-properties officeooo:rsid="0315ff97"/>
    </style:style>
    <style:style style:name="T381" style:family="text">
      <style:text-properties officeooo:rsid="0316d36c"/>
    </style:style>
    <style:style style:name="T382" style:family="text">
      <style:text-properties officeooo:rsid="0320b6df"/>
    </style:style>
    <style:style style:name="T383" style:family="text">
      <style:text-properties officeooo:rsid="03244c84"/>
    </style:style>
    <style:style style:name="T384" style:family="text">
      <style:text-properties officeooo:rsid="0325885e"/>
    </style:style>
    <style:style style:name="T385" style:family="text">
      <style:text-properties officeooo:rsid="0326cc3f"/>
    </style:style>
    <style:style style:name="T386" style:family="text">
      <style:text-properties officeooo:rsid="03289a92"/>
    </style:style>
    <style:style style:name="T387" style:family="text">
      <style:text-properties officeooo:rsid="032cc49b"/>
    </style:style>
    <style:style style:name="T388" style:family="text">
      <style:text-properties officeooo:rsid="032e25b4"/>
    </style:style>
    <style:style style:name="T389" style:family="text">
      <style:text-properties officeooo:rsid="03317fa4"/>
    </style:style>
    <style:style style:name="T390" style:family="text">
      <style:text-properties officeooo:rsid="0332f739"/>
    </style:style>
    <style:style style:name="T391" style:family="text">
      <style:text-properties officeooo:rsid="0333692e"/>
    </style:style>
    <style:style style:name="T392" style:family="text">
      <style:text-properties officeooo:rsid="03337789"/>
    </style:style>
    <style:style style:name="T393" style:family="text">
      <style:text-properties officeooo:rsid="0336002b"/>
    </style:style>
    <style:style style:name="T394" style:family="text">
      <style:text-properties officeooo:rsid="03368d92"/>
    </style:style>
    <style:style style:name="T395" style:family="text">
      <style:text-properties officeooo:rsid="033a3609"/>
    </style:style>
    <style:style style:name="T396" style:family="text">
      <style:text-properties officeooo:rsid="033a5352"/>
    </style:style>
    <style:style style:name="T397" style:family="text">
      <style:text-properties officeooo:rsid="033c3c5c"/>
    </style:style>
    <style:style style:name="T398" style:family="text">
      <style:text-properties officeooo:rsid="033eb397"/>
    </style:style>
    <style:style style:name="T399" style:family="text">
      <style:text-properties officeooo:rsid="03405098"/>
    </style:style>
    <style:style style:name="T400" style:family="text">
      <style:text-properties officeooo:rsid="0340a4c4"/>
    </style:style>
    <style:style style:name="T401" style:family="text">
      <style:text-properties officeooo:rsid="03437b7b"/>
    </style:style>
    <style:style style:name="T402" style:family="text">
      <style:text-properties officeooo:rsid="0343e144"/>
    </style:style>
    <style:style style:name="T403" style:family="text">
      <style:text-properties officeooo:rsid="03465183"/>
    </style:style>
    <style:style style:name="T404" style:family="text">
      <style:text-properties officeooo:rsid="03474a6e"/>
    </style:style>
    <style:style style:name="T405" style:family="text">
      <style:text-properties officeooo:rsid="03522b6e"/>
    </style:style>
    <style:style style:name="T406" style:family="text">
      <style:text-properties officeooo:rsid="03559c95"/>
    </style:style>
    <style:style style:name="T407" style:family="text">
      <style:text-properties officeooo:rsid="037591c5"/>
    </style:style>
    <style:style style:name="T408" style:family="text">
      <style:text-properties officeooo:rsid="03770c94"/>
    </style:style>
    <style:style style:name="T409" style:family="text">
      <style:text-properties officeooo:rsid="037710ab"/>
    </style:style>
    <style:style style:name="T410" style:family="text">
      <style:text-properties officeooo:rsid="037ad1b0"/>
    </style:style>
    <style:style style:name="T411" style:family="text">
      <style:text-properties officeooo:rsid="037da892"/>
    </style:style>
    <style:style style:name="T412" style:family="text">
      <style:text-properties officeooo:rsid="0380e6ff"/>
    </style:style>
    <style:style style:name="T413" style:family="text">
      <style:text-properties officeooo:rsid="03871ee5"/>
    </style:style>
    <style:style style:name="T414" style:family="text">
      <style:text-properties officeooo:rsid="03891c98"/>
    </style:style>
    <style:style style:name="T415" style:family="text">
      <style:text-properties officeooo:rsid="038dd512"/>
    </style:style>
    <style:style style:name="T416" style:family="text">
      <style:text-properties officeooo:rsid="038fb50b"/>
    </style:style>
    <number:number-style style:name="N10000" number:language="en" number:country="GB">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xt:span text:style-name="T1">ettlement Building</text:span></text:p>
      <text:p text:style-name="P2"/>
      <text:p text:style-name="P84"><text:span text:style-name="T3"><text:tab/></text:span>Resources:</text:p>
      <text:p text:style-name="P143"/>
      <text:p text:style-name="P144">At the center of the expedition is the settlement. <text:span text:style-name="T266">Destroyed once before, it is the empire’s hope that it will one day regain it’s former glory. Everything comes at a cost, however, and there are those in Korolburg who cast doubt on the purpose of the expedition. As such, resources are not unlimited, and are measured in various ways, as detailed below.</text:span></text:p>
      <text:p text:style-name="P145">A building may not be constructed if it would bring any given resource below 0. </text:p>
      <text:p text:style-name="P84"/>
      <text:p text:style-name="P66">C<text:span text:style-name="T19">offers</text:span></text:p>
      <text:p text:style-name="P148">Whenever players come across resources, treasures, or any other form of commodity they may add it to the town’s coffers, where-upon it will be assigned a value in Imperial Golden Rubles.</text:p>
      <text:p text:style-name="P223"><text:span text:style-name="T22">On the final day of each month players may load some of the contents of the coffers onto the black ship, sending their spoils back to K</text:span><text:span text:style-name="T23">orolburg</text:span><text:span text:style-name="T22">. In exchange they may request the materials required to construct new buildings </text:span><text:span text:style-name="T24">or</text:span><text:span text:style-name="T22"> supplies in order to further expand their settlement.</text:span></text:p>
      <text:p text:style-name="P224"><text:span text:style-name="T22">S</text:span><text:span text:style-name="T26">ome </text:span><text:span text:style-name="T25">forms of wealth, such as mines, may grant the players a recurring source of wealth. In these instances the wealth generated will be added to the coffers at the end of each month.</text:span></text:p>
      <text:p text:style-name="P3"/>
      <text:p text:style-name="P65">Reputation</text:p>
      <text:p text:style-name="P134">Reputation is how the players settlement is regarded by the rest of Mechtadorf. <text:span text:style-name="T146">The higher the reputation the better quality denizen the town will be able to attract.</text:span></text:p>
      <text:p text:style-name="P3"/>
      <text:p text:style-name="P65">Food</text:p>
      <text:p text:style-name="P135">Each denizen requires <text:span text:style-name="T147">a consistent form of sustenance. Food is measured in pounds, with 1lb able to sustain a denizen each day.</text:span></text:p>
      <text:p text:style-name="P136">Stable sources of food m<text:span text:style-name="T148">ay range from farms to dense woodlands where hunters are able to catch wild game.</text:span></text:p>
      <text:p text:style-name="P139">To show the <text:span text:style-name="T149">Sovereign's trust in the success of the expedition, Korolburg will send the settlement a month’s supply of sustenance each month, able to sustain 10 people.</text:span></text:p>
      <text:p text:style-name="P3"/>
      <text:p text:style-name="P67">Housing</text:p>
      <text:p text:style-name="P67"><text:span text:style-name="T5">The number of </text:span><text:span text:style-name="T6">empty rooms in the settlement. </text:span><text:span text:style-name="T7">Each unit of housing represents </text:span><text:span text:style-name="T8">room for one denizen to live within the settlement.</text:span></text:p>
      <text:p text:style-name="P3"/>
      <text:p text:style-name="P65">Denizens</text:p>
      <text:p text:style-name="P225"><text:span text:style-name="T27">People are the lifeblood of the settlement, being r</text:span><text:span text:style-name="T28">equired for the daily running of each of the buildings in the settlement</text:span><text:span text:style-name="T29">. </text:span><text:span text:style-name="T33">Each building will require a number of people to keep it functioning, which may increase as it is upgraded.</text:span></text:p>
      <text:p text:style-name="P225"><text:span text:style-name="T31">Little luxury is required for </text:span><text:span text:style-name="T32">denizens </text:span><text:span text:style-name="T33">who carry out the more basic of tasks, such as farming, hunting, or fishing. </text:span><text:span text:style-name="T36">A</text:span><text:span text:style-name="T33">s the players wish to create more complex buildings </text:span><text:span text:style-name="T34">they will need </text:span><text:span text:style-name="T35">to increase the town’s reputation in order to attract the specialist knowledge required </text:span><text:span text:style-name="T37">to </text:span><text:span text:style-name="T38">carry out more complex tasks.</text:span></text:p>
      <text:p text:style-name="P240"><text:span text:style-name="T38">E</text:span><text:span text:style-name="T21">ach denizen will require some form of housing. </text:span><text:span text:style-name="T49">A housing building will indicate how many people it can house at any given time.</text:span></text:p>
      <text:p text:style-name="P240"><text:span text:style-name="T49"><text:s/></text:span><text:span text:style-name="T50">Additionally, </text:span><text:span text:style-name="T51">some denizens, such as nobles, may arrive into town with the intention of building their own living quarters. </text:span><text:span text:style-name="T52">If players allow this construction to commence </text:span><text:span text:style-name="T53">the denizen will fund </text:span><text:span text:style-name="T54">it themselves, not requiring any investment from the town coffers.</text:span></text:p>
      <text:p text:style-name="P149"/>
      <text:p text:style-name="P219"><text:soft-page-break/><text:span text:style-name="T109">D</text:span><text:span text:style-name="T104">efenses</text:span></text:p>
      <text:p text:style-name="P219"><text:span text:style-name="T21">The town’s defenses represent how well guarded the settlement is. </text:span><text:span text:style-name="T39">As players wish to explore further in the world, the more well-defended they will need to leave the town. </text:span><text:span text:style-name="T40">The </text:span><text:span text:style-name="T105">defense number</text:span><text:span text:style-name="T40"> represents </text:span><text:span text:style-name="T41">the number of days the players can leave the town </text:span><text:span text:style-name="T42">without needing to worry that everything will be as </text:span><text:span text:style-name="T43">it was when they left.</text:span></text:p>
      <text:p text:style-name="P220"><text:span text:style-name="T43">I</text:span><text:span text:style-name="T21">f players leave the town for </text:span><text:span text:style-name="T44">a </text:span><text:span text:style-name="T45">number of days that exceed the defense number, the greater the risk that the settlement will be attacked by something the denizens cannot fend off alone. </text:span><text:span text:style-name="T46">Though not a death sentence, </text:span><text:span text:style-name="T47">the longer the town is left undefended, the higher the chance that </text:span><text:span text:style-name="T48">not all will be well with the town when the party returns.</text:span></text:p>
      <text:p text:style-name="P150"/>
      <text:p text:style-name="P220"><text:span text:style-name="T48"><text:tab/></text:span><text:span text:style-name="T103">Buildings:</text:span></text:p>
      <text:p text:style-name="P226"><text:span text:style-name="T30">Over the course of the campaign players will want to construct a number of buildings </text:span><text:span text:style-name="T55">which will either provide bonuses to the party or the town. Each building requires G</text:span><text:span text:style-name="T56">R</text:span><text:span text:style-name="T55"> for it’s initial construction, as well as the food and housing for each denizen required for it’s operation. For example, if a building has a denizen requirement of 2, then it will require 2 units of food and 2 spaces of housing for it to be constructed.</text:span></text:p>
      <text:p text:style-name="P151"/>
      <text:p text:style-name="P221"><text:span text:style-name="T119">W</text:span><text:span text:style-name="T20">ealth</text:span></text:p>
      <text:p text:style-name="P241"><text:span text:style-name="T20">All buildings </text:span><text:span text:style-name="T120">have a GR cost associated with them. </text:span><text:span text:style-name="T121">If players decide to construct a building </text:span><text:span text:style-name="T122">they must wait until the end of the month, at which point they will be able to send any wealth from their coffers back to </text:span><text:span text:style-name="T123">Korolburg in exchange for the </text:span><text:span text:style-name="T124">materials required </text:span><text:span text:style-name="T125">in construction.</text:span></text:p>
      <text:p text:style-name="P242"><text:span text:style-name="T125">I</text:span><text:span text:style-name="T20">f a building generates wealth this will be indicated in the </text:span><text:span text:style-name="T127">building’s description. </text:span><text:span text:style-name="T128">At the end of each month </text:span><text:span text:style-name="T129">players add up the amount of wealth generated by each building </text:span><text:span text:style-name="T130">and add it to the town’s coffers.</text:span></text:p>
      <text:p text:style-name="P152"/>
      <text:p text:style-name="P222"><text:span text:style-name="T126">R</text:span><text:span text:style-name="T20">eputation</text:span></text:p>
      <text:p text:style-name="P243"><text:span text:style-name="T20">Some buildings require </text:span><text:span text:style-name="T131">the settlement’s reputation to be high enough to attract </text:span><text:span text:style-name="T132">those who are able to operate it. </text:span><text:span text:style-name="T133">If a building has a reputation requirement in it’s description, the settlement must have a reputation level equal to or greater than the indicated number.</text:span></text:p>
      <text:p text:style-name="P244"><text:span text:style-name="T133">I</text:span><text:span text:style-name="T20">f a building increases reputation then this will be indicated in the description.</text:span></text:p>
      <text:p text:style-name="P68"/>
      <text:p text:style-name="P221"><text:span text:style-name="T20">Food, Housing, </text:span><text:span text:style-name="T134">&amp; Defense </text:span></text:p>
      <text:p text:style-name="P246"><text:span text:style-name="T55">E</text:span><text:span text:style-name="T21">very settlement will either provide or take both food and housing. </text:span><text:span text:style-name="T57">The settlement’s food, housing, </text:span><text:span text:style-name="T74">or defense</text:span><text:span text:style-name="T57"> number represents </text:span><text:span text:style-name="T58">the surplus of these that the town has.</text:span></text:p>
      <text:p text:style-name="P247"><text:span text:style-name="T58">I</text:span><text:span text:style-name="T21">f a building requires food or housing </text:span><text:span text:style-name="T59">(indicated by a “-” in the cost) </text:span><text:span text:style-name="T60">it can only be built if it will not cause the settlement's food, housing, </text:span><text:span text:style-name="T75">or defense</text:span><text:span text:style-name="T60"> to fall below 0. </text:span><text:span text:style-name="T61">Once built, remove this number </text:span><text:span text:style-name="T62">from the town’s overall food or housing number.</text:span></text:p>
      <text:p text:style-name="P248"><text:span text:style-name="T62">S</text:span><text:span text:style-name="T21">ome building’s are able to provide food,</text:span><text:span text:style-name="T63"> housing, </text:span><text:span text:style-name="T77">and/</text:span><text:span text:style-name="T76">or defense</text:span><text:span text:style-name="T63"> for themselves, and therefore do not </text:span><text:span text:style-name="T64">cost food, housing, </text:span><text:span text:style-name="T78">or defense</text:span><text:span text:style-name="T64"> to build. </text:span><text:span text:style-name="T65">If this is the case the building’s food or </text:span><text:span text:style-name="T66">housing cost will be 0, </text:span><text:span text:style-name="T67">or a “+” if </text:span><text:span text:style-name="T68">the building can </text:span><text:span text:style-name="T69">provide for the settlement after </text:span><text:span text:style-name="T70">sustaining itself. </text:span><text:span text:style-name="T71">If a building </text:span><text:span text:style-name="T72">adds food, housing, </text:span><text:span text:style-name="T79">or defense</text:span><text:span text:style-name="T72"> once built, add this number to the </text:span><text:span text:style-name="T73">town’s</text:span><text:span text:style-name="T72"> overall food, housing, </text:span><text:span text:style-name="T80">or defense</text:span><text:span text:style-name="T72"> number.</text:span></text:p>
      <text:p text:style-name="P142"/>
      <text:p text:style-name="P140"/>
      <text:p text:style-name="P140"><text:tab/><text:span text:style-name="T2">Upgrades</text:span><text:span text:style-name="T264">:</text:span></text:p>
      <text:p text:style-name="P141">Most buildings are able to be upgraded. <text:span text:style-name="T265">When players choose to upgrade a building they must pay the required GR, and have the required resources. Upon being upgraded the lower level building is replaced with the higher level building for the sake of calculating resource gains and costs.</text:span></text:p>
      <text:p text:style-name="P137"/>
      <text:p text:style-name="P85">Food Generating Buildings</text:p>
      <text:p text:style-name="P153"/>
      <table:table table:name="Table2" table:style-name="Table2">
        <table:table-column table:style-name="Table2.A"/>
        <table:table-column table:style-name="Table2.B"/>
        <text:soft-page-break/>
        <table:table-row>
          <table:table-cell table:style-name="Table2.A1" table:number-rows-spanned="3" office:value-type="string">
            <text:p text:style-name="P359">Farm</text:p>
          </table:table-cell>
          <table:table-cell table:style-name="Table2.B1" office:value-type="string">
            <text:p text:style-name="P227"><text:span text:style-name="T102">F</text:span><text:span text:style-name="T101">ields (Level 1)</text:span></text:p>
            <text:p text:style-name="P4">GR: -100</text:p>
            <text:p text:style-name="P83"><text:span text:style-name="T152">Food: +</text:span><text:span text:style-name="T153">1</text:span></text:p>
            <text:p text:style-name="P22">Housing: 0</text:p>
            <text:p text:style-name="P131"><text:span text:style-name="T171">R</text:span><text:span text:style-name="T170">eputation: 0</text:span></text:p>
            <text:p text:style-name="P46">Defense 0</text:p>
          </table:table-cell>
        </table:table-row>
        <table:table-row>
          <table:covered-table-cell/>
          <table:table-cell table:style-name="Table2.B8" office:value-type="string">
            <text:p text:style-name="P98">F<text:span text:style-name="T267">arm (Level 2)</text:span></text:p>
            <text:p text:style-name="P69"><text:span text:style-name="T151">GR: -</text:span><text:span text:style-name="T154">250</text:span></text:p>
            <text:p text:style-name="P76"><text:span text:style-name="T152">Food: +</text:span><text:span text:style-name="T154">3</text:span></text:p>
            <text:p text:style-name="P99"><text:span text:style-name="T171">Housing: </text:span><text:span text:style-name="T172">0</text:span></text:p>
            <text:p text:style-name="P106"><text:span text:style-name="T171">R</text:span><text:span text:style-name="T170">eputation: 0</text:span></text:p>
            <text:p text:style-name="P218"><text:span text:style-name="T260">Defense: -</text:span><text:span text:style-name="T261">1</text:span></text:p>
          </table:table-cell>
        </table:table-row>
        <table:table-row>
          <table:covered-table-cell/>
          <table:table-cell table:style-name="Table2.B8" office:value-type="string">
            <text:p text:style-name="P227"><text:span text:style-name="T100">E</text:span><text:span text:style-name="T99">state</text:span><text:span text:style-name="T100"> (Level 3)</text:span></text:p>
            <text:p text:style-name="P69"><text:span text:style-name="T151">GR: -</text:span><text:span text:style-name="T155">500</text:span></text:p>
            <text:p text:style-name="P76"><text:span text:style-name="T152">Food: </text:span><text:span text:style-name="T155">+8</text:span></text:p>
            <text:p text:style-name="P99"><text:span text:style-name="T171">Housing: </text:span><text:span text:style-name="T174">0</text:span><text:span text:style-name="T171"> </text:span></text:p>
            <text:p text:style-name="P106"><text:span text:style-name="T171">R</text:span><text:span text:style-name="T170">eputation: </text:span><text:span text:style-name="T173">0</text:span></text:p>
            <text:p text:style-name="P106"><text:span text:style-name="T170">Defense:</text:span><text:span text:style-name="T173"> -1</text:span></text:p>
          </table:table-cell>
        </table:table-row>
        <table:table-row>
          <table:table-cell table:style-name="Table2.A4" table:number-rows-spanned="3" office:value-type="string">
            <text:p text:style-name="P358">Hunting Ground</text:p>
          </table:table-cell>
          <table:table-cell table:style-name="Table2.B8" office:value-type="string">
            <text:p text:style-name="P342">Untamed Woodland <text:span text:style-name="T270">(Level 1)</text:span></text:p>
            <text:p text:style-name="P70"><text:span text:style-name="T150">GR: -</text:span><text:span text:style-name="T157">50</text:span></text:p>
            <text:p text:style-name="P77"><text:span text:style-name="T156">Food: </text:span><text:span text:style-name="T157">+2</text:span></text:p>
            <text:p text:style-name="P100"><text:span text:style-name="T177">Housing: -</text:span><text:span text:style-name="T178">1</text:span></text:p>
            <text:p text:style-name="P107"><text:span text:style-name="T177">R</text:span><text:span text:style-name="T175">eputation: </text:span><text:span text:style-name="T178">0</text:span></text:p>
            <text:p text:style-name="P107"><text:span text:style-name="T175">Defense:</text:span><text:span text:style-name="T176"> </text:span><text:span text:style-name="T178">0</text:span></text:p>
            <text:p text:style-name="P249"><text:span text:style-name="T82">M</text:span><text:span text:style-name="T81">ust be established by a woodland.</text:span></text:p>
          </table:table-cell>
        </table:table-row>
        <table:table-row>
          <table:covered-table-cell/>
          <table:table-cell table:style-name="Table2.B8" office:value-type="string">
            <text:p text:style-name="P132">Hunter’s Hut <text:span text:style-name="T270">(Level 2)</text:span></text:p>
            <text:p text:style-name="P71"><text:span text:style-name="T150">GR: -</text:span><text:span text:style-name="T158">100</text:span></text:p>
            <text:p text:style-name="P78"><text:span text:style-name="T156">Food: </text:span><text:span text:style-name="T158">+ 3</text:span></text:p>
            <text:p text:style-name="P101"><text:span text:style-name="T177">Housing: </text:span><text:span text:style-name="T179">0</text:span></text:p>
            <text:p text:style-name="P108"><text:span text:style-name="T177">R</text:span><text:span text:style-name="T175">eputation: </text:span><text:span text:style-name="T179">0</text:span><text:span text:style-name="T175"> </text:span></text:p>
            <text:p text:style-name="P108"><text:span text:style-name="T175">Defense: </text:span><text:span text:style-name="T179">0</text:span></text:p>
          </table:table-cell>
        </table:table-row>
        <table:table-row>
          <table:covered-table-cell/>
          <table:table-cell table:style-name="Table2.B8" office:value-type="string">
            <text:p text:style-name="P127">Hunters Lodge <text:span text:style-name="T270">(Level 3)</text:span></text:p>
            <text:p text:style-name="P71"><text:span text:style-name="T150">GR: -</text:span><text:span text:style-name="T159">400</text:span></text:p>
            <text:p text:style-name="P78"><text:span text:style-name="T156">Food: </text:span><text:span text:style-name="T159">+6</text:span></text:p>
            <text:p text:style-name="P101"><text:span text:style-name="T177">Housing: </text:span><text:span text:style-name="T180">0</text:span><text:span text:style-name="T177"> </text:span></text:p>
            <text:p text:style-name="P108"><text:span text:style-name="T177">R</text:span><text:span text:style-name="T175">eputation: </text:span><text:span text:style-name="T181">0</text:span></text:p>
            <text:p text:style-name="P108"><text:span text:style-name="T175">Defense:</text:span><text:span text:style-name="T176"> </text:span><text:span text:style-name="T180">+2</text:span></text:p>
          </table:table-cell>
        </table:table-row>
        <table:table-row>
          <table:table-cell table:style-name="Table2.A4" table:number-rows-spanned="2" office:value-type="string">
            <text:p text:style-name="P366">Fishery</text:p>
          </table:table-cell>
          <table:table-cell table:style-name="Table2.B8" office:value-type="string">
            <text:p text:style-name="P343">Fish<text:span text:style-name="T269">ing bank (Level 1)</text:span></text:p>
            <text:p text:style-name="P72"><text:span text:style-name="T150">GR</text:span><text:span text:style-name="T160">: -50</text:span></text:p>
            <text:p text:style-name="P79"><text:span text:style-name="T156">Food: </text:span><text:span text:style-name="T160">+2</text:span></text:p>
            <text:p text:style-name="P102"><text:span text:style-name="T177">Housing: -</text:span><text:span text:style-name="T182">1</text:span></text:p>
            <text:p text:style-name="P109"><text:span text:style-name="T177">R</text:span><text:span text:style-name="T175">eputation: </text:span><text:span text:style-name="T182">0</text:span><text:span text:style-name="T175"> </text:span></text:p>
            <text:p text:style-name="P109"><text:span text:style-name="T175">Defense: </text:span><text:span text:style-name="T182">0</text:span></text:p>
            <text:p text:style-name="P129"><text:span text:style-name="T161">M</text:span><text:span text:style-name="T150">ust be established by a river or lake.</text:span></text:p>
          </table:table-cell>
        </table:table-row>
        <table:table-row>
          <table:covered-table-cell/>
          <table:table-cell table:style-name="Table2.B8" office:value-type="string">
            <text:p text:style-name="P344">Fishing Hut <text:span text:style-name="T270">(Level 2)</text:span></text:p>
            <text:p text:style-name="P73"><text:soft-page-break/><text:span text:style-name="T150">GR: -</text:span><text:span text:style-name="T162">1</text:span><text:span text:style-name="T163">5</text:span><text:span text:style-name="T162">0</text:span><text:span text:style-name="T150"> </text:span></text:p>
            <text:p text:style-name="P80"><text:span text:style-name="T156">Food: </text:span><text:span text:style-name="T162">+5</text:span></text:p>
            <text:p text:style-name="P103"><text:span text:style-name="T177">Housing: </text:span><text:span text:style-name="T183">0</text:span><text:span text:style-name="T177"> </text:span></text:p>
            <text:p text:style-name="P110"><text:span text:style-name="T177">R</text:span><text:span text:style-name="T175">eputation: </text:span><text:span text:style-name="T183">0</text:span><text:span text:style-name="T175"> </text:span></text:p>
            <text:p text:style-name="P110"><text:span text:style-name="T175">Defense: </text:span><text:span text:style-name="T183">0</text:span></text:p>
          </table:table-cell>
        </table:table-row>
        <table:table-row>
          <table:table-cell table:style-name="Table2.A4" office:value-type="string">
            <text:p text:style-name="P365">Brewery</text:p>
          </table:table-cell>
          <table:table-cell table:style-name="Table2.B9" office:value-type="string">
            <text:p text:style-name="P133">Brewer<text:span text:style-name="T280">y</text:span></text:p>
            <text:p text:style-name="P74"><text:span text:style-name="T150">GR: -</text:span><text:span text:style-name="T164">250</text:span></text:p>
            <text:p text:style-name="P81"><text:span text:style-name="T156">Food: </text:span><text:span text:style-name="T164">+4</text:span></text:p>
            <text:p text:style-name="P104"><text:span text:style-name="T177">Housing: -</text:span><text:span text:style-name="T184">1</text:span></text:p>
            <text:p text:style-name="P111"><text:span text:style-name="T177">R</text:span><text:span text:style-name="T175">eputation: </text:span><text:span text:style-name="T184">+</text:span><text:span text:style-name="T186">4</text:span></text:p>
            <text:p text:style-name="P111"><text:span text:style-name="T175">Defense: -</text:span><text:span text:style-name="T184">1</text:span></text:p>
            <text:p text:style-name="P245"><text:span text:style-name="T106">Requires </text:span><text:span text:style-name="T108">an</text:span><text:span text:style-name="T107"> </text:span><text:span text:style-name="T108">e</text:span><text:span text:style-name="T107">state</text:span></text:p>
            <text:p text:style-name="P130"><text:span text:style-name="T167">S</text:span><text:span text:style-name="T150">ells brewer’s supplies.</text:span></text:p>
            <text:p text:style-name="P176">+25 GR.</text:p>
          </table:table-cell>
        </table:table-row>
      </table:table>
      <text:p text:style-name="P86"/>
      <text:p text:style-name="P86"/>
      <text:p text:style-name="P85">Wealth <text:span text:style-name="T263">G</text:span>enerating Buildings</text:p>
      <text:p text:style-name="P85"/>
      <table:table table:name="Table3" table:style-name="Table3">
        <table:table-column table:style-name="Table3.A"/>
        <table:table-column table:style-name="Table3.B"/>
        <table:table-row>
          <table:table-cell table:style-name="Table3.A1" table:number-rows-spanned="4" office:value-type="string">
            <text:p text:style-name="P345">Blacksmith</text:p>
          </table:table-cell>
          <table:table-cell table:style-name="Table3.B1" office:value-type="string">
            <text:p text:style-name="P271">Local <text:span text:style-name="T272">S</text:span>mith</text:p>
            <text:p text:style-name="P5">GR: -<text:span text:style-name="T281">150</text:span></text:p>
            <text:p text:style-name="P5">Food: -<text:span text:style-name="T281">1</text:span></text:p>
            <text:p text:style-name="P23">Housing: <text:span text:style-name="T283">0</text:span></text:p>
            <text:p text:style-name="P112"><text:span text:style-name="T177">R</text:span><text:span text:style-name="T175">eputation: </text:span><text:span text:style-name="T189">+1</text:span><text:span text:style-name="T175"> </text:span></text:p>
            <text:p text:style-name="P37">Defense: <text:span text:style-name="T281">0</text:span></text:p>
            <text:p text:style-name="P154">Grants access to tier 1 marital and ranged <text:span text:style-name="T282">weaponry.</text:span></text:p>
          </table:table-cell>
        </table:table-row>
        <table:table-row>
          <table:covered-table-cell/>
          <table:table-cell table:style-name="Table3.B2" office:value-type="string">
            <text:p text:style-name="P271">Weapon<text:span text:style-name="T272">s</text:span>mith</text:p>
            <text:p text:style-name="P228"><text:span text:style-name="T113">GR: -</text:span><text:span text:style-name="T115">2</text:span><text:span text:style-name="T114">00</text:span></text:p>
            <text:p text:style-name="P5">Food: -<text:span text:style-name="T282">1</text:span> </text:p>
            <text:p text:style-name="P23">Housing: -<text:span text:style-name="T282">1</text:span> </text:p>
            <text:p text:style-name="P112"><text:span text:style-name="T177">R</text:span><text:span text:style-name="T175">eputation: </text:span><text:span text:style-name="T190">+2</text:span><text:span text:style-name="T175"> </text:span></text:p>
            <text:p text:style-name="P37">Defense: <text:span text:style-name="T282">0</text:span></text:p>
            <text:p text:style-name="P155">Grants access to tier <text:span text:style-name="T287">2</text:span> marital and ranged <text:span text:style-name="T282">weaponry.</text:span></text:p>
          </table:table-cell>
        </table:table-row>
        <table:table-row>
          <table:covered-table-cell/>
          <table:table-cell table:style-name="Table3.B2" office:value-type="string">
            <text:p text:style-name="P271">Experience<text:span text:style-name="T284">d</text:span> Weaponsmith</text:p>
            <text:p text:style-name="P228"><text:span text:style-name="T113">GR:-</text:span><text:span text:style-name="T115">4</text:span><text:span text:style-name="T114">00</text:span></text:p>
            <text:p text:style-name="P5">Food: -<text:span text:style-name="T283">1</text:span></text:p>
            <text:p text:style-name="P23">Housing: -<text:span text:style-name="T283">1</text:span> </text:p>
            <text:p text:style-name="P112"><text:span text:style-name="T177">R</text:span><text:span text:style-name="T175">eputation: </text:span><text:span text:style-name="T191">+2</text:span></text:p>
            <text:p text:style-name="P37">Defense: <text:span text:style-name="T284">+3</text:span></text:p>
            <text:p text:style-name="P158">Grants access to tier 3 martial and ranged <text:span text:style-name="T285">weaponry.</text:span></text:p>
          </table:table-cell>
        </table:table-row>
        <table:table-row>
          <table:covered-table-cell/>
          <table:table-cell table:style-name="Table3.B2" office:value-type="string">
            <text:p text:style-name="P261"><text:span text:style-name="T143">M</text:span><text:span text:style-name="T142">aster</text:span><text:span text:style-name="T143"> Weaponsmith</text:span></text:p>
            <text:p text:style-name="P229"><text:span text:style-name="T113">GR: -</text:span><text:span text:style-name="T115">6</text:span><text:span text:style-name="T116">5</text:span><text:span text:style-name="T114">0</text:span></text:p>
            <text:p text:style-name="P9">Food: <text:span text:style-name="T4">-</text:span><text:span text:style-name="T15">2</text:span></text:p>
            <text:p text:style-name="P27">Housing:<text:span text:style-name="T9"> -</text:span><text:span text:style-name="T10">2</text:span><text:span text:style-name="T9"> </text:span></text:p>
            <text:p text:style-name="P116"><text:span text:style-name="T177">R</text:span><text:span text:style-name="T175">eputation: </text:span><text:span text:style-name="T192">+5</text:span></text:p>
            <text:p text:style-name="P27">Defense: <text:span text:style-name="T286">+5</text:span></text:p>
            <text:p text:style-name="P155">Grants access to tier <text:span text:style-name="T284">4</text:span> marital and ranged <text:span text:style-name="T282">weaponry.</text:span></text:p>
          </table:table-cell>
        </table:table-row>
        <text:soft-page-break/>
        <table:table-row>
          <table:table-cell table:style-name="Table3.A5" table:number-rows-spanned="4" office:value-type="string">
            <text:p text:style-name="P345">A<text:span text:style-name="T289">r</text:span>mourer</text:p>
          </table:table-cell>
          <table:table-cell table:style-name="Table3.B2" office:value-type="string">
            <text:p text:style-name="P267">Leatherworks</text:p>
            <text:p text:style-name="P5">GR: -<text:span text:style-name="T288">100</text:span></text:p>
            <text:p text:style-name="P5">Food: -<text:span text:style-name="T288">1</text:span></text:p>
            <text:p text:style-name="P23">Housing: <text:span text:style-name="T288">0</text:span> </text:p>
            <text:p text:style-name="P112"><text:span text:style-name="T177">R</text:span><text:span text:style-name="T175">eputation: </text:span><text:span text:style-name="T193">+1</text:span></text:p>
            <text:p text:style-name="P37">Defense: <text:span text:style-name="T288">0</text:span></text:p>
            <text:p text:style-name="P53">Grants access to tier 1 armours.</text:p>
          </table:table-cell>
        </table:table-row>
        <table:table-row>
          <table:covered-table-cell/>
          <table:table-cell table:style-name="Table3.B2" office:value-type="string">
            <text:p text:style-name="P268">Armourer</text:p>
            <text:p text:style-name="P230"><text:span text:style-name="T113">GR: -</text:span><text:span text:style-name="T117">15</text:span><text:span text:style-name="T114">0</text:span></text:p>
            <text:p text:style-name="P10">Food: -<text:span text:style-name="T282">1</text:span> </text:p>
            <text:p text:style-name="P28">Housing: -<text:span text:style-name="T282">1</text:span> </text:p>
            <text:p text:style-name="P118"><text:span text:style-name="T177">R</text:span><text:span text:style-name="T175">eputation: </text:span><text:span text:style-name="T190">+2</text:span><text:span text:style-name="T175"> </text:span></text:p>
            <text:p text:style-name="P40">Defense: <text:span text:style-name="T282">0</text:span></text:p>
            <text:p text:style-name="P156">Grants access to tier <text:span text:style-name="T287">2</text:span> <text:span text:style-name="T290">armours.</text:span></text:p>
          </table:table-cell>
        </table:table-row>
        <table:table-row>
          <table:covered-table-cell/>
          <table:table-cell table:style-name="Table3.B2" office:value-type="string">
            <text:p text:style-name="P270"><text:span text:style-name="T271">Experienced</text:span> Armourer</text:p>
            <text:p text:style-name="P231"><text:span text:style-name="T113">GR:-</text:span><text:span text:style-name="T118">3</text:span><text:span text:style-name="T114">00</text:span></text:p>
            <text:p text:style-name="P11">Food: -<text:span text:style-name="T283">1</text:span></text:p>
            <text:p text:style-name="P29">Housing: -<text:span text:style-name="T283">1</text:span> </text:p>
            <text:p text:style-name="P119"><text:span text:style-name="T177">R</text:span><text:span text:style-name="T175">eputation: </text:span><text:span text:style-name="T191">+2</text:span></text:p>
            <text:p text:style-name="P41">Defense: <text:span text:style-name="T284">+3</text:span></text:p>
            <text:p text:style-name="P159">Grants access to tier 3 <text:span text:style-name="T291">armours.</text:span></text:p>
          </table:table-cell>
        </table:table-row>
        <table:table-row>
          <table:covered-table-cell/>
          <table:table-cell table:style-name="Table3.B2" office:value-type="string">
            <text:p text:style-name="P269">Master Armourer</text:p>
            <text:p text:style-name="P232"><text:span text:style-name="T113">GR: </text:span><text:span text:style-name="T293">-500</text:span></text:p>
            <text:p text:style-name="P12">Food: <text:span text:style-name="T4">-</text:span><text:span text:style-name="T15">2</text:span></text:p>
            <text:p text:style-name="P30">Housing:<text:span text:style-name="T9"> -</text:span><text:span text:style-name="T10">2</text:span><text:span text:style-name="T9"> </text:span></text:p>
            <text:p text:style-name="P120"><text:span text:style-name="T177">R</text:span><text:span text:style-name="T175">eputation: </text:span><text:span text:style-name="T192">+</text:span><text:span text:style-name="T195">4</text:span></text:p>
            <text:p text:style-name="P30">Defense: <text:span text:style-name="T286">+4</text:span></text:p>
            <text:p text:style-name="P157">Grants access to tier <text:span text:style-name="T284">4</text:span> <text:span text:style-name="T292">armours.</text:span></text:p>
          </table:table-cell>
        </table:table-row>
        <table:table-row>
          <table:table-cell table:style-name="Table3.A5" table:number-rows-spanned="4" office:value-type="string">
            <text:p text:style-name="P345">Gunsmith</text:p>
          </table:table-cell>
          <table:table-cell table:style-name="Table3.B2" office:value-type="string">
            <text:p text:style-name="P272">Gun Shed</text:p>
            <text:p text:style-name="P5">GR: -<text:span text:style-name="T296">250</text:span></text:p>
            <text:p text:style-name="P5">Food: -<text:span text:style-name="T296">1</text:span></text:p>
            <text:p text:style-name="P23">Housing: <text:span text:style-name="T296">0</text:span></text:p>
            <text:p text:style-name="P112"><text:span text:style-name="T177">R</text:span><text:span text:style-name="T175">eputation: </text:span><text:span text:style-name="T194">+2</text:span></text:p>
            <text:p text:style-name="P37">Defense: <text:span text:style-name="T296">+1</text:span></text:p>
            <text:p text:style-name="P54"><text:span text:style-name="T9">Grants access to tier</text:span> <text:span text:style-name="T9">1 firearms.</text:span></text:p>
          </table:table-cell>
        </table:table-row>
        <table:table-row>
          <table:covered-table-cell/>
          <table:table-cell table:style-name="Table3.B2" office:value-type="string">
            <text:p text:style-name="P272">Workshop</text:p>
            <text:p text:style-name="P5">GR: -<text:span text:style-name="T297">400</text:span></text:p>
            <text:p text:style-name="P5">Food: -<text:span text:style-name="T297">1</text:span></text:p>
            <text:p text:style-name="P23">Housing: <text:span text:style-name="T297">0</text:span></text:p>
            <text:p text:style-name="P112"><text:span text:style-name="T177">R</text:span><text:span text:style-name="T175">eputation: </text:span><text:span text:style-name="T195">+2</text:span></text:p>
            <text:p text:style-name="P37">Defense: <text:span text:style-name="T298">+2</text:span></text:p>
            <text:p text:style-name="P55"><text:span text:style-name="T9">Grants access to tier</text:span> <text:span text:style-name="T298">2</text:span><text:span text:style-name="T9"> firearms.</text:span></text:p>
          </table:table-cell>
        </table:table-row>
        <table:table-row>
          <table:covered-table-cell/>
          <table:table-cell table:style-name="Table3.B2" office:value-type="string">
            <text:p text:style-name="P272">Trained <text:span text:style-name="T273">Gunsmith</text:span></text:p>
            <text:p text:style-name="P5">GR: -<text:span text:style-name="T298">550</text:span> </text:p>
            <text:p text:style-name="P5">Food: -<text:span text:style-name="T298">1</text:span></text:p>
            <text:p text:style-name="P23">Housing: -<text:span text:style-name="T298">1</text:span> </text:p>
            <text:p text:style-name="P112"><text:soft-page-break/><text:span text:style-name="T177">R</text:span><text:span text:style-name="T175">eputation: </text:span><text:span text:style-name="T195">+3</text:span></text:p>
            <text:p text:style-name="P37">Defense: <text:span text:style-name="T298">+4</text:span></text:p>
            <text:p text:style-name="P56"><text:span text:style-name="T9">Grants access to tier </text:span><text:span text:style-name="T11">3</text:span><text:span text:style-name="T9"> firearms.</text:span></text:p>
          </table:table-cell>
        </table:table-row>
        <table:table-row>
          <table:covered-table-cell/>
          <table:table-cell table:style-name="Table3.B2" office:value-type="string">
            <text:p text:style-name="P273">Master Gunsmith</text:p>
            <text:p text:style-name="P5">GR: -<text:span text:style-name="T298">700</text:span> </text:p>
            <text:p text:style-name="P5">Food: -<text:span text:style-name="T304">2</text:span></text:p>
            <text:p text:style-name="P23">Housing: -<text:span text:style-name="T304">2</text:span> </text:p>
            <text:p text:style-name="P112"><text:span text:style-name="T177">R</text:span><text:span text:style-name="T175">eputation: </text:span><text:span text:style-name="T196">+5</text:span><text:span text:style-name="T175"> </text:span></text:p>
            <text:p text:style-name="P37">Defense: <text:span text:style-name="T304">+6</text:span></text:p>
            <text:p text:style-name="P56"><text:span text:style-name="T9">Grants access to tier </text:span><text:span text:style-name="T11">4</text:span><text:span text:style-name="T9"> firearms.</text:span></text:p>
          </table:table-cell>
        </table:table-row>
        <table:table-row>
          <table:table-cell table:style-name="Table3.A5" table:number-rows-spanned="3" office:value-type="string">
            <text:p text:style-name="P349">General Store</text:p>
          </table:table-cell>
          <table:table-cell table:style-name="Table3.B2" office:value-type="string">
            <text:p text:style-name="P292">Merchant’s Tent</text:p>
            <text:p text:style-name="P6">GR: -<text:span text:style-name="T305">100</text:span></text:p>
            <text:p text:style-name="P6">Food: -<text:span text:style-name="T305">1</text:span></text:p>
            <text:p text:style-name="P24">Housing: <text:span text:style-name="T305">0</text:span></text:p>
            <text:p text:style-name="P114"><text:span text:style-name="T177">R</text:span><text:span text:style-name="T175">eputation: </text:span><text:span text:style-name="T197">0</text:span></text:p>
            <text:p text:style-name="P38">Defense: -<text:span text:style-name="T305">1</text:span></text:p>
            <text:p text:style-name="P160">Grants access to the general store inventory.</text:p>
          </table:table-cell>
        </table:table-row>
        <table:table-row>
          <table:covered-table-cell/>
          <table:table-cell table:style-name="Table3.B2" office:value-type="string">
            <text:p text:style-name="P293">General Trader</text:p>
            <text:p text:style-name="P6">GR: -<text:span text:style-name="T306">250</text:span></text:p>
            <text:p text:style-name="P6">Food: -<text:span text:style-name="T306">1</text:span></text:p>
            <text:p text:style-name="P24">Housing: <text:span text:style-name="T306">0</text:span></text:p>
            <text:p text:style-name="P114"><text:span text:style-name="T177">R</text:span><text:span text:style-name="T175">eputation: </text:span><text:span text:style-name="T198">0</text:span></text:p>
            <text:p text:style-name="P38">Defense: -<text:span text:style-name="T306">2</text:span></text:p>
            <text:p text:style-name="P64"><text:span text:style-name="T9">Reduces the cost of general goods by </text:span><text:span text:style-name="T12">1</text:span><text:span text:style-name="T9">0%.</text:span></text:p>
            <text:p text:style-name="P202">+120GR</text:p>
          </table:table-cell>
        </table:table-row>
        <table:table-row>
          <table:covered-table-cell/>
          <table:table-cell table:style-name="Table3.B2" office:value-type="string">
            <text:p text:style-name="P294">Merchant Halls</text:p>
            <text:p text:style-name="P6">GR: -<text:span text:style-name="T306">500</text:span></text:p>
            <text:p text:style-name="P6">Food: -<text:span text:style-name="T307">3</text:span></text:p>
            <text:p text:style-name="P24">Housing: -<text:span text:style-name="T307">2</text:span> </text:p>
            <text:p text:style-name="P114"><text:span text:style-name="T177">R</text:span><text:span text:style-name="T175">eputation: </text:span><text:span text:style-name="T199">+2</text:span></text:p>
            <text:p text:style-name="P38">Defense: -<text:span text:style-name="T307">5</text:span></text:p>
            <text:p text:style-name="P160">Reduces cost of general goods by 25%</text:p>
            <text:p text:style-name="P161">+<text:span text:style-name="T306">25</text:span>0GR</text:p>
          </table:table-cell>
        </table:table-row>
        <table:table-row>
          <table:table-cell table:style-name="Table3.A5" table:number-rows-spanned="3" office:value-type="string">
            <text:p text:style-name="P345">Carpenter</text:p>
          </table:table-cell>
          <table:table-cell table:style-name="Table3.B2" office:value-type="string">
            <text:p text:style-name="P275">Cooper</text:p>
            <text:p text:style-name="P75"><text:span text:style-name="T150">GR: -</text:span><text:span text:style-name="T165">100</text:span></text:p>
            <text:p text:style-name="P82"><text:span text:style-name="T156">Food: -</text:span><text:span text:style-name="T165">1</text:span><text:span text:style-name="T156"> </text:span></text:p>
            <text:p text:style-name="P105"><text:span text:style-name="T177">Housing: </text:span><text:span text:style-name="T185">-1</text:span><text:span text:style-name="T177"> </text:span></text:p>
            <text:p text:style-name="P112"><text:span text:style-name="T177">R</text:span><text:span text:style-name="T175">eputation: </text:span><text:span text:style-name="T185">0</text:span></text:p>
            <text:p text:style-name="P112"><text:span text:style-name="T175">Defense: </text:span><text:span text:style-name="T185">0</text:span></text:p>
            <text:p text:style-name="P128"><text:span text:style-name="T165">R</text:span><text:span text:style-name="T150">equires: Sawmill</text:span></text:p>
            <text:p text:style-name="P177">+25 GR.</text:p>
          </table:table-cell>
        </table:table-row>
        <table:table-row>
          <table:covered-table-cell/>
          <table:table-cell table:style-name="Table3.B2" office:value-type="string">
            <text:p text:style-name="P347">Carpenter</text:p>
            <text:p text:style-name="P75"><text:span text:style-name="T150">GR: </text:span><text:span text:style-name="T166">-250</text:span></text:p>
            <text:p text:style-name="P82"><text:span text:style-name="T156">Food: </text:span><text:span text:style-name="T166">-1</text:span></text:p>
            <text:p text:style-name="P105"><text:span text:style-name="T177">Housing: -</text:span><text:span text:style-name="T187">1</text:span></text:p>
            <text:p text:style-name="P112"><text:span text:style-name="T177">R</text:span><text:span text:style-name="T175">eputation: </text:span><text:span text:style-name="T187">0</text:span></text:p>
            <text:p text:style-name="P112"><text:soft-page-break/><text:span text:style-name="T175">Defense: </text:span><text:span text:style-name="T187">0</text:span></text:p>
            <text:p text:style-name="P178">+75 GR</text:p>
            <text:p text:style-name="P183">Allows for the purchase of furniture.</text:p>
          </table:table-cell>
        </table:table-row>
        <table:table-row>
          <table:covered-table-cell/>
          <table:table-cell table:style-name="Table3.B2" office:value-type="string">
            <text:p text:style-name="P274">Upholster</text:p>
            <text:p text:style-name="P75"><text:span text:style-name="T150">GR: -</text:span><text:span text:style-name="T168">500</text:span></text:p>
            <text:p text:style-name="P82"><text:span text:style-name="T156">Food: -</text:span><text:span text:style-name="T168">2</text:span></text:p>
            <text:p text:style-name="P105"><text:span text:style-name="T177">Housing: -</text:span><text:span text:style-name="T188">2</text:span></text:p>
            <text:p text:style-name="P112"><text:span text:style-name="T177">R</text:span><text:span text:style-name="T175">eputation: </text:span><text:span text:style-name="T188">+2</text:span></text:p>
            <text:p text:style-name="P117"><text:span text:style-name="T175">Defense: </text:span><text:span text:style-name="T188">0</text:span></text:p>
            <text:p text:style-name="P180">+200 GR</text:p>
            <text:p text:style-name="P179">A<text:span text:style-name="T326">llows for the purchase of fine furniture.</text:span></text:p>
          </table:table-cell>
        </table:table-row>
        <table:table-row>
          <table:table-cell table:style-name="Table3.A5" table:number-rows-spanned="3" office:value-type="string">
            <text:p text:style-name="P345">Potter</text:p>
          </table:table-cell>
          <table:table-cell table:style-name="Table3.B2" office:value-type="string">
            <text:p text:style-name="P276">Clay Pit</text:p>
            <text:p text:style-name="P5">GR: <text:span text:style-name="T16">-</text:span><text:span text:style-name="T17">10</text:span></text:p>
            <text:p text:style-name="P5">Food: -<text:span text:style-name="T310">1</text:span></text:p>
            <text:p text:style-name="P23">Housing: -<text:span text:style-name="T310">1</text:span></text:p>
            <text:p text:style-name="P112"><text:span text:style-name="T177">R</text:span><text:span text:style-name="T175">eputation: </text:span><text:span text:style-name="T200">0</text:span></text:p>
            <text:p text:style-name="P37">Defense: -<text:span text:style-name="T308">1</text:span></text:p>
            <text:p text:style-name="P162">+20GR</text:p>
          </table:table-cell>
        </table:table-row>
        <table:table-row>
          <table:covered-table-cell/>
          <table:table-cell table:style-name="Table3.B2" office:value-type="string">
            <text:p text:style-name="P276">Kilns</text:p>
            <text:p text:style-name="P5">GR: -<text:span text:style-name="T310">50</text:span></text:p>
            <text:p text:style-name="P5">Food: -<text:span text:style-name="T310">2</text:span></text:p>
            <text:p text:style-name="P23">Housing: -<text:span text:style-name="T310">2</text:span></text:p>
            <text:p text:style-name="P112"><text:span text:style-name="T177">R</text:span><text:span text:style-name="T175">eputation: </text:span><text:span text:style-name="T201">0</text:span></text:p>
            <text:p text:style-name="P37">Defense: -<text:span text:style-name="T310">1</text:span></text:p>
            <text:p text:style-name="P164">+75GR</text:p>
          </table:table-cell>
        </table:table-row>
        <table:table-row>
          <table:covered-table-cell/>
          <table:table-cell table:style-name="Table3.B2" office:value-type="string">
            <text:p text:style-name="P277">Pottery Maker</text:p>
            <text:p text:style-name="P13">GR: -<text:span text:style-name="T309">150</text:span></text:p>
            <text:p text:style-name="P13">Food: -<text:span text:style-name="T310">2</text:span></text:p>
            <text:p text:style-name="P31">Housing: -<text:span text:style-name="T310">2</text:span></text:p>
            <text:p text:style-name="P121"><text:span text:style-name="T177">R</text:span><text:span text:style-name="T175">eputation: </text:span><text:span text:style-name="T201">+1</text:span></text:p>
            <text:p text:style-name="P42">Defense: -<text:span text:style-name="T310">1</text:span></text:p>
            <text:p text:style-name="P164">+200GR</text:p>
            <text:p text:style-name="P166">A<text:span text:style-name="T325">llows for the purchase of various forms of pottery.</text:span></text:p>
          </table:table-cell>
        </table:table-row>
        <table:table-row>
          <table:table-cell table:style-name="Table3.A5" table:number-rows-spanned="2" office:value-type="string">
            <text:p text:style-name="P345">Glassblower</text:p>
          </table:table-cell>
          <table:table-cell table:style-name="Table3.B2" office:value-type="string">
            <text:p text:style-name="P278">Window Maker</text:p>
            <text:p text:style-name="P5">GR:<text:span text:style-name="T299"> -</text:span><text:span text:style-name="T300">100</text:span><text:span text:style-name="T4"> </text:span></text:p>
            <text:p text:style-name="P5">Food: -<text:span text:style-name="T311">1</text:span></text:p>
            <text:p text:style-name="P23">Housing: <text:span text:style-name="T311">0</text:span></text:p>
            <text:p text:style-name="P112"><text:span text:style-name="T177">R</text:span><text:span text:style-name="T175">eputation: </text:span><text:span text:style-name="T202">+1</text:span></text:p>
            <text:p text:style-name="P37">Defense: <text:span text:style-name="T311">0</text:span></text:p>
            <text:p text:style-name="P167">+50GR</text:p>
          </table:table-cell>
        </table:table-row>
        <table:table-row>
          <table:covered-table-cell/>
          <table:table-cell table:style-name="Table3.B2" office:value-type="string">
            <text:p text:style-name="P278">Glass Sculptor</text:p>
            <text:p text:style-name="P5">GR: -<text:span text:style-name="T312">300</text:span></text:p>
            <text:p text:style-name="P5">Food: -<text:span text:style-name="T312">1</text:span></text:p>
            <text:p text:style-name="P23">Housing: <text:span text:style-name="T312">0</text:span></text:p>
            <text:p text:style-name="P112"><text:span text:style-name="T177">R</text:span><text:span text:style-name="T175">eputation: </text:span><text:span text:style-name="T203">+5</text:span></text:p>
            <text:p text:style-name="P37">Defense: <text:span text:style-name="T312">0</text:span></text:p>
            <text:p text:style-name="P57"><text:soft-page-break/>+200GR</text:p>
            <text:p text:style-name="P182">A<text:span text:style-name="T325">llows for the purchase of glass decorations.</text:span></text:p>
          </table:table-cell>
        </table:table-row>
        <table:table-row>
          <table:table-cell table:style-name="Table3.A5" table:number-rows-spanned="3" office:value-type="string">
            <text:p text:style-name="P345">Tailor</text:p>
          </table:table-cell>
          <table:table-cell table:style-name="Table3.B2" office:value-type="string">
            <text:p text:style-name="P264">Cobbler</text:p>
            <text:p text:style-name="P5">GR: -<text:span text:style-name="T313">50GR</text:span></text:p>
            <text:p text:style-name="P5">Food: -<text:span text:style-name="T313">1</text:span></text:p>
            <text:p text:style-name="P23">Housing: <text:span text:style-name="T313">0</text:span></text:p>
            <text:p text:style-name="P112"><text:span text:style-name="T177">R</text:span><text:span text:style-name="T175">eputation: </text:span><text:span text:style-name="T204">0</text:span></text:p>
            <text:p text:style-name="P37">Defense: <text:span text:style-name="T313">0</text:span></text:p>
            <text:p text:style-name="P168">+10GR</text:p>
            <text:p text:style-name="P367">Grants access to tier 1 items from the tailor’s shop.</text:p>
          </table:table-cell>
        </table:table-row>
        <table:table-row>
          <table:covered-table-cell/>
          <table:table-cell table:style-name="Table3.B2" office:value-type="string">
            <text:p text:style-name="P265">Hatter</text:p>
            <text:p text:style-name="P5">GR: -<text:span text:style-name="T314">100</text:span></text:p>
            <text:p text:style-name="P5">Food: -<text:span text:style-name="T314">1</text:span></text:p>
            <text:p text:style-name="P23">Housing: <text:span text:style-name="T314">0</text:span></text:p>
            <text:p text:style-name="P112"><text:span text:style-name="T177">R</text:span><text:span text:style-name="T175">eputation: </text:span><text:span text:style-name="T205">+1</text:span></text:p>
            <text:p text:style-name="P37">Defense: <text:span text:style-name="T314">0</text:span></text:p>
            <text:p text:style-name="P197">+50GR</text:p>
            <text:p text:style-name="P367">Grants access to tier 2 items from the tailor’s shop.</text:p>
          </table:table-cell>
        </table:table-row>
        <table:table-row>
          <table:covered-table-cell/>
          <table:table-cell table:style-name="Table3.B2" office:value-type="string">
            <text:p text:style-name="P266">Clothier</text:p>
            <text:p text:style-name="P5">GR: -<text:span text:style-name="T315">250</text:span></text:p>
            <text:p text:style-name="P5">Food: -<text:span text:style-name="T315">1</text:span></text:p>
            <text:p text:style-name="P23">Housing: <text:span text:style-name="T315">0</text:span> </text:p>
            <text:p text:style-name="P112"><text:span text:style-name="T177">R</text:span><text:span text:style-name="T175">eputation: </text:span><text:span text:style-name="T206">+5</text:span><text:span text:style-name="T175"> </text:span></text:p>
            <text:p text:style-name="P37">Defense: <text:span text:style-name="T315">0</text:span></text:p>
            <text:p text:style-name="P197">+100GR</text:p>
            <text:p text:style-name="P367">Grants access to tier 3 items from the tailor’s shop.</text:p>
          </table:table-cell>
        </table:table-row>
        <table:table-row>
          <table:table-cell table:style-name="Table3.A5" table:number-rows-spanned="3" office:value-type="string">
            <text:p text:style-name="P357">Sawmill</text:p>
            <text:p text:style-name="P357"/>
            <text:p text:style-name="P14"/>
            <text:p text:style-name="P21"/>
            <text:p text:style-name="P14"/>
            <text:p text:style-name="P163"/>
          </table:table-cell>
          <table:table-cell table:style-name="Table3.B2" office:value-type="string">
            <text:p text:style-name="P279">Woodsman’s Hut</text:p>
            <text:p text:style-name="P165"><text:span text:style-name="T262">GR: </text:span><text:span text:style-name="T308">-</text:span>10</text:p>
            <text:p text:style-name="P14">Food: -<text:span text:style-name="T310">1</text:span></text:p>
            <text:p text:style-name="P32">Housing: -<text:span text:style-name="T310">1</text:span></text:p>
            <text:p text:style-name="P122"><text:span text:style-name="T177">R</text:span><text:span text:style-name="T175">eputation: </text:span><text:span text:style-name="T200">0</text:span></text:p>
            <text:p text:style-name="P43">Defense: -<text:span text:style-name="T308">1</text:span></text:p>
            <text:p text:style-name="P163">+20GR</text:p>
          </table:table-cell>
        </table:table-row>
        <table:table-row>
          <table:covered-table-cell/>
          <table:table-cell table:style-name="Table3.B2" office:value-type="string">
            <text:p text:style-name="P279">Timber Mill</text:p>
            <text:p text:style-name="P165"><text:span text:style-name="T262">GR: -</text:span><text:span text:style-name="T169">50</text:span></text:p>
            <text:p text:style-name="P14">Food: -<text:span text:style-name="T310">2</text:span></text:p>
            <text:p text:style-name="P32">Housing: -<text:span text:style-name="T310">2</text:span></text:p>
            <text:p text:style-name="P122"><text:span text:style-name="T177">R</text:span><text:span text:style-name="T175">eputation: </text:span><text:span text:style-name="T201">0</text:span></text:p>
            <text:p text:style-name="P43">Defense: -<text:span text:style-name="T310">1</text:span></text:p>
            <text:p text:style-name="P165">+75GR</text:p>
          </table:table-cell>
        </table:table-row>
        <table:table-row>
          <table:covered-table-cell/>
          <table:table-cell table:style-name="Table3.B2" office:value-type="string">
            <text:p text:style-name="P279">Lumberyard</text:p>
            <text:p text:style-name="P14">GR: -<text:span text:style-name="T309">150</text:span></text:p>
            <text:p text:style-name="P14">Food: -<text:span text:style-name="T310">2</text:span></text:p>
            <text:p text:style-name="P32">Housing: -<text:span text:style-name="T310">2</text:span></text:p>
            <text:p text:style-name="P122"><text:span text:style-name="T177">R</text:span><text:span text:style-name="T175">eputation: </text:span><text:span text:style-name="T201">+1</text:span></text:p>
            <text:p text:style-name="P43">Defense: -<text:span text:style-name="T310">1</text:span></text:p>
            <text:p text:style-name="P165"><text:soft-page-break/>+200GR</text:p>
          </table:table-cell>
        </table:table-row>
        <table:table-row>
          <table:table-cell table:style-name="Table3.A1" table:number-rows-spanned="4" office:value-type="string">
            <text:p text:style-name="P345">Stables</text:p>
          </table:table-cell>
          <table:table-cell table:style-name="Table3.B1" office:value-type="string">
            <text:p text:style-name="P280">Hitching Post</text:p>
            <text:p text:style-name="P5">GR: -<text:span text:style-name="T316">50</text:span></text:p>
            <text:p text:style-name="P5">Food: -<text:span text:style-name="T316">1 (base), -1 per animal</text:span></text:p>
            <text:p text:style-name="P23">Housing: -<text:span text:style-name="T317">1</text:span></text:p>
            <text:p text:style-name="P112"><text:span text:style-name="T177">R</text:span><text:span text:style-name="T175">eputation: </text:span><text:span text:style-name="T207">0</text:span></text:p>
            <text:p text:style-name="P37">Defense: <text:span text:style-name="T317">0</text:span></text:p>
            <text:p text:style-name="P169">Allows <text:span text:style-name="T319">access to</text:span> tier 1 mounts.</text:p>
          </table:table-cell>
        </table:table-row>
        <table:table-row>
          <table:covered-table-cell/>
          <table:table-cell table:style-name="Table3.B2" office:value-type="string">
            <text:p text:style-name="P285">Grazing <text:span text:style-name="T318">Pastures</text:span></text:p>
            <text:p text:style-name="P5">GR: <text:span text:style-name="T301">-100</text:span></text:p>
            <text:p text:style-name="P15">Food: -<text:span text:style-name="T316">1 (base), -1 per animal</text:span></text:p>
            <text:p text:style-name="P23">Housing: <text:span text:style-name="T318">0</text:span></text:p>
            <text:p text:style-name="P112"><text:span text:style-name="T177">R</text:span><text:span text:style-name="T175">eputation: </text:span><text:span text:style-name="T208">0</text:span></text:p>
            <text:p text:style-name="P37">Defense: <text:span text:style-name="T318">0</text:span></text:p>
            <text:p text:style-name="P170">Allows <text:span text:style-name="T319">access to</text:span> tier <text:span text:style-name="T319">2</text:span> mounts.</text:p>
          </table:table-cell>
        </table:table-row>
        <table:table-row>
          <table:covered-table-cell/>
          <table:table-cell table:style-name="Table3.B2" office:value-type="string">
            <text:p text:style-name="P280">Stables</text:p>
            <text:p text:style-name="P5">GR: -<text:span text:style-name="T317">200</text:span></text:p>
            <text:p text:style-name="P15">Food: -<text:span text:style-name="T317">2 (base), -1 per animal</text:span></text:p>
            <text:p text:style-name="P23">Housing: -<text:span text:style-name="T318">1</text:span> </text:p>
            <text:p text:style-name="P112"><text:span text:style-name="T177">R</text:span><text:span text:style-name="T175">eputation: </text:span><text:span text:style-name="T208">0</text:span><text:span text:style-name="T175"> </text:span></text:p>
            <text:p text:style-name="P37">Defense: <text:span text:style-name="T318">0</text:span></text:p>
            <text:p text:style-name="P170">Allows <text:span text:style-name="T319">access to</text:span> tier <text:span text:style-name="T319">3</text:span> mounts.</text:p>
          </table:table-cell>
        </table:table-row>
        <table:table-row>
          <table:covered-table-cell/>
          <table:table-cell table:style-name="Table3.B2" office:value-type="string">
            <text:p text:style-name="P280">Exotic Animal Tamer</text:p>
            <text:p text:style-name="P5">GR: -<text:span text:style-name="T317">350</text:span></text:p>
            <text:p text:style-name="P15">Food: -<text:span text:style-name="T317">2 (base), -1 per animal</text:span></text:p>
            <text:p text:style-name="P23">Housing: -<text:span text:style-name="T318">1</text:span></text:p>
            <text:p text:style-name="P112"><text:span text:style-name="T177">R</text:span><text:span text:style-name="T175">eputation:</text:span><text:span text:style-name="T207"> 0</text:span><text:span text:style-name="T175"> </text:span></text:p>
            <text:p text:style-name="P37">Defense: <text:span text:style-name="T317">0</text:span></text:p>
            <text:p text:style-name="P169">Requires a reputation of 20</text:p>
            <text:p text:style-name="P170">Allows <text:span text:style-name="T319">access to</text:span> tier <text:span text:style-name="T319">4</text:span> mounts.</text:p>
          </table:table-cell>
        </table:table-row>
        <table:table-row>
          <table:table-cell table:style-name="Table3.A5" table:number-rows-spanned="3" office:value-type="string">
            <text:p text:style-name="P345">Rare Materials</text:p>
          </table:table-cell>
          <table:table-cell table:style-name="Table3.B2" office:value-type="string">
            <text:p text:style-name="P281">Gem Trader</text:p>
            <text:p text:style-name="P5">GR: <text:span text:style-name="T294">-200</text:span></text:p>
            <text:p text:style-name="P5">Food: -<text:span text:style-name="T321">1</text:span></text:p>
            <text:p text:style-name="P23">Housing: <text:span text:style-name="T321">0</text:span> </text:p>
            <text:p text:style-name="P112"><text:span text:style-name="T177">R</text:span><text:span text:style-name="T175">eputation: </text:span><text:span text:style-name="T209">0</text:span></text:p>
            <text:p text:style-name="P37">Defense: -<text:span text:style-name="T321">3</text:span></text:p>
            <text:p text:style-name="P171">Requires a reputation of 25</text:p>
            <text:p text:style-name="P171">+150GR</text:p>
          </table:table-cell>
        </table:table-row>
        <table:table-row>
          <table:covered-table-cell/>
          <table:table-cell table:style-name="Table3.B2" office:value-type="string">
            <text:p text:style-name="P282">Craftsman</text:p>
            <text:p text:style-name="P5">GR: -<text:span text:style-name="T320">450</text:span></text:p>
            <text:p text:style-name="P5">Food: -<text:span text:style-name="T321">1</text:span></text:p>
            <text:p text:style-name="P23">Housing: <text:span text:style-name="T321">0</text:span></text:p>
            <text:p text:style-name="P112"><text:span text:style-name="T177">R</text:span><text:span text:style-name="T175">eputation: </text:span><text:span text:style-name="T209">+2</text:span></text:p>
            <text:p text:style-name="P37">Defense: -<text:span text:style-name="T321">5</text:span></text:p>
            <text:p text:style-name="P171">Requires a reputation of 30</text:p>
            <text:p text:style-name="P181">+300GR</text:p>
          </table:table-cell>
        </table:table-row>
        <table:table-row>
          <table:covered-table-cell/>
          <table:table-cell table:style-name="Table3.B2" office:value-type="string">
            <text:p text:style-name="P282">Artisan</text:p>
            <text:p text:style-name="P5">GR: <text:span text:style-name="T294">-700</text:span></text:p>
            <text:p text:style-name="P5">Food: -<text:span text:style-name="T322">1</text:span></text:p>
            <text:p text:style-name="P23">Housing: <text:span text:style-name="T322">0</text:span></text:p>
            <text:p text:style-name="P112"><text:span text:style-name="T177">R</text:span><text:span text:style-name="T175">eputation: </text:span><text:span text:style-name="T210">+5</text:span></text:p>
            <text:p text:style-name="P44">Defense: -<text:span text:style-name="T322">10</text:span></text:p>
            <text:p text:style-name="P173">Requires a reputation of 75</text:p>
            <text:p text:style-name="P173">+500GR</text:p>
          </table:table-cell>
        </table:table-row>
        <table:table-row table:style-name="Table3.37">
          <table:table-cell table:style-name="Table3.A5" table:number-rows-spanned="3" office:value-type="string">
            <text:p text:style-name="P345">Clockmaker</text:p>
          </table:table-cell>
          <table:table-cell table:style-name="Table3.B2" office:value-type="string">
            <text:p text:style-name="P283">Clockwork Mechanic</text:p>
            <text:p text:style-name="P16">GR: <text:span text:style-name="T294">-200</text:span></text:p>
            <text:p text:style-name="P16">Food: -<text:span text:style-name="T321">1</text:span></text:p>
            <text:p text:style-name="P33">Housing: <text:span text:style-name="T321">0</text:span> </text:p>
            <text:p text:style-name="P123"><text:span text:style-name="T177">R</text:span><text:span text:style-name="T175">eputation: </text:span><text:span text:style-name="T209">0</text:span></text:p>
            <text:p text:style-name="P45">Defense: -<text:span text:style-name="T321">3</text:span></text:p>
            <text:p text:style-name="P172">Requires a reputation of <text:span text:style-name="T324">3</text:span>5</text:p>
            <text:p text:style-name="P174">+150GR</text:p>
          </table:table-cell>
        </table:table-row>
        <table:table-row>
          <table:covered-table-cell/>
          <table:table-cell table:style-name="Table3.B2" office:value-type="string">
            <text:p text:style-name="P283">Clockwork <text:span text:style-name="T274">Artisan</text:span></text:p>
            <text:p text:style-name="P16">GR: -<text:span text:style-name="T320">450</text:span></text:p>
            <text:p text:style-name="P16">Food: -<text:span text:style-name="T321">1</text:span></text:p>
            <text:p text:style-name="P33">Housing: <text:span text:style-name="T321">0</text:span></text:p>
            <text:p text:style-name="P123"><text:span text:style-name="T177">R</text:span><text:span text:style-name="T175">eputation: </text:span><text:span text:style-name="T209">+2</text:span></text:p>
            <text:p text:style-name="P45">Defense: <text:span text:style-name="T323">0</text:span></text:p>
            <text:p text:style-name="P58"><text:span text:style-name="T9">Requires a reputation of </text:span><text:span text:style-name="T14">50</text:span></text:p>
            <text:p text:style-name="P59"><text:span text:style-name="T14">+</text:span><text:span text:style-name="T9">200GR</text:span></text:p>
          </table:table-cell>
        </table:table-row>
        <table:table-row>
          <table:covered-table-cell/>
          <table:table-cell table:style-name="Table3.B2" office:value-type="string">
            <text:p text:style-name="P284">Master Tinkerer</text:p>
            <text:p text:style-name="P16">GR: <text:span text:style-name="T294">-</text:span><text:span text:style-name="T295">800</text:span></text:p>
            <text:p text:style-name="P16">Food: -<text:span text:style-name="T322">1</text:span></text:p>
            <text:p text:style-name="P33">Housing: <text:span text:style-name="T322">0</text:span></text:p>
            <text:p text:style-name="P123"><text:span text:style-name="T177">R</text:span><text:span text:style-name="T175">eputation: </text:span><text:span text:style-name="T210">+5</text:span></text:p>
            <text:p text:style-name="P45">Defense: <text:span text:style-name="T323">0</text:span></text:p>
            <text:p text:style-name="P45"><text:span text:style-name="T13">Requires a reputation of </text:span><text:span text:style-name="T14">100</text:span></text:p>
            <text:p text:style-name="P175">Allows for the crafting of extremely intricate mechanical items, from weaponry to spare limbs. <text:span text:style-name="T414">Different items will become available for purchase when this is built alongside other buildings.</text:span></text:p>
            <text:p text:style-name="P174">+200GR</text:p>
          </table:table-cell>
        </table:table-row>
        <table:table-row>
          <table:table-cell table:style-name="Table3.A5" table:number-rows-spanned="2" office:value-type="string">
            <text:p text:style-name="P346">Book Store</text:p>
          </table:table-cell>
          <table:table-cell table:style-name="Table3.B2" office:value-type="string">
            <text:p text:style-name="P286">Book Store</text:p>
            <text:p text:style-name="P5">GR: -<text:span text:style-name="T327">150</text:span></text:p>
            <text:p text:style-name="P5">Food: -<text:span text:style-name="T327">1</text:span></text:p>
            <text:p text:style-name="P23">Housing: <text:span text:style-name="T327">0</text:span></text:p>
            <text:p text:style-name="P112"><text:span text:style-name="T177">R</text:span><text:span text:style-name="T175">eputation: </text:span><text:span text:style-name="T211">+2</text:span></text:p>
            <text:p text:style-name="P37">Defense: <text:span text:style-name="T327">0</text:span></text:p>
          </table:table-cell>
        </table:table-row>
        <table:table-row>
          <table:covered-table-cell/>
          <table:table-cell table:style-name="Table3.B2" office:value-type="string">
            <text:p text:style-name="P286">Antique Book Trader</text:p>
            <text:p text:style-name="P5">GR: -<text:span text:style-name="T327">300</text:span></text:p>
            <text:p text:style-name="P5">Food: -<text:span text:style-name="T327">1</text:span></text:p>
            <text:p text:style-name="P23">Housing: <text:span text:style-name="T327">0</text:span></text:p>
            <text:p text:style-name="P112"><text:span text:style-name="T177">R</text:span><text:span text:style-name="T175">eputation: </text:span><text:span text:style-name="T211">+4</text:span></text:p>
            <text:p text:style-name="P37"><text:soft-page-break/>Defense: <text:span text:style-name="T327">0</text:span></text:p>
          </table:table-cell>
        </table:table-row>
        <table:table-row>
          <table:table-cell table:style-name="Table3.A5" table:number-rows-spanned="5" office:value-type="string">
            <text:p text:style-name="P346">Inn</text:p>
          </table:table-cell>
          <table:table-cell table:style-name="Table3.B2" office:value-type="string">
            <text:p text:style-name="P287">Tap House</text:p>
            <text:p text:style-name="P5">GR: -<text:span text:style-name="T328">150</text:span></text:p>
            <text:p text:style-name="P5">Food: -<text:span text:style-name="T328">1</text:span></text:p>
            <text:p text:style-name="P23">Housing: <text:span text:style-name="T328">0</text:span></text:p>
            <text:p text:style-name="P112"><text:span text:style-name="T177">R</text:span><text:span text:style-name="T175">eputation: </text:span><text:span text:style-name="T212">0</text:span></text:p>
            <text:p text:style-name="P37">Defense: <text:span text:style-name="T328">0</text:span></text:p>
            <text:p text:style-name="P60">+<text:span text:style-name="T9">50GR</text:span></text:p>
          </table:table-cell>
        </table:table-row>
        <table:table-row>
          <table:covered-table-cell/>
          <table:table-cell table:style-name="Table3.B2" office:value-type="string">
            <text:p text:style-name="P287">Tavern</text:p>
            <text:p text:style-name="P5">GR: -300</text:p>
            <text:p text:style-name="P5">Food: -2</text:p>
            <text:p text:style-name="P23">Housing: <text:span text:style-name="T328">+2</text:span> </text:p>
            <text:p text:style-name="P112"><text:span text:style-name="T177">R</text:span><text:span text:style-name="T175">eputation: </text:span><text:span text:style-name="T212">0</text:span></text:p>
            <text:p text:style-name="P37">Defense: <text:span text:style-name="T328">0</text:span></text:p>
            <text:p text:style-name="P184">+100GR</text:p>
          </table:table-cell>
        </table:table-row>
        <table:table-row>
          <table:covered-table-cell/>
          <table:table-cell table:style-name="Table3.B2" office:value-type="string">
            <text:p text:style-name="P287">Coaching Inn</text:p>
            <text:p text:style-name="P5">GR: -<text:span text:style-name="T329">650</text:span></text:p>
            <text:p text:style-name="P5">Food: -<text:span text:style-name="T329">4</text:span></text:p>
            <text:p text:style-name="P23">Housing: <text:span text:style-name="T329">+4</text:span></text:p>
            <text:p text:style-name="P112"><text:span text:style-name="T177">R</text:span><text:span text:style-name="T175">eputation: </text:span><text:span text:style-name="T213">+2</text:span></text:p>
            <text:p text:style-name="P37">Defense: <text:span text:style-name="T329">0</text:span></text:p>
            <text:p text:style-name="P61">+<text:span text:style-name="T9">150GR</text:span></text:p>
          </table:table-cell>
        </table:table-row>
        <table:table-row>
          <table:covered-table-cell/>
          <table:table-cell table:style-name="Table3.B2" office:value-type="string">
            <text:p text:style-name="P287">Fine Hotel (Level 4)</text:p>
            <text:p text:style-name="P5">GR: -<text:span text:style-name="T329">1250</text:span></text:p>
            <text:p text:style-name="P5">Food: -<text:span text:style-name="T329">6</text:span></text:p>
            <text:p text:style-name="P23">Housing: <text:span text:style-name="T329">+6</text:span></text:p>
            <text:p text:style-name="P112"><text:span text:style-name="T177">R</text:span><text:span text:style-name="T175">eputation: </text:span><text:span text:style-name="T213">+10</text:span></text:p>
            <text:p text:style-name="P37">Defense: <text:span text:style-name="T329">0</text:span></text:p>
            <text:p text:style-name="P185">+250GR</text:p>
          </table:table-cell>
        </table:table-row>
        <table:table-row>
          <table:covered-table-cell/>
          <table:table-cell table:style-name="Table3.B2" office:value-type="string">
            <text:p text:style-name="P287">Brothel (Level 4)</text:p>
            <text:p text:style-name="P5">GR: -<text:span text:style-name="T328">1250</text:span></text:p>
            <text:p text:style-name="P5">Food: -<text:span text:style-name="T328">4</text:span></text:p>
            <text:p text:style-name="P23">Housing: <text:span text:style-name="T328">+4</text:span></text:p>
            <text:p text:style-name="P112"><text:span text:style-name="T177">R</text:span><text:span text:style-name="T175">eputation: -</text:span><text:span text:style-name="T212">10</text:span></text:p>
            <text:p text:style-name="P37">Defense: <text:span text:style-name="T328">0</text:span></text:p>
            <text:p text:style-name="P185">+650GR</text:p>
          </table:table-cell>
        </table:table-row>
        <table:table-row>
          <table:table-cell table:style-name="Table3.A5" table:number-rows-spanned="2" office:value-type="string">
            <text:p text:style-name="P346">Food Market</text:p>
          </table:table-cell>
          <table:table-cell table:style-name="Table3.B2" office:value-type="string">
            <text:p text:style-name="P288">Market Stalls</text:p>
            <text:p text:style-name="P5">GR:-<text:span text:style-name="T330">50</text:span></text:p>
            <text:p text:style-name="P5">Food: <text:span text:style-name="T330">0</text:span></text:p>
            <text:p text:style-name="P23">Housing: -<text:span text:style-name="T330">4</text:span></text:p>
            <text:p text:style-name="P112"><text:span text:style-name="T177">R</text:span><text:span text:style-name="T175">eputation: </text:span><text:span text:style-name="T214">+2</text:span></text:p>
            <text:p text:style-name="P37">Defense: <text:span text:style-name="T330">0</text:span></text:p>
            <text:p text:style-name="P186">Requires 3 farms.</text:p>
            <text:p text:style-name="P186">+100GR</text:p>
          </table:table-cell>
        </table:table-row>
        <table:table-row>
          <table:covered-table-cell/>
          <table:table-cell table:style-name="Table3.B2" office:value-type="string">
            <text:p text:style-name="P289">Specialist Stores</text:p>
            <text:p text:style-name="P5"><text:soft-page-break/>GR: -<text:span text:style-name="T331">250</text:span></text:p>
            <text:p text:style-name="P5">Food: <text:span text:style-name="T302">0</text:span></text:p>
            <text:p text:style-name="P23">Housing: -<text:span text:style-name="T331">4</text:span></text:p>
            <text:p text:style-name="P112"><text:span text:style-name="T177">R</text:span><text:span text:style-name="T175">eputation: </text:span><text:span text:style-name="T215">+2</text:span></text:p>
            <text:p text:style-name="P37">Defense: <text:span text:style-name="T331">0</text:span></text:p>
            <text:p text:style-name="P187">Requires 6 farms</text:p>
            <text:p text:style-name="P187">+450GR</text:p>
          </table:table-cell>
        </table:table-row>
        <table:table-row>
          <table:table-cell table:style-name="Table3.A5" office:value-type="string">
            <text:p text:style-name="P346">Haberdashery</text:p>
          </table:table-cell>
          <table:table-cell table:style-name="Table3.B2" office:value-type="string">
            <text:p text:style-name="P290">Haberdashery</text:p>
            <text:p text:style-name="P5">GR: -<text:span text:style-name="T332">50</text:span></text:p>
            <text:p text:style-name="P5">Food: -<text:span text:style-name="T333">1</text:span></text:p>
            <text:p text:style-name="P23">Housing: <text:span text:style-name="T332">0</text:span></text:p>
            <text:p text:style-name="P112"><text:span text:style-name="T177">R</text:span><text:span text:style-name="T175">eputation: </text:span><text:span text:style-name="T216">0</text:span></text:p>
            <text:p text:style-name="P37">Defense: <text:span text:style-name="T332">0</text:span></text:p>
            <text:p text:style-name="P62">+75GR</text:p>
          </table:table-cell>
        </table:table-row>
        <table:table-row>
          <table:table-cell table:style-name="Table3.A5" table:number-rows-spanned="3" office:value-type="string">
            <text:p text:style-name="P346">Parlour</text:p>
          </table:table-cell>
          <table:table-cell table:style-name="Table3.B2" office:value-type="string">
            <text:p text:style-name="P262">Coffee House</text:p>
            <text:p text:style-name="P5">GR: -<text:span text:style-name="T333">150</text:span></text:p>
            <text:p text:style-name="P5">Food: -<text:span text:style-name="T333">1</text:span></text:p>
            <text:p text:style-name="P23">Housing: <text:span text:style-name="T334">0</text:span></text:p>
            <text:p text:style-name="P112"><text:span text:style-name="T177">R</text:span><text:span text:style-name="T175">eputation: </text:span><text:span text:style-name="T217">+2</text:span><text:span text:style-name="T175"> </text:span></text:p>
            <text:p text:style-name="P37">Defense: <text:span text:style-name="T334">0</text:span></text:p>
            <text:p text:style-name="P63">+20GR</text:p>
          </table:table-cell>
        </table:table-row>
        <table:table-row>
          <table:covered-table-cell/>
          <table:table-cell table:style-name="Table3.B2" office:value-type="string">
            <text:p text:style-name="P262">Tobacconist</text:p>
            <text:p text:style-name="P5">GR: -<text:span text:style-name="T334">200</text:span></text:p>
            <text:p text:style-name="P5">Food: -<text:span text:style-name="T334">2</text:span></text:p>
            <text:p text:style-name="P23">Housing: <text:span text:style-name="T334">0</text:span></text:p>
            <text:p text:style-name="P112"><text:span text:style-name="T177">R</text:span><text:span text:style-name="T175">eputation: </text:span><text:span text:style-name="T217">+5</text:span></text:p>
            <text:p text:style-name="P37">Defense: <text:span text:style-name="T334">0</text:span></text:p>
            <text:p text:style-name="P63">+50GR</text:p>
          </table:table-cell>
        </table:table-row>
        <table:table-row>
          <table:covered-table-cell/>
          <table:table-cell table:style-name="Table3.B2" office:value-type="string">
            <text:p text:style-name="P263">Winery</text:p>
            <text:p text:style-name="P5">GR: -<text:span text:style-name="T334">300</text:span></text:p>
            <text:p text:style-name="P5">Food: -<text:span text:style-name="T334">3</text:span></text:p>
            <text:p text:style-name="P23">Housing: <text:span text:style-name="T334">0</text:span></text:p>
            <text:p text:style-name="P112"><text:span text:style-name="T177">R</text:span><text:span text:style-name="T175">eputation: </text:span><text:span text:style-name="T217">+10</text:span></text:p>
            <text:p text:style-name="P37">Defense: <text:span text:style-name="T334">0</text:span></text:p>
            <text:p text:style-name="P188">+<text:span text:style-name="T335">10</text:span>0GR</text:p>
          </table:table-cell>
        </table:table-row>
        <table:table-row>
          <table:table-cell table:style-name="Table3.A5" office:value-type="string">
            <text:p text:style-name="P348">Barber</text:p>
          </table:table-cell>
          <table:table-cell table:style-name="Table3.B2" office:value-type="string">
            <text:p text:style-name="P291">Barber</text:p>
            <text:p text:style-name="P7">GR: -<text:span text:style-name="T336">75</text:span> </text:p>
            <text:p text:style-name="P7">Food: -<text:span text:style-name="T336">1</text:span></text:p>
            <text:p text:style-name="P25">Housing: <text:span text:style-name="T336">0</text:span> </text:p>
            <text:p text:style-name="P113"><text:span text:style-name="T177">R</text:span><text:span text:style-name="T175">eputation: </text:span><text:span text:style-name="T218">+1</text:span></text:p>
            <text:p text:style-name="P47">Defense: <text:span text:style-name="T337">0</text:span></text:p>
            <text:p text:style-name="P189">+50GR</text:p>
          </table:table-cell>
        </table:table-row>
        <table:table-row>
          <table:table-cell table:style-name="Table3.A5" office:value-type="string">
            <text:p text:style-name="P348">Tattooist </text:p>
          </table:table-cell>
          <table:table-cell table:style-name="Table3.B2" office:value-type="string">
            <text:p text:style-name="P291">Tattooist </text:p>
            <text:p text:style-name="P7">GR: -<text:span text:style-name="T339">100</text:span></text:p>
            <text:p text:style-name="P7">Food: -<text:span text:style-name="T339">1</text:span></text:p>
            <text:p text:style-name="P25">Housing: <text:span text:style-name="T339">0</text:span></text:p>
            <text:p text:style-name="P113"><text:soft-page-break/><text:span text:style-name="T177">R</text:span><text:span text:style-name="T175">eputation: </text:span><text:span text:style-name="T219">0</text:span></text:p>
            <text:p text:style-name="P47">Defense: <text:span text:style-name="T339">0</text:span></text:p>
            <text:p text:style-name="P368">+50GR<text:span text:style-name="T416"> </text:span></text:p>
          </table:table-cell>
        </table:table-row>
      </table:table>
      <text:p text:style-name="P138"/>
      <text:p text:style-name="P138"/>
      <text:p text:style-name="P87">Reputation Generating Buildings</text:p>
      <text:p text:style-name="P87"/>
      <table:table table:name="Table4" table:style-name="Table4">
        <table:table-column table:style-name="Table4.A"/>
        <table:table-column table:style-name="Table4.B"/>
        <table:table-row>
          <table:table-cell table:style-name="Table4.A1" table:number-rows-spanned="3" office:value-type="string">
            <text:p text:style-name="P350">Doctor</text:p>
          </table:table-cell>
          <table:table-cell table:style-name="Table4.B1" office:value-type="string">
            <text:p text:style-name="P295">Medical Tent</text:p>
            <text:p text:style-name="P8">GR: -<text:span text:style-name="T341">50</text:span></text:p>
            <text:p text:style-name="P8">Food: -<text:span text:style-name="T341">1</text:span> </text:p>
            <text:p text:style-name="P26">Housing: <text:span text:style-name="T341">0</text:span></text:p>
            <text:p text:style-name="P115"><text:span text:style-name="T177">R</text:span><text:span text:style-name="T175">eputation: </text:span><text:span text:style-name="T221">0</text:span></text:p>
            <text:p text:style-name="P39">Defense: <text:span text:style-name="T341">0</text:span></text:p>
            <text:p text:style-name="P192">Allows access to basic medical treatment.</text:p>
          </table:table-cell>
        </table:table-row>
        <table:table-row>
          <table:covered-table-cell/>
          <table:table-cell table:style-name="Table4.B2" office:value-type="string">
            <text:p text:style-name="P295">General Practitioner</text:p>
            <text:p text:style-name="P8">GR: -<text:span text:style-name="T342">250</text:span></text:p>
            <text:p text:style-name="P8">Food: -<text:span text:style-name="T342">2</text:span></text:p>
            <text:p text:style-name="P26">Housing: -<text:span text:style-name="T342">1</text:span></text:p>
            <text:p text:style-name="P115"><text:span text:style-name="T177">R</text:span><text:span text:style-name="T175">eputation: </text:span><text:span text:style-name="T222">0</text:span></text:p>
            <text:p text:style-name="P39">Defense: <text:span text:style-name="T342">0</text:span></text:p>
            <text:p text:style-name="P193">Allo<text:span text:style-name="T343">ws access to medical supplies.</text:span></text:p>
          </table:table-cell>
        </table:table-row>
        <table:table-row>
          <table:covered-table-cell/>
          <table:table-cell table:style-name="Table4.B2" office:value-type="string">
            <text:p text:style-name="P295">Surgery</text:p>
            <text:p text:style-name="P8">GR: -<text:span text:style-name="T343">500</text:span></text:p>
            <text:p text:style-name="P8">Food: -<text:span text:style-name="T343">3</text:span></text:p>
            <text:p text:style-name="P26">Housing: -<text:span text:style-name="T343">3</text:span></text:p>
            <text:p text:style-name="P115"><text:span text:style-name="T177">R</text:span><text:span text:style-name="T175">eputation: </text:span><text:span text:style-name="T223">0</text:span></text:p>
            <text:p text:style-name="P39">Defense:<text:span text:style-name="T343">0</text:span></text:p>
            <text:p text:style-name="P194">Allows <text:span text:style-name="T344">for advanced surgical treatments.</text:span></text:p>
          </table:table-cell>
        </table:table-row>
        <table:table-row>
          <table:table-cell table:style-name="Table4.A4" office:value-type="string">
            <text:p text:style-name="P350">Dentist</text:p>
          </table:table-cell>
          <table:table-cell table:style-name="Table4.B2" office:value-type="string">
            <text:p text:style-name="P296">Dentist</text:p>
            <text:p text:style-name="P8">GR: -<text:span text:style-name="T345">300</text:span></text:p>
            <text:p text:style-name="P8">Food: -<text:span text:style-name="T345">1</text:span></text:p>
            <text:p text:style-name="P26">Housing: -<text:span text:style-name="T345">1</text:span></text:p>
            <text:p text:style-name="P115"><text:span text:style-name="T177">R</text:span><text:span text:style-name="T175">eputation: </text:span><text:span text:style-name="T224">0</text:span></text:p>
            <text:p text:style-name="P39">Defense: <text:span text:style-name="T345">0</text:span></text:p>
            <text:p text:style-name="P196">Allows access to dental treatments.</text:p>
            <text:p text:style-name="P195">+50GR</text:p>
          </table:table-cell>
        </table:table-row>
        <table:table-row>
          <table:table-cell table:style-name="Table4.A4" table:number-rows-spanned="2" office:value-type="string">
            <text:p text:style-name="P351">Theater</text:p>
          </table:table-cell>
          <table:table-cell table:style-name="Table4.B2" office:value-type="string">
            <text:p text:style-name="P297">Play-House</text:p>
            <text:p text:style-name="P8">GR: <text:span text:style-name="T299">-</text:span><text:span text:style-name="T303">150</text:span></text:p>
            <text:p text:style-name="P8">Food: -<text:span text:style-name="T346">2</text:span></text:p>
            <text:p text:style-name="P26">Housing: -<text:span text:style-name="T346">2</text:span> </text:p>
            <text:p text:style-name="P115"><text:span text:style-name="T177">R</text:span><text:span text:style-name="T175">eputation: </text:span><text:span text:style-name="T225">+2</text:span><text:span text:style-name="T175"> </text:span></text:p>
            <text:p text:style-name="P39">Defense: <text:span text:style-name="T346">0</text:span></text:p>
          </table:table-cell>
        </table:table-row>
        <table:table-row>
          <table:covered-table-cell/>
          <table:table-cell table:style-name="Table4.B2" office:value-type="string">
            <text:p text:style-name="P297">Theater</text:p>
            <text:p text:style-name="P8">GR: -<text:span text:style-name="T346">300</text:span></text:p>
            <text:p text:style-name="P8">Food: -<text:span text:style-name="T346">5</text:span></text:p>
            <text:p text:style-name="P26">Housing: -<text:span text:style-name="T346">5</text:span> </text:p>
            <text:p text:style-name="P115"><text:soft-page-break/><text:span text:style-name="T177">R</text:span><text:span text:style-name="T175">eputation: </text:span><text:span text:style-name="T225">+5</text:span><text:span text:style-name="T175"> </text:span></text:p>
            <text:p text:style-name="P39">Defense: <text:span text:style-name="T346">0</text:span></text:p>
          </table:table-cell>
        </table:table-row>
        <table:table-row>
          <table:table-cell table:style-name="Table4.A4" table:number-rows-spanned="3" office:value-type="string">
            <text:p text:style-name="P350">Newspaper</text:p>
          </table:table-cell>
          <table:table-cell table:style-name="Table4.B2" office:value-type="string">
            <text:p text:style-name="P298">Notice Board</text:p>
            <text:p text:style-name="P8">GR: -<text:span text:style-name="T347">10</text:span></text:p>
            <text:p text:style-name="P8">Food: <text:span text:style-name="T347">0</text:span></text:p>
            <text:p text:style-name="P26">Housing: <text:span text:style-name="T347">0</text:span></text:p>
            <text:p text:style-name="P115"><text:span text:style-name="T177">R</text:span><text:span text:style-name="T175">eputation: </text:span><text:span text:style-name="T226">0</text:span><text:span text:style-name="T175"> </text:span></text:p>
            <text:p text:style-name="P39">Defense: <text:span text:style-name="T347">0</text:span></text:p>
          </table:table-cell>
        </table:table-row>
        <table:table-row>
          <table:covered-table-cell/>
          <table:table-cell table:style-name="Table4.B2" office:value-type="string">
            <text:p text:style-name="P299">Local Newspaper</text:p>
            <text:p text:style-name="P8">GR: -<text:span text:style-name="T347">100</text:span></text:p>
            <text:p text:style-name="P8">Food: -<text:span text:style-name="T347">3</text:span></text:p>
            <text:p text:style-name="P26">Housing: -<text:span text:style-name="T347">3</text:span> </text:p>
            <text:p text:style-name="P115"><text:span text:style-name="T177">R</text:span><text:span text:style-name="T175">eputation: </text:span><text:span text:style-name="T226">+8</text:span></text:p>
            <text:p text:style-name="P39">Defense: <text:span text:style-name="T347">0</text:span></text:p>
          </table:table-cell>
        </table:table-row>
        <table:table-row>
          <table:covered-table-cell/>
          <table:table-cell table:style-name="Table4.B2" office:value-type="string">
            <text:p text:style-name="P300">News Network</text:p>
            <text:p text:style-name="P8">GR: -<text:span text:style-name="T348">250</text:span></text:p>
            <text:p text:style-name="P8">Food: -<text:span text:style-name="T348">4</text:span></text:p>
            <text:p text:style-name="P26">Housing: -<text:span text:style-name="T348">4</text:span></text:p>
            <text:p text:style-name="P115"><text:span text:style-name="T177">R</text:span><text:span text:style-name="T175">eputation: </text:span><text:span text:style-name="T227">+10</text:span></text:p>
            <text:p text:style-name="P39">Defense: <text:span text:style-name="T348">+2</text:span></text:p>
          </table:table-cell>
        </table:table-row>
        <table:table-row>
          <table:table-cell table:style-name="Table4.A4" table:number-rows-spanned="3" office:value-type="string">
            <text:p text:style-name="P350">Town Hall</text:p>
          </table:table-cell>
          <table:table-cell table:style-name="Table4.B2" office:value-type="string">
            <text:p text:style-name="P301">Plaza</text:p>
            <text:p text:style-name="P8">GR: -<text:span text:style-name="T350">25</text:span></text:p>
            <text:p text:style-name="P8">Food: <text:span text:style-name="T350">0</text:span></text:p>
            <text:p text:style-name="P26">Housing: <text:span text:style-name="T350">0</text:span></text:p>
            <text:p text:style-name="P115"><text:span text:style-name="T177">R</text:span><text:span text:style-name="T175">eputation: </text:span><text:span text:style-name="T229">+2</text:span><text:span text:style-name="T175"> </text:span></text:p>
            <text:p text:style-name="P39">Defense: <text:span text:style-name="T350">0</text:span></text:p>
          </table:table-cell>
        </table:table-row>
        <table:table-row>
          <table:covered-table-cell/>
          <table:table-cell table:style-name="Table4.B2" office:value-type="string">
            <text:p text:style-name="P302">Court House</text:p>
            <text:p text:style-name="P8">GR: -<text:span text:style-name="T350">150</text:span></text:p>
            <text:p text:style-name="P8">Food: -<text:span text:style-name="T350">2</text:span></text:p>
            <text:p text:style-name="P26">Housing: -<text:span text:style-name="T350">2</text:span> </text:p>
            <text:p text:style-name="P115"><text:span text:style-name="T177">R</text:span><text:span text:style-name="T175">eputation: </text:span><text:span text:style-name="T229">+5</text:span><text:span text:style-name="T175"> </text:span></text:p>
            <text:p text:style-name="P39">Defense: <text:span text:style-name="T350">0</text:span></text:p>
          </table:table-cell>
        </table:table-row>
        <table:table-row>
          <table:covered-table-cell/>
          <table:table-cell table:style-name="Table4.B2" office:value-type="string">
            <text:p text:style-name="P303">Grand Hall</text:p>
            <text:p text:style-name="P8">GR: -<text:span text:style-name="T351">500</text:span></text:p>
            <text:p text:style-name="P8">Food: -<text:span text:style-name="T351">2</text:span></text:p>
            <text:p text:style-name="P26">Housing: -<text:span text:style-name="T351">2</text:span></text:p>
            <text:p text:style-name="P115"><text:span text:style-name="T177">R</text:span><text:span text:style-name="T175">eputation: </text:span><text:span text:style-name="T228">+15</text:span></text:p>
            <text:p text:style-name="P39">Defense: <text:span text:style-name="T349">0</text:span></text:p>
          </table:table-cell>
        </table:table-row>
        <table:table-row>
          <table:table-cell table:style-name="Table4.A4" table:number-rows-spanned="3" office:value-type="string">
            <text:p text:style-name="P350">Cemetery</text:p>
          </table:table-cell>
          <table:table-cell table:style-name="Table4.B2" office:value-type="string">
            <text:p text:style-name="P304">Unmarked Graved</text:p>
            <text:p text:style-name="P8">GR: <text:span text:style-name="T352">0</text:span></text:p>
            <text:p text:style-name="P8">Food: <text:span text:style-name="T352">0</text:span></text:p>
            <text:p text:style-name="P26">Housing: <text:span text:style-name="T352">0</text:span></text:p>
            <text:p text:style-name="P115"><text:span text:style-name="T177">R</text:span><text:span text:style-name="T175">eputation: </text:span><text:span text:style-name="T230">0</text:span></text:p>
            <text:p text:style-name="P39">Defense:<text:span text:style-name="T352">0 </text:span></text:p>
          </table:table-cell>
        </table:table-row>
        <table:table-row>
          <table:covered-table-cell/>
          <table:table-cell table:style-name="Table4.B2" office:value-type="string">
            <text:p text:style-name="P304">Walled Graveyard</text:p>
            <text:p text:style-name="P8"><text:soft-page-break/>GR: -<text:span text:style-name="T353">50</text:span></text:p>
            <text:p text:style-name="P8">Food: <text:span text:style-name="T353">0</text:span></text:p>
            <text:p text:style-name="P26">Housing: <text:span text:style-name="T353">0</text:span></text:p>
            <text:p text:style-name="P115"><text:span text:style-name="T177">R</text:span><text:span text:style-name="T175">eputation: </text:span><text:span text:style-name="T231">+1</text:span></text:p>
            <text:p text:style-name="P39">Defense: <text:span text:style-name="T353">0</text:span></text:p>
          </table:table-cell>
        </table:table-row>
        <table:table-row>
          <table:covered-table-cell/>
          <table:table-cell table:style-name="Table4.B2" office:value-type="string">
            <text:p text:style-name="P304">Tombs</text:p>
            <text:p text:style-name="P8">GR: <text:span text:style-name="T4">-</text:span><text:span text:style-name="T18">75</text:span></text:p>
            <text:p text:style-name="P8">Food: <text:span text:style-name="T354">0</text:span></text:p>
            <text:p text:style-name="P26">Housing: <text:span text:style-name="T354">0</text:span></text:p>
            <text:p text:style-name="P115"><text:span text:style-name="T177">R</text:span><text:span text:style-name="T175">eputation: </text:span><text:span text:style-name="T232">+3</text:span></text:p>
            <text:p text:style-name="P39">Defense: <text:span text:style-name="T354">0</text:span></text:p>
          </table:table-cell>
        </table:table-row>
        <table:table-row>
          <table:table-cell table:style-name="Table4.A4" table:number-rows-spanned="3" office:value-type="string">
            <text:p text:style-name="P353">Library</text:p>
          </table:table-cell>
          <table:table-cell table:style-name="Table4.B2" office:value-type="string">
            <text:p text:style-name="P308">Library</text:p>
            <text:p text:style-name="P8">GR: -<text:span text:style-name="T355">100</text:span></text:p>
            <text:p text:style-name="P8">Food: -<text:span text:style-name="T355">1</text:span></text:p>
            <text:p text:style-name="P26">Housing: -<text:span text:style-name="T355">1</text:span></text:p>
            <text:p text:style-name="P115"><text:span text:style-name="T177">R</text:span><text:span text:style-name="T175">eputation: </text:span><text:span text:style-name="T233">+4</text:span><text:span text:style-name="T175"> </text:span></text:p>
            <text:p text:style-name="P39">Defense: <text:span text:style-name="T355">0</text:span></text:p>
          </table:table-cell>
        </table:table-row>
        <table:table-row>
          <table:covered-table-cell/>
          <table:table-cell table:style-name="Table4.B2" office:value-type="string">
            <text:p text:style-name="P309">Archive</text:p>
            <text:p text:style-name="P8">GR: -<text:span text:style-name="T356">200</text:span></text:p>
            <text:p text:style-name="P8">Food: -<text:span text:style-name="T356">1</text:span></text:p>
            <text:p text:style-name="P26">Housing: -<text:span text:style-name="T356">1</text:span></text:p>
            <text:p text:style-name="P115"><text:span text:style-name="T177">R</text:span><text:span text:style-name="T175">eputation: </text:span><text:span text:style-name="T234">+6</text:span></text:p>
            <text:p text:style-name="P39">Defense: <text:span text:style-name="T357">0</text:span></text:p>
          </table:table-cell>
        </table:table-row>
        <table:table-row>
          <table:covered-table-cell/>
          <table:table-cell table:style-name="Table4.B2" office:value-type="string">
            <text:p text:style-name="P309">Grand Repository</text:p>
            <text:p text:style-name="P8">GR: -<text:span text:style-name="T358">400</text:span></text:p>
            <text:p text:style-name="P8">Food: -<text:span text:style-name="T359">3</text:span></text:p>
            <text:p text:style-name="P26">Housing: -<text:span text:style-name="T359">3</text:span></text:p>
            <text:p text:style-name="P115"><text:span text:style-name="T177">R</text:span><text:span text:style-name="T175">eputation: </text:span><text:span text:style-name="T235">+10</text:span></text:p>
            <text:p text:style-name="P39">Defense: <text:span text:style-name="T358">0</text:span></text:p>
          </table:table-cell>
        </table:table-row>
      </table:table>
      <text:p text:style-name="P88"/>
      <text:p text:style-name="P88"/>
      <text:p text:style-name="P89">Housing</text:p>
      <text:p text:style-name="P89"/>
      <table:table table:name="Table5" table:style-name="Table5">
        <table:table-column table:style-name="Table5.A"/>
        <table:table-column table:style-name="Table5.B"/>
        <table:table-row>
          <table:table-cell table:style-name="Table5.A1" table:number-rows-spanned="3" office:value-type="string">
            <text:p text:style-name="P352">House</text:p>
          </table:table-cell>
          <table:table-cell table:style-name="Table5.B1" office:value-type="string">
            <text:p text:style-name="P306">Tent </text:p>
            <text:p text:style-name="P8">GR: -<text:span text:style-name="T360">20GR</text:span></text:p>
            <text:p text:style-name="P8">Food: <text:span text:style-name="T360">0</text:span></text:p>
            <text:p text:style-name="P26"><text:soft-page-break/>Housing: <text:span text:style-name="T360">+1</text:span></text:p>
            <text:p text:style-name="P115"><text:span text:style-name="T177">R</text:span><text:span text:style-name="T175">eputation: </text:span><text:span text:style-name="T236">0</text:span></text:p>
            <text:p text:style-name="P39">Defense: -<text:span text:style-name="T391">3</text:span></text:p>
          </table:table-cell>
        </table:table-row>
        <table:table-row>
          <table:covered-table-cell/>
          <table:table-cell table:style-name="Table5.B2" office:value-type="string">
            <text:p text:style-name="P305">H<text:span text:style-name="T275">ovel</text:span></text:p>
            <text:p text:style-name="P8">GR: -<text:span text:style-name="T360">75</text:span></text:p>
            <text:p text:style-name="P8">Food: <text:span text:style-name="T360">0</text:span></text:p>
            <text:p text:style-name="P26">Housing: <text:span text:style-name="T360">+2</text:span></text:p>
            <text:p text:style-name="P115"><text:span text:style-name="T177">R</text:span><text:span text:style-name="T175">eputation: </text:span><text:span text:style-name="T236">0</text:span></text:p>
            <text:p text:style-name="P39">Defense: -<text:span text:style-name="T391">1</text:span></text:p>
          </table:table-cell>
        </table:table-row>
        <table:table-row>
          <table:covered-table-cell/>
          <table:table-cell table:style-name="Table5.B2" office:value-type="string">
            <text:p text:style-name="P306">Homestead</text:p>
            <text:p text:style-name="P8">GR: -<text:span text:style-name="T361">100</text:span></text:p>
            <text:p text:style-name="P8">Food: <text:span text:style-name="T360">0</text:span></text:p>
            <text:p text:style-name="P26">Housing: <text:span text:style-name="T360">+3</text:span></text:p>
            <text:p text:style-name="P115"><text:span text:style-name="T177">R</text:span><text:span text:style-name="T175">eputation: </text:span><text:span text:style-name="T236">0</text:span></text:p>
            <text:p text:style-name="P39">Defense: -<text:span text:style-name="T391">1</text:span></text:p>
          </table:table-cell>
        </table:table-row>
        <table:table-row>
          <table:table-cell table:style-name="Table5.A4" table:number-rows-spanned="3" office:value-type="string">
            <text:p text:style-name="P352">Manor</text:p>
          </table:table-cell>
          <table:table-cell table:style-name="Table5.B2" office:value-type="string">
            <text:p text:style-name="P310">Large House</text:p>
            <text:p text:style-name="P8">GR: -<text:span text:style-name="T361">120</text:span></text:p>
            <text:p text:style-name="P8">Food: <text:span text:style-name="T361">0</text:span></text:p>
            <text:p text:style-name="P26">Housing: <text:span text:style-name="T361">+4</text:span></text:p>
            <text:p text:style-name="P115"><text:span text:style-name="T177">R</text:span><text:span text:style-name="T175">eputation: </text:span><text:span text:style-name="T237">0</text:span></text:p>
            <text:p text:style-name="P39">Defense: -<text:span text:style-name="T390">2</text:span></text:p>
          </table:table-cell>
        </table:table-row>
        <table:table-row>
          <table:covered-table-cell/>
          <table:table-cell table:style-name="Table5.B2" office:value-type="string">
            <text:p text:style-name="P307">Townhouse</text:p>
            <text:p text:style-name="P8">GR: -<text:span text:style-name="T361">200</text:span></text:p>
            <text:p text:style-name="P8">Food: <text:span text:style-name="T361">0</text:span></text:p>
            <text:p text:style-name="P26">Housing: <text:span text:style-name="T361">+5</text:span></text:p>
            <text:p text:style-name="P115"><text:span text:style-name="T177">R</text:span><text:span text:style-name="T175">eputation: </text:span><text:span text:style-name="T237">0</text:span></text:p>
            <text:p text:style-name="P39">Defense: -<text:span text:style-name="T390">2</text:span></text:p>
          </table:table-cell>
        </table:table-row>
        <table:table-row>
          <table:covered-table-cell/>
          <table:table-cell table:style-name="Table5.B2" office:value-type="string">
            <text:p text:style-name="P311">Manor</text:p>
            <text:p text:style-name="P8">GR: -<text:span text:style-name="T361">550</text:span></text:p>
            <text:p text:style-name="P8">Food: -<text:span text:style-name="T361">2</text:span></text:p>
            <text:p text:style-name="P26">Housing: <text:span text:style-name="T361">+5</text:span></text:p>
            <text:p text:style-name="P115"><text:span text:style-name="T177">R</text:span><text:span text:style-name="T175">eputation: </text:span><text:span text:style-name="T237">+</text:span><text:span text:style-name="T238">3</text:span></text:p>
            <text:p text:style-name="P39">Defense: -<text:span text:style-name="T390">3</text:span></text:p>
          </table:table-cell>
        </table:table-row>
        <table:table-row>
          <table:table-cell table:style-name="Table5.A4" table:number-rows-spanned="3" office:value-type="string">
            <text:p text:style-name="P352">Lodgings</text:p>
          </table:table-cell>
          <table:table-cell table:style-name="Table5.B2" office:value-type="string">
            <text:p text:style-name="P312">Lodging House</text:p>
            <text:p text:style-name="P8">GR: -<text:span text:style-name="T362">200</text:span></text:p>
            <text:p text:style-name="P8">Food: -<text:span text:style-name="T363">1</text:span></text:p>
            <text:p text:style-name="P26">Housing: <text:span text:style-name="T363">+4</text:span></text:p>
            <text:p text:style-name="P115"><text:span text:style-name="T177">R</text:span><text:span text:style-name="T175">eputation: </text:span><text:span text:style-name="T239">0</text:span><text:span text:style-name="T175"> </text:span></text:p>
            <text:p text:style-name="P39">Defense: -<text:span text:style-name="T390">4</text:span></text:p>
          </table:table-cell>
        </table:table-row>
        <table:table-row>
          <table:covered-table-cell/>
          <table:table-cell table:style-name="Table5.B2" office:value-type="string">
            <text:p text:style-name="P312">Workhouse (Level 2)</text:p>
            <text:p text:style-name="P8">GR: -<text:span text:style-name="T364">350</text:span></text:p>
            <text:p text:style-name="P8">Food: -<text:span text:style-name="T363">2</text:span></text:p>
            <text:p text:style-name="P26">Housing: <text:span text:style-name="T363">+15</text:span></text:p>
            <text:p text:style-name="P115"><text:span text:style-name="T177">R</text:span><text:span text:style-name="T175">eputation: -</text:span><text:span text:style-name="T239">5</text:span><text:span text:style-name="T175"> </text:span></text:p>
            <text:p text:style-name="P39">Defense: -<text:span text:style-name="T389">4</text:span></text:p>
          </table:table-cell>
        </table:table-row>
        <table:table-row>
          <table:covered-table-cell/>
          <table:table-cell table:style-name="Table5.B2" office:value-type="string">
            <text:p text:style-name="P313">Apartments (Level 2)</text:p>
            <text:p text:style-name="P8">GR: -<text:span text:style-name="T365">400</text:span></text:p>
            <text:p text:style-name="P8">Food: <text:span text:style-name="T366">0</text:span></text:p>
            <text:p text:style-name="P26">Housing: <text:span text:style-name="T366">+8</text:span></text:p>
            <text:p text:style-name="P115"><text:span text:style-name="T177">R</text:span><text:span text:style-name="T175">eputation: </text:span><text:span text:style-name="T240">0</text:span></text:p>
            <text:p text:style-name="P39">Defense: -<text:span text:style-name="T389">4</text:span></text:p>
          </table:table-cell>
        </table:table-row>
      </table:table>
      <text:p text:style-name="P89"/>
      <text:p text:style-name="P89"/>
      <text:p text:style-name="P90">Defense Buildings</text:p>
      <text:p text:style-name="P147"/>
      <table:table table:name="Table6" table:style-name="Table6">
        <table:table-column table:style-name="Table6.A"/>
        <table:table-column table:style-name="Table6.B"/>
        <table:table-row>
          <table:table-cell table:style-name="Table6.A1" table:number-rows-spanned="3" office:value-type="string">
            <text:p text:style-name="P354">Armoury</text:p>
          </table:table-cell>
          <table:table-cell table:style-name="Table6.B1" office:value-type="string">
            <text:p text:style-name="P314">Weapons Pile</text:p>
            <text:p text:style-name="P8">GR: -<text:span text:style-name="T368">50</text:span></text:p>
            <text:p text:style-name="P8">Food: <text:span text:style-name="T367">0</text:span></text:p>
            <text:p text:style-name="P26">Housing: <text:span text:style-name="T367">0</text:span></text:p>
            <text:p text:style-name="P115"><text:span text:style-name="T177">R</text:span><text:span text:style-name="T175">eputation: </text:span><text:span text:style-name="T241">0</text:span></text:p>
            <text:p text:style-name="P39">Defense: <text:span text:style-name="T367">+1 per 25gr spent to arm an NPC</text:span></text:p>
          </table:table-cell>
        </table:table-row>
        <table:table-row>
          <table:covered-table-cell/>
          <table:table-cell table:style-name="Table6.B2" office:value-type="string">
            <text:p text:style-name="P318">Gun Racks</text:p>
            <text:p text:style-name="P8">GR: -<text:span text:style-name="T368">100</text:span></text:p>
            <text:p text:style-name="P8">Food: <text:span text:style-name="T368">0</text:span></text:p>
            <text:p text:style-name="P26">Housing: <text:span text:style-name="T368">0</text:span></text:p>
            <text:p text:style-name="P115"><text:span text:style-name="T177">R</text:span><text:span text:style-name="T175">eputation: </text:span><text:span text:style-name="T242">0</text:span></text:p>
            <text:p text:style-name="P48">Defense: <text:span text:style-name="T367">+2 per 100gr spent to arm an NPC</text:span></text:p>
          </table:table-cell>
        </table:table-row>
        <table:table-row>
          <table:covered-table-cell/>
          <table:table-cell table:style-name="Table6.B2" office:value-type="string">
            <text:p text:style-name="P319">Armour Cupboards</text:p>
            <text:p text:style-name="P8">GR: -<text:span text:style-name="T368">200</text:span></text:p>
            <text:p text:style-name="P8">Food: <text:span text:style-name="T368">0</text:span></text:p>
            <text:p text:style-name="P26">Housing: <text:span text:style-name="T369">0</text:span></text:p>
            <text:p text:style-name="P115"><text:span text:style-name="T177">R</text:span><text:span text:style-name="T175">eputation: </text:span><text:span text:style-name="T243">0</text:span></text:p>
            <text:p text:style-name="P48">Defense: <text:span text:style-name="T367">+3 per 150gr spent to arm an NPC</text:span></text:p>
          </table:table-cell>
        </table:table-row>
        <table:table-row>
          <table:table-cell table:style-name="Table6.A4" table:number-rows-spanned="2" office:value-type="string">
            <text:p text:style-name="P355">Garrison</text:p>
          </table:table-cell>
          <table:table-cell table:style-name="Table6.B2" office:value-type="string">
            <text:p text:style-name="P315">Gaol</text:p>
            <text:p text:style-name="P8">GR: -<text:span text:style-name="T370">200</text:span></text:p>
            <text:p text:style-name="P8">Food: <text:s/>-<text:span text:style-name="T371">4</text:span></text:p>
            <text:p text:style-name="P26">Housing: -<text:span text:style-name="T371">4</text:span></text:p>
            <text:p text:style-name="P115"><text:span text:style-name="T177">R</text:span><text:span text:style-name="T175">eputation: </text:span><text:span text:style-name="T244">0</text:span></text:p>
            <text:p text:style-name="P39">Defense: <text:span text:style-name="T371">+4</text:span></text:p>
            <text:p text:style-name="P198">Allows prisoners to be securely held.</text:p>
          </table:table-cell>
        </table:table-row>
        <table:table-row>
          <table:covered-table-cell/>
          <table:table-cell table:style-name="Table6.B2" office:value-type="string">
            <text:p text:style-name="P316">Guard Posts</text:p>
            <text:p text:style-name="P8">GR: -<text:span text:style-name="T372">450</text:span></text:p>
            <text:p text:style-name="P8">Food: -<text:span text:style-name="T372">6</text:span></text:p>
            <text:p text:style-name="P26">Housing: -<text:span text:style-name="T372">6</text:span></text:p>
            <text:p text:style-name="P115"><text:span text:style-name="T177">R</text:span><text:span text:style-name="T175">eputation: </text:span><text:span text:style-name="T245">0</text:span></text:p>
            <text:p text:style-name="P39">Defense: <text:span text:style-name="T373">+12</text:span></text:p>
          </table:table-cell>
        </table:table-row>
        <table:table-row>
          <table:table-cell table:style-name="Table6.A4" table:number-rows-spanned="2" office:value-type="string">
            <text:p text:style-name="P355">Walls</text:p>
          </table:table-cell>
          <table:table-cell table:style-name="Table6.B2" office:value-type="string">
            <text:p text:style-name="P316">Wooden Walls <text:span text:style-name="T376">&amp; Guard House</text:span></text:p>
            <text:p text:style-name="P8">GR: -<text:span text:style-name="T374">1GR per 5ft</text:span></text:p>
            <text:p text:style-name="P8">Food: -<text:span text:style-name="T378">2</text:span></text:p>
            <text:p text:style-name="P26">Housing: <text:span text:style-name="T378">0</text:span></text:p>
            <text:p text:style-name="P115"><text:span text:style-name="T177">R</text:span><text:span text:style-name="T175">eputation: </text:span><text:span text:style-name="T246">0</text:span><text:span text:style-name="T175"> </text:span></text:p>
            <text:p text:style-name="P234"><text:soft-page-break/><text:span text:style-name="T110">Defense: </text:span><text:span text:style-name="T111">Doubles settlement’s defense score so long as entire wall is connected and surrounds </text:span><text:span text:style-name="T112">the entire settlement.</text:span><text:span text:style-name="T111">.</text:span></text:p>
          </table:table-cell>
        </table:table-row>
        <table:table-row>
          <table:covered-table-cell/>
          <table:table-cell table:style-name="Table6.B2" office:value-type="string">
            <text:p text:style-name="P317">Brick Walls <text:span text:style-name="T377">&amp; Guard House</text:span></text:p>
            <text:p text:style-name="P8">GR: -<text:span text:style-name="T375">3GR per 5ft</text:span></text:p>
            <text:p text:style-name="P8">Food: -<text:span text:style-name="T379">2</text:span></text:p>
            <text:p text:style-name="P26">Housing: <text:span text:style-name="T379">0</text:span> </text:p>
            <text:p text:style-name="P115"><text:span text:style-name="T177">R</text:span><text:span text:style-name="T175">eputation: </text:span><text:span text:style-name="T247">0</text:span></text:p>
            <text:p text:style-name="P49">Defense: <text:span text:style-name="T375">Quadruples town’s settlement’s defense score so long as entire wall is connected and surrounds the entire settlement.</text:span></text:p>
          </table:table-cell>
        </table:table-row>
        <table:table-row>
          <table:table-cell table:style-name="Table6.A4" office:value-type="string">
            <text:p text:style-name="P355">Watchtower</text:p>
          </table:table-cell>
          <table:table-cell table:style-name="Table6.B2" office:value-type="string">
            <text:p text:style-name="P320">Watchtower</text:p>
            <text:p text:style-name="P8">GR: -<text:span text:style-name="T380">50</text:span></text:p>
            <text:p text:style-name="P8">Food: -<text:span text:style-name="T381">1</text:span></text:p>
            <text:p text:style-name="P26">Housing: -<text:span text:style-name="T381">1</text:span></text:p>
            <text:p text:style-name="P115"><text:span text:style-name="T177">R</text:span><text:span text:style-name="T175">eputation: </text:span><text:span text:style-name="T248">0</text:span></text:p>
            <text:p text:style-name="P39">Defense: <text:span text:style-name="T381">+4</text:span></text:p>
          </table:table-cell>
        </table:table-row>
      </table:table>
      <text:p text:style-name="P89"/>
      <text:p text:style-name="P89"/>
      <text:p text:style-name="P90">Class-Specific Buildings</text:p>
      <text:p text:style-name="P90"/>
      <table:table table:name="Table7" table:style-name="Table7">
        <table:table-column table:style-name="Table7.A"/>
        <table:table-column table:style-name="Table7.B"/>
        <table:table-row>
          <table:table-cell table:style-name="Table7.A1" office:value-type="string">
            <text:p text:style-name="P250">Trophy Hall (Barbarian)</text:p>
          </table:table-cell>
          <table:table-cell table:style-name="Table7.B1" office:value-type="string">
            <text:p text:style-name="P321">Trophy Hall</text:p>
            <text:p text:style-name="P17">GR: -<text:span text:style-name="T384">900</text:span></text:p>
            <text:p text:style-name="P8">Food: <text:span text:style-name="T384">0</text:span></text:p>
            <text:p text:style-name="P26">Housing: <text:span text:style-name="T384">0</text:span></text:p>
            <text:p text:style-name="P115"><text:span text:style-name="T177">R</text:span><text:span text:style-name="T175">eputation: </text:span><text:span text:style-name="T249">0</text:span><text:span text:style-name="T175"> </text:span></text:p>
            <text:p text:style-name="P39">Defense: <text:span text:style-name="T384">0</text:span></text:p>
            <text:p text:style-name="P208">For twenty four hours after taking an extended rest, the barbarian may add the number of unique heads in the hall to their intimidation rolls.</text:p>
          </table:table-cell>
        </table:table-row>
        <table:table-row>
          <table:table-cell table:style-name="Table7.A2" office:value-type="string">
            <text:p text:style-name="P251">Concert Hall (Bard)</text:p>
          </table:table-cell>
          <table:table-cell table:style-name="Table7.B2" office:value-type="string">
            <text:p text:style-name="P322">Concert Hall</text:p>
            <text:p text:style-name="P18">GR: -<text:span text:style-name="T384">900</text:span></text:p>
            <text:p text:style-name="P18">Food: <text:span text:style-name="T384">0</text:span></text:p>
            <text:p text:style-name="P34">Housing: <text:span text:style-name="T384">0</text:span></text:p>
            <text:p text:style-name="P124"><text:span text:style-name="T177">R</text:span><text:span text:style-name="T175">eputation: </text:span><text:span text:style-name="T249">0</text:span><text:span text:style-name="T175"> </text:span></text:p>
            <text:p text:style-name="P52">Defense: <text:span text:style-name="T384">0</text:span></text:p>
            <text:p text:style-name="P207">Grants an extra two bardic inspiration dice after taking a<text:span text:style-name="T406">n extended.</text:span></text:p>
          </table:table-cell>
        </table:table-row>
        <table:table-row>
          <table:table-cell table:style-name="Table7.A2" office:value-type="string">
            <text:p text:style-name="P251">Temple (Cleric &amp; Paladin)</text:p>
          </table:table-cell>
          <table:table-cell table:style-name="Table7.B2" office:value-type="string">
            <text:p text:style-name="P323">Temple</text:p>
            <text:p text:style-name="P18">GR: -<text:span text:style-name="T384">900</text:span></text:p>
            <text:p text:style-name="P18">Food: <text:span text:style-name="T384">0</text:span></text:p>
            <text:p text:style-name="P34">Housing: <text:span text:style-name="T384">0</text:span></text:p>
            <text:p text:style-name="P124"><text:span text:style-name="T177">R</text:span><text:span text:style-name="T175">eputation: </text:span><text:span text:style-name="T249">0</text:span><text:span text:style-name="T175"> </text:span></text:p>
            <text:p text:style-name="P52">Defense: <text:span text:style-name="T384">0</text:span></text:p>
            <text:p text:style-name="P238"><text:span text:style-name="T93">Al</text:span><text:span text:style-name="T98">lows access to the temple supply store.</text:span></text:p>
          </table:table-cell>
        </table:table-row>
        <table:table-row>
          <table:table-cell table:style-name="Table7.A2" office:value-type="string">
            <text:p text:style-name="P252">Grove (Druid)</text:p>
          </table:table-cell>
          <table:table-cell table:style-name="Table7.B2" office:value-type="string">
            <text:p text:style-name="P324">Grove</text:p>
            <text:p text:style-name="P18">GR: -<text:span text:style-name="T384">900</text:span></text:p>
            <text:p text:style-name="P18">Food: <text:span text:style-name="T384">0</text:span></text:p>
            <text:p text:style-name="P34">Housing: <text:span text:style-name="T384">0</text:span></text:p>
            <text:p text:style-name="P124"><text:span text:style-name="T177">R</text:span><text:span text:style-name="T175">eputation: </text:span><text:span text:style-name="T249">0</text:span><text:span text:style-name="T175"> </text:span></text:p>
            <text:p text:style-name="P52"><text:soft-page-break/>Defense: <text:span text:style-name="T384">0</text:span></text:p>
            <text:p text:style-name="P206">Grants an extra use of shape change after an extended rest.</text:p>
          </table:table-cell>
        </table:table-row>
        <table:table-row>
          <table:table-cell table:style-name="Table7.A2" office:value-type="string">
            <text:p text:style-name="P253">Dueling Arena (Fighter)</text:p>
          </table:table-cell>
          <table:table-cell table:style-name="Table7.B2" office:value-type="string">
            <text:p text:style-name="P325">Dueling Arena</text:p>
            <text:p text:style-name="P18">GR: -<text:span text:style-name="T384">900</text:span></text:p>
            <text:p text:style-name="P18">Food: <text:span text:style-name="T384">0</text:span></text:p>
            <text:p text:style-name="P34">Housing: <text:span text:style-name="T384">0</text:span></text:p>
            <text:p text:style-name="P124"><text:span text:style-name="T177">R</text:span><text:span text:style-name="T175">eputation: </text:span><text:span text:style-name="T249">0</text:span><text:span text:style-name="T175"> </text:span></text:p>
            <text:p text:style-name="P52">Defense: <text:span text:style-name="T384">0</text:span></text:p>
            <text:p text:style-name="P209">Grants an extra use of action surge after taking an extended rest.</text:p>
          </table:table-cell>
        </table:table-row>
        <table:table-row>
          <table:table-cell table:style-name="Table7.A2" office:value-type="string">
            <text:p text:style-name="P254">Hermits Cottage (Monk)</text:p>
          </table:table-cell>
          <table:table-cell table:style-name="Table7.B2" office:value-type="string">
            <text:p text:style-name="P326">Hermit’s Cottage</text:p>
            <text:p text:style-name="P18">GR: -<text:span text:style-name="T384">900</text:span></text:p>
            <text:p text:style-name="P18">Food: <text:span text:style-name="T384">0</text:span></text:p>
            <text:p text:style-name="P34">Housing: <text:span text:style-name="T384">0</text:span></text:p>
            <text:p text:style-name="P124"><text:span text:style-name="T177">R</text:span><text:span text:style-name="T175">eputation: </text:span><text:span text:style-name="T249">0</text:span><text:span text:style-name="T175"> </text:span></text:p>
            <text:p text:style-name="P52">Defense: <text:span text:style-name="T384">0</text:span></text:p>
            <text:p text:style-name="P204">Grants an extra two ki points after an extended rest.</text:p>
          </table:table-cell>
        </table:table-row>
        <table:table-row>
          <table:table-cell table:style-name="Table7.A2" office:value-type="string">
            <text:p text:style-name="P255">Deep Woods Cabin (Ranger)</text:p>
          </table:table-cell>
          <table:table-cell table:style-name="Table7.B2" office:value-type="string">
            <text:p text:style-name="P327">Deep Woods Cabin</text:p>
            <text:p text:style-name="P18">GR: -<text:span text:style-name="T384">900</text:span></text:p>
            <text:p text:style-name="P18">Food: <text:span text:style-name="T384">0</text:span></text:p>
            <text:p text:style-name="P34">Housing: <text:span text:style-name="T384">0</text:span></text:p>
            <text:p text:style-name="P124"><text:span text:style-name="T177">R</text:span><text:span text:style-name="T175">eputation: </text:span><text:span text:style-name="T249">0</text:span><text:span text:style-name="T175"> </text:span></text:p>
            <text:p text:style-name="P52">Defense: <text:span text:style-name="T384">0</text:span></text:p>
            <text:p text:style-name="P205">Allows the ranger to spend 10<text:span text:style-name="T408">0</text:span>gp to enchant a single arrow, bolt, or bullet, turning each into a +3 version of themselves.</text:p>
          </table:table-cell>
        </table:table-row>
        <table:table-row>
          <table:table-cell table:style-name="Table7.A2" office:value-type="string">
            <text:p text:style-name="P256">Black Market (Rogue)</text:p>
          </table:table-cell>
          <table:table-cell table:style-name="Table7.B2" office:value-type="string">
            <text:p text:style-name="P341">B<text:span text:style-name="T382">lack Market</text:span></text:p>
            <text:p text:style-name="P18">GR: -<text:span text:style-name="T384">900</text:span></text:p>
            <text:p text:style-name="P18">Food: <text:span text:style-name="T384">0</text:span></text:p>
            <text:p text:style-name="P34">Housing: <text:span text:style-name="T384">0</text:span></text:p>
            <text:p text:style-name="P124"><text:span text:style-name="T177">R</text:span><text:span text:style-name="T175">eputation: </text:span><text:span text:style-name="T249">0</text:span><text:span text:style-name="T175"> </text:span></text:p>
            <text:p text:style-name="P52">Defense: <text:span text:style-name="T384">0</text:span></text:p>
            <text:p text:style-name="P204">Grants access to the black market shop.</text:p>
          </table:table-cell>
        </table:table-row>
        <table:table-row>
          <table:table-cell table:style-name="Table7.A2" office:value-type="string">
            <text:p text:style-name="P257">Mage’s Tower <text:span text:style-name="T383">(Sorcerer &amp; Wizard)</text:span></text:p>
          </table:table-cell>
          <table:table-cell table:style-name="Table7.B2" office:value-type="string">
            <text:p text:style-name="P328">Mage’s Tower</text:p>
            <text:p text:style-name="P18">GR: -<text:span text:style-name="T384">900</text:span></text:p>
            <text:p text:style-name="P18">Food: <text:span text:style-name="T384">0</text:span></text:p>
            <text:p text:style-name="P34">Housing: <text:span text:style-name="T384">0</text:span></text:p>
            <text:p text:style-name="P124"><text:span text:style-name="T177">R</text:span><text:span text:style-name="T175">eputation: </text:span><text:span text:style-name="T249">0</text:span><text:span text:style-name="T175"> </text:span></text:p>
            <text:p text:style-name="P52">Defense: <text:span text:style-name="T384">0</text:span></text:p>
            <text:p text:style-name="P203">After taking an extended rest in town gain a single extra cast for their level 1 – 6 spell slots. If a wizard has 3 casts of <text:span text:style-name="T405">their level 5 spells, they may cast 4 after completing an extended rest.</text:span></text:p>
          </table:table-cell>
        </table:table-row>
        <table:table-row>
          <table:table-cell table:style-name="Table7.A2" office:value-type="string">
            <text:p text:style-name="P258">Hidden Shrine (Warlock)</text:p>
          </table:table-cell>
          <table:table-cell table:style-name="Table7.B2" office:value-type="string">
            <text:p text:style-name="P329">Hidden Shrine</text:p>
            <text:p text:style-name="P18">GR: -<text:span text:style-name="T384">900</text:span></text:p>
            <text:p text:style-name="P18">Food: <text:span text:style-name="T384">0</text:span></text:p>
            <text:p text:style-name="P34">Housing: <text:span text:style-name="T384">0</text:span></text:p>
            <text:p text:style-name="P124"><text:span text:style-name="T177">R</text:span><text:span text:style-name="T175">eputation: </text:span><text:span text:style-name="T249">0</text:span><text:span text:style-name="T175"> </text:span></text:p>
            <text:p text:style-name="P52">Defense: <text:span text:style-name="T384">0</text:span></text:p>
            <text:p text:style-name="P210"><text:soft-page-break/>Allows the warlock to know one additional cantrip <text:span text:style-name="T409">per warlock level, to a maximum of 10.</text:span></text:p>
          </table:table-cell>
        </table:table-row>
      </table:table>
      <text:p text:style-name="P90"/>
      <text:p text:style-name="P90"/>
      <text:p text:style-name="P91">M<text:span text:style-name="T268">agic Infrastructure</text:span></text:p>
      <text:p text:style-name="P146"/>
      <table:table table:name="Table8" table:style-name="Table8">
        <table:table-column table:style-name="Table8.A"/>
        <table:table-column table:style-name="Table8.B"/>
        <table:table-row>
          <table:table-cell table:style-name="Table8.A1" table:number-rows-spanned="4" office:value-type="string">
            <text:p text:style-name="P356">Alchemist</text:p>
          </table:table-cell>
          <table:table-cell table:style-name="Table8.B1" office:value-type="string">
            <text:p text:style-name="P330">Herbalist</text:p>
            <text:p text:style-name="P8">GR: -<text:span text:style-name="T385">75GR</text:span></text:p>
            <text:p text:style-name="P8">Food: -<text:span text:style-name="T385">1</text:span></text:p>
            <text:p text:style-name="P26">Housing: <text:span text:style-name="T385">0</text:span></text:p>
            <text:p text:style-name="P115"><text:span text:style-name="T177">R</text:span><text:span text:style-name="T175">eputation: </text:span><text:span text:style-name="T250">0</text:span></text:p>
            <text:p text:style-name="P39">Defense: <text:span text:style-name="T385">0</text:span></text:p>
            <text:p text:style-name="P235"><text:span text:style-name="T85">A</text:span><text:span text:style-name="T92">llows</text:span><text:span text:style-name="T85"> access to t</text:span><text:span text:style-name="T86">ier 1</text:span><text:span text:style-name="T85"> ingredients </text:span><text:span text:style-name="T87">and potions.</text:span></text:p>
          </table:table-cell>
        </table:table-row>
        <table:table-row>
          <table:covered-table-cell/>
          <table:table-cell table:style-name="Table8.B2" office:value-type="string">
            <text:p text:style-name="P330">Apothecary</text:p>
            <text:p text:style-name="P8">GR: -<text:span text:style-name="T386">150</text:span></text:p>
            <text:p text:style-name="P8">Food: -<text:span text:style-name="T386">1</text:span></text:p>
            <text:p text:style-name="P26">Housing: <text:span text:style-name="T386">0</text:span> </text:p>
            <text:p text:style-name="P115"><text:span text:style-name="T177">R</text:span><text:span text:style-name="T175">eputation: </text:span><text:span text:style-name="T251">0</text:span></text:p>
            <text:p text:style-name="P39">Defense:<text:span text:style-name="T386">0</text:span></text:p>
            <text:p text:style-name="P237"><text:span text:style-name="T86">A</text:span><text:span text:style-name="T91">llows</text:span><text:span text:style-name="T86"> access to tier 2 ingredients </text:span><text:span text:style-name="T87">and potions.</text:span></text:p>
          </table:table-cell>
        </table:table-row>
        <table:table-row>
          <table:covered-table-cell/>
          <table:table-cell table:style-name="Table8.B2" office:value-type="string">
            <text:p text:style-name="P331">Alchemist</text:p>
            <text:p text:style-name="P8">GR: -<text:span text:style-name="T388">300</text:span></text:p>
            <text:p text:style-name="P8">Food: -<text:span text:style-name="T388">1</text:span></text:p>
            <text:p text:style-name="P26">Housing: <text:span text:style-name="T388">0</text:span></text:p>
            <text:p text:style-name="P115"><text:span text:style-name="T177">R</text:span><text:span text:style-name="T175">eputation: </text:span><text:span text:style-name="T252">0</text:span></text:p>
            <text:p text:style-name="P39">Defense: <text:span text:style-name="T388">0</text:span></text:p>
            <text:p text:style-name="P236"><text:span text:style-name="T89">A</text:span><text:span text:style-name="T88">llows</text:span><text:span text:style-name="T89"> access to tier </text:span><text:span text:style-name="T90">3</text:span><text:span text:style-name="T89"> ingredients and potions.</text:span></text:p>
          </table:table-cell>
        </table:table-row>
        <table:table-row>
          <table:covered-table-cell/>
          <table:table-cell table:style-name="Table8.B2" office:value-type="string">
            <text:p text:style-name="P331"><text:span text:style-name="T387">Master </text:span>Alchemist</text:p>
            <text:p text:style-name="P8">GR: -<text:span text:style-name="T388">750</text:span></text:p>
            <text:p text:style-name="P8">Food: -<text:span text:style-name="T388">2</text:span></text:p>
            <text:p text:style-name="P26">Housing: -<text:span text:style-name="T388">1</text:span></text:p>
            <text:p text:style-name="P115"><text:span text:style-name="T177">R</text:span><text:span text:style-name="T175">eputation: </text:span><text:span text:style-name="T252">0</text:span></text:p>
            <text:p text:style-name="P39">Defense: <text:span text:style-name="T388">0</text:span></text:p>
            <text:p text:style-name="P199"><text:span text:style-name="T394">Allows</text:span> access to tier 4 ingredients and potions.</text:p>
          </table:table-cell>
        </table:table-row>
        <table:table-row>
          <table:table-cell table:style-name="Table8.A5" table:number-rows-spanned="3" office:value-type="string">
            <text:p text:style-name="P356">Arcane Mechanic</text:p>
          </table:table-cell>
          <table:table-cell table:style-name="Table8.B2" office:value-type="string">
            <text:p text:style-name="P332">Magical Shed</text:p>
            <text:p text:style-name="P8">GR: -<text:span text:style-name="T392">250</text:span></text:p>
            <text:p text:style-name="P8">Food: -<text:span text:style-name="T394">1</text:span></text:p>
            <text:p text:style-name="P26">Housing: <text:span text:style-name="T394">0</text:span></text:p>
            <text:p text:style-name="P115"><text:span text:style-name="T177">R</text:span><text:span text:style-name="T175">eputation:</text:span><text:span text:style-name="T253"> 0</text:span><text:span text:style-name="T175"> </text:span></text:p>
            <text:p text:style-name="P39">Defense: <text:span text:style-name="T394">0</text:span></text:p>
            <text:p text:style-name="P200">Allows access to tier 1 magical items.</text:p>
          </table:table-cell>
        </table:table-row>
        <table:table-row>
          <table:covered-table-cell/>
          <table:table-cell table:style-name="Table8.B2" office:value-type="string">
            <text:p text:style-name="P334">Arcane Shop</text:p>
            <text:p text:style-name="P8">GR: -<text:span text:style-name="T392">450</text:span></text:p>
            <text:p text:style-name="P8">Food: -<text:span text:style-name="T396">2</text:span></text:p>
            <text:p text:style-name="P26">Housing: -<text:span text:style-name="T396">1</text:span></text:p>
            <text:p text:style-name="P115"><text:span text:style-name="T177">R</text:span><text:span text:style-name="T175">eputation: </text:span><text:span text:style-name="T254">0</text:span></text:p>
            <text:p text:style-name="P39"><text:soft-page-break/>Defense: <text:span text:style-name="T396">0</text:span></text:p>
            <text:p text:style-name="P201">Allows access to tier <text:span text:style-name="T395">2</text:span> magical items.</text:p>
          </table:table-cell>
        </table:table-row>
        <table:table-row>
          <table:covered-table-cell/>
          <table:table-cell table:style-name="Table8.B2" office:value-type="string">
            <text:p text:style-name="P333">Arcane <text:span text:style-name="T276">Workshop</text:span></text:p>
            <text:p text:style-name="P8">GR: -<text:span text:style-name="T393">900</text:span></text:p>
            <text:p text:style-name="P8">Food: -<text:span text:style-name="T394">3</text:span></text:p>
            <text:p text:style-name="P26">Housing: -<text:span text:style-name="T394">2</text:span></text:p>
            <text:p text:style-name="P115"><text:span text:style-name="T177">R</text:span><text:span text:style-name="T175">eputation: </text:span><text:span text:style-name="T253">0</text:span></text:p>
            <text:p text:style-name="P39">Defense: <text:span text:style-name="T394">0</text:span></text:p>
            <text:p text:style-name="P201">Allows access to tier <text:span text:style-name="T395">3</text:span> magical items.</text:p>
          </table:table-cell>
        </table:table-row>
        <table:table-row>
          <table:table-cell table:style-name="Table8.A5" table:number-rows-spanned="12" office:value-type="string">
            <text:p text:style-name="P356">Mage’s Guild</text:p>
          </table:table-cell>
          <table:table-cell table:style-name="Table8.B2" office:value-type="string">
            <text:p text:style-name="P337">Novice <text:span text:style-name="T399">Halls</text:span></text:p>
            <text:p text:style-name="P8">GR: -<text:span text:style-name="T400">500</text:span></text:p>
            <text:p text:style-name="P8">Food: -<text:span text:style-name="T401">4</text:span></text:p>
            <text:p text:style-name="P26">Housing: <text:span text:style-name="T401">0</text:span></text:p>
            <text:p text:style-name="P115"><text:span text:style-name="T177">R</text:span><text:span text:style-name="T175">eputation: </text:span><text:span text:style-name="T256">0</text:span></text:p>
            <text:p text:style-name="P39">Defense: <text:span text:style-name="T401">0</text:span></text:p>
          </table:table-cell>
        </table:table-row>
        <table:table-row>
          <table:covered-table-cell/>
          <table:table-cell table:style-name="Table8.B2" office:value-type="string">
            <text:p text:style-name="P337">Magic User’s Guild</text:p>
            <text:p text:style-name="P8">GR: -<text:span text:style-name="T400">750</text:span></text:p>
            <text:p text:style-name="P8">Food: -<text:span text:style-name="T402">6</text:span></text:p>
            <text:p text:style-name="P26">Housing: -<text:span text:style-name="T402">2</text:span></text:p>
            <text:p text:style-name="P115"><text:span text:style-name="T177">R</text:span><text:span text:style-name="T175">eputation: <text:s/></text:span><text:span text:style-name="T257">0</text:span></text:p>
            <text:p text:style-name="P39">Defense: <text:span text:style-name="T402">0</text:span></text:p>
          </table:table-cell>
        </table:table-row>
        <table:table-row>
          <table:covered-table-cell/>
          <table:table-cell table:style-name="Table8.B2" office:value-type="string">
            <text:p text:style-name="P336">Mag<text:span text:style-name="T278">e’s College</text:span></text:p>
            <text:p text:style-name="P8">GR: <text:s/>-<text:span text:style-name="T400">1200</text:span></text:p>
            <text:p text:style-name="P8">Food: -<text:span text:style-name="T402">8</text:span></text:p>
            <text:p text:style-name="P26">Housing: -<text:span text:style-name="T403">4</text:span></text:p>
            <text:p text:style-name="P115"><text:span text:style-name="T177">R</text:span><text:span text:style-name="T175">eputation: </text:span><text:span text:style-name="T258">0</text:span></text:p>
            <text:p text:style-name="P39">Defense: <text:span text:style-name="T402">0</text:span></text:p>
          </table:table-cell>
        </table:table-row>
        <table:table-row>
          <table:covered-table-cell/>
          <table:table-cell table:style-name="Table8.B2" office:value-type="string">
            <text:p text:style-name="P335">Mag<text:span text:style-name="T277">ic Laboratory</text:span></text:p>
            <text:p text:style-name="P8">GR: -<text:span text:style-name="T400">1700</text:span></text:p>
            <text:p text:style-name="P8">Food: -<text:span text:style-name="T402">10</text:span></text:p>
            <text:p text:style-name="P26">Housing: -<text:span text:style-name="T404">6</text:span></text:p>
            <text:p text:style-name="P115"><text:span text:style-name="T177">R</text:span><text:span text:style-name="T175">eputation: </text:span><text:span text:style-name="T259">0</text:span></text:p>
            <text:p text:style-name="P39">Defense: <text:span text:style-name="T401">+2 </text:span></text:p>
          </table:table-cell>
        </table:table-row>
        <table:table-row>
          <table:covered-table-cell/>
          <table:table-cell table:style-name="Table8.B2" office:value-type="string">
            <text:p text:style-name="P259"><text:span text:style-name="T141">Ward</text:span><text:span text:style-name="T145">ing</text:span><text:span text:style-name="T141"> Hall</text:span><text:span text:style-name="T135"> (Level 5 – Abjuration)</text:span></text:p>
            <text:p text:style-name="P8">GR: -<text:span text:style-name="T397">2500</text:span> </text:p>
            <text:p text:style-name="P8">Food: -<text:span text:style-name="T397">14</text:span></text:p>
            <text:p text:style-name="P26">Housing: -<text:span text:style-name="T404">8</text:span></text:p>
            <text:p text:style-name="P115"><text:span text:style-name="T177">R</text:span><text:span text:style-name="T175">eputation: </text:span><text:span text:style-name="T255">0</text:span></text:p>
            <text:p text:style-name="P39">Defense: <text:span text:style-name="T398">+15</text:span></text:p>
            <text:p text:style-name="P239"><text:span text:style-name="T94">If constructed alongside </text:span><text:span text:style-name="T95">a master tinkerer, the warded hall will grant access to several arcane f</text:span><text:span text:style-name="T96">ield</text:span><text:span text:style-name="T97">s</text:span><text:span text:style-name="T95">.</text:span></text:p>
          </table:table-cell>
        </table:table-row>
        <table:table-row>
          <table:covered-table-cell/>
          <table:table-cell table:style-name="Table8.B2" office:value-type="string">
            <text:p text:style-name="P259"><text:span text:style-name="T135">O</text:span><text:span text:style-name="T138">bservatory</text:span><text:span text:style-name="T135"> (Level 5 – Conjuration)</text:span></text:p>
            <text:p text:style-name="P19">GR: -<text:span text:style-name="T397">2500</text:span> </text:p>
            <text:p text:style-name="P19">Food: -<text:span text:style-name="T397">10</text:span></text:p>
            <text:p text:style-name="P35">Housing: -<text:span text:style-name="T397">6</text:span></text:p>
            <text:p text:style-name="P125"><text:soft-page-break/><text:span text:style-name="T177">R</text:span><text:span text:style-name="T175">eputation: </text:span><text:span text:style-name="T255">0</text:span></text:p>
            <text:p text:style-name="P51">Defense: <text:span text:style-name="T398">+3</text:span></text:p>
            <text:p text:style-name="P212">Allows access to various weapon and armour enchantments.</text:p>
          </table:table-cell>
        </table:table-row>
        <table:table-row>
          <table:covered-table-cell/>
          <table:table-cell table:style-name="Table8.B2" office:value-type="string">
            <text:p text:style-name="P259"><text:span text:style-name="T136">C</text:span><text:span text:style-name="T137">locktower</text:span><text:span text:style-name="T135"> (Level 5 – Divination) </text:span></text:p>
            <text:p text:style-name="P20">GR: -<text:span text:style-name="T397">2500</text:span> </text:p>
            <text:p text:style-name="P20">Food: -<text:span text:style-name="T397">10</text:span></text:p>
            <text:p text:style-name="P36">Housing: -<text:span text:style-name="T397">6</text:span></text:p>
            <text:p text:style-name="P126"><text:span text:style-name="T177">R</text:span><text:span text:style-name="T175">eputation: </text:span><text:span text:style-name="T255">0</text:span></text:p>
            <text:p text:style-name="P50">Defense: <text:span text:style-name="T398">+3</text:span></text:p>
            <text:p text:style-name="P216">If a character takes a long rest inside of the clocktower they may roll 1d20. For twenty four hours afterwards they may replace any roll with the res<text:span text:style-name="T410">ult</text:span> of that d20.</text:p>
            <text:p text:style-name="P216"/>
            <text:p text:style-name="P216"><text:span text:style-name="T411">In addition, the mage’s of the tower will be able to give players foresight into the future.</text:span> </text:p>
          </table:table-cell>
        </table:table-row>
        <table:table-row>
          <table:covered-table-cell/>
          <table:table-cell table:style-name="Table8.B2" office:value-type="string">
            <text:p text:style-name="P338">Glittering Tower (Level 5 – Enchantment)</text:p>
            <text:p text:style-name="P20">GR: -<text:span text:style-name="T397">2500</text:span> </text:p>
            <text:p text:style-name="P20">Food: -<text:span text:style-name="T397">10</text:span></text:p>
            <text:p text:style-name="P36">Housing: -<text:span text:style-name="T397">6</text:span></text:p>
            <text:p text:style-name="P126"><text:span text:style-name="T177">R</text:span><text:span text:style-name="T175">eputation: </text:span><text:span text:style-name="T255">0</text:span></text:p>
            <text:p text:style-name="P50">Defense: <text:span text:style-name="T398">+3</text:span></text:p>
            <text:p text:style-name="P215">For 100gp, a player may increase any one of their attribute by 2. If they wish to change the enhanced attribute they must pay another 100gp and discard the previous increase.</text:p>
          </table:table-cell>
        </table:table-row>
        <table:table-row>
          <table:covered-table-cell/>
          <table:table-cell table:style-name="Table8.B2" office:value-type="string">
            <text:p text:style-name="P260"><text:span text:style-name="T139">F</text:span><text:span text:style-name="T140">lame-Resistant Tower</text:span><text:span text:style-name="T139"> (Level 5 – Evocation)</text:span></text:p>
            <text:p text:style-name="P20">GR: -<text:span text:style-name="T397">2500</text:span> </text:p>
            <text:p text:style-name="P20">Food: -<text:span text:style-name="T397">10</text:span></text:p>
            <text:p text:style-name="P36">Housing: -<text:span text:style-name="T397">6</text:span></text:p>
            <text:p text:style-name="P126"><text:span text:style-name="T177">R</text:span><text:span text:style-name="T175">eputation: </text:span><text:span text:style-name="T255">0</text:span></text:p>
            <text:p text:style-name="P51">Defense: <text:span text:style-name="T398">+3</text:span></text:p>
            <text:p text:style-name="P213">Allows <text:span text:style-name="T415">a weapon to be enchanted with an extra 1d10 either cold, fire, or lightning damage for 600gr.</text:span></text:p>
          </table:table-cell>
        </table:table-row>
        <table:table-row>
          <table:covered-table-cell/>
          <table:table-cell table:style-name="Table8.B2" office:value-type="string">
            <text:p text:style-name="P339">Invisible Tower (Level 5 – Illusion)</text:p>
            <text:p text:style-name="P20">GR: -<text:span text:style-name="T397">2500</text:span> </text:p>
            <text:p text:style-name="P20">Food: -<text:span text:style-name="T397">10</text:span></text:p>
            <text:p text:style-name="P36">Housing: -<text:span text:style-name="T397">6</text:span></text:p>
            <text:p text:style-name="P126"><text:span text:style-name="T177">R</text:span><text:span text:style-name="T175">eputation: </text:span><text:span text:style-name="T255">0</text:span></text:p>
            <text:p text:style-name="P51">Defense: <text:span text:style-name="T398">+3</text:span></text:p>
            <text:p text:style-name="P214">Allows access to <text:span text:style-name="T407">various weapon and armour enchantments.</text:span></text:p>
          </table:table-cell>
        </table:table-row>
        <table:table-row>
          <table:covered-table-cell/>
          <table:table-cell table:style-name="Table8.B2" office:value-type="string">
            <text:p text:style-name="P260"><text:span text:style-name="T144">Necrotic Laboratory</text:span><text:span text:style-name="T139"> (Level 5 – Necromancy)</text:span></text:p>
            <text:p text:style-name="P20">GR: -<text:span text:style-name="T397">2500</text:span> </text:p>
            <text:p text:style-name="P20">Food: -<text:span text:style-name="T397">10</text:span></text:p>
            <text:p text:style-name="P36">Housing: -<text:span text:style-name="T397">6</text:span></text:p>
            <text:p text:style-name="P126"><text:span text:style-name="T177">R</text:span><text:span text:style-name="T175">eputation: </text:span><text:span text:style-name="T255">0</text:span></text:p>
            <text:p text:style-name="P51">Defense: <text:span text:style-name="T398">+3</text:span></text:p>
            <text:p text:style-name="P211">Grants access to cloning vats and limb replacement surgeries.</text:p>
          </table:table-cell>
        </table:table-row>
        <table:table-row>
          <table:covered-table-cell/>
          <table:table-cell table:style-name="Table8.B2" office:value-type="string">
            <text:p text:style-name="P340">Tower of Change (Level 5 – Transmutation<text:span text:style-name="T279">)</text:span></text:p>
            <text:p text:style-name="P20"><text:soft-page-break/>GR: -<text:span text:style-name="T397">2500</text:span> </text:p>
            <text:p text:style-name="P20">Food: -<text:span text:style-name="T397">10</text:span></text:p>
            <text:p text:style-name="P36">Housing: -<text:span text:style-name="T397">6</text:span></text:p>
            <text:p text:style-name="P126"><text:span text:style-name="T177">R</text:span><text:span text:style-name="T175">eputation: </text:span><text:span text:style-name="T255">0</text:span></text:p>
            <text:p text:style-name="P51">Defense: <text:span text:style-name="T398">+3</text:span></text:p>
            <text:p text:style-name="P217">Grants access to various <text:span text:style-name="T412">weapon and armour enchantments.</text:span></text:p>
          </table:table-cell>
        </table:table-row>
      </table:table>
      <text:p text:style-name="P92"/>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p text:style-name="P93"/>
      <text:p text:style-name="P93"/>
      <text:p text:style-name="P94">Town Sheet</text:p>
      <text:p text:style-name="P95"/>
      <text:p text:style-name="P96"/>
      <table:table table:name="Table1" table:style-name="Table1" table:template-name="Elegant">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360">Buildings</text:p>
          </table:table-cell>
          <table:table-cell table:style-name="Table1.A1" office:value-type="string">
            <text:p text:style-name="P361">Coffers</text:p>
          </table:table-cell>
          <table:table-cell table:style-name="Table1.A1" office:value-type="string">
            <text:p text:style-name="P361">Food</text:p>
          </table:table-cell>
          <table:table-cell table:style-name="Table1.A1" office:value-type="string">
            <text:p text:style-name="P361">Housing</text:p>
          </table:table-cell>
          <table:table-cell table:style-name="Table1.A1" office:value-type="string">
            <text:p text:style-name="P361">Reputation</text:p>
          </table:table-cell>
          <table:table-cell table:style-name="Table1.A1" office:value-type="string">
            <text:p text:style-name="P361">Defenses</text:p>
          </table:table-cell>
        </table:table-row>
        <table:table-row>
          <table:table-cell table:style-name="Table1.A2" office:value-type="string">
            <text:p text:style-name="P362"/>
          </table:table-cell>
          <table:table-cell table:style-name="Table1.B2">
            <text:p text:style-name="P362"/>
          </table:table-cell>
          <table:table-cell table:style-name="Table1.B2">
            <text:p text:style-name="P362"/>
          </table:table-cell>
          <table:table-cell table:style-name="Table1.B2">
            <text:p text:style-name="P362"/>
          </table:table-cell>
          <table:table-cell table:style-name="Table1.B2">
            <text:p text:style-name="P362"/>
          </table:table-cell>
          <table:table-cell table:style-name="Table1.B2">
            <text:p text:style-name="P362"/>
          </table:table-cell>
        </table:table-row>
        <table:table-row>
          <table:table-cell table:style-name="Table1.A2" office:value-type="string">
            <text:p text:style-name="P362"/>
          </table:table-cell>
          <table:table-cell table:style-name="Table1.B2">
            <text:p text:style-name="P362"/>
          </table:table-cell>
          <table:table-cell table:style-name="Table1.B2">
            <text:p text:style-name="P362"/>
          </table:table-cell>
          <table:table-cell table:style-name="Table1.B2">
            <text:p text:style-name="P362"/>
          </table:table-cell>
          <table:table-cell table:style-name="Table1.B2">
            <text:p text:style-name="P362"/>
          </table:table-cell>
          <table:table-cell table:style-name="Table1.B2">
            <text:p text:style-name="P362"/>
          </table:table-cell>
        </table:table-row>
        <table:table-row>
          <table:table-cell table:style-name="Table1.A2" office:value-type="string">
            <text:p text:style-name="P362"/>
          </table:table-cell>
          <table:table-cell table:style-name="Table1.B2">
            <text:p text:style-name="P362"/>
          </table:table-cell>
          <table:table-cell table:style-name="Table1.B2">
            <text:p text:style-name="P362"/>
          </table:table-cell>
          <table:table-cell table:style-name="Table1.B2">
            <text:p text:style-name="P362"/>
          </table:table-cell>
          <table:table-cell table:style-name="Table1.B2">
            <text:p text:style-name="P362"/>
          </table:table-cell>
          <table:table-cell table:style-name="Table1.B2">
            <text:p text:style-name="P362"/>
          </table:table-cell>
        </table:table-row>
        <table:table-row table:style-name="Table1.5">
          <table:table-cell table:style-name="Table1.A5" office:value-type="string">
            <text:p text:style-name="P362"/>
          </table:table-cell>
          <table:table-cell table:style-name="Table1.B5" office:value-type="float" office:value="0">
            <text:p text:style-name="P364">0</text:p>
          </table:table-cell>
          <table:table-cell table:style-name="Table1.B5" office:value-type="float" office:value="0">
            <text:p text:style-name="P363">0</text:p>
          </table:table-cell>
          <table:table-cell table:style-name="Table1.B5" office:value-type="float" office:value="0">
            <text:p text:style-name="P363">0</text:p>
          </table:table-cell>
          <table:table-cell table:style-name="Table1.B5" office:value-type="float" office:value="0">
            <text:p text:style-name="P363">0</text:p>
          </table:table-cell>
          <table:table-cell table:style-name="Table1.B5" office:value-type="float" office:value="0">
            <text:p text:style-name="P363">0</text:p>
          </table:table-cell>
        </table:table-row>
      </table:table>
      <text:p text:style-name="P96"/>
      <text:p text:style-name="P97">Additional Building Effec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legant.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0-02-22T15:01:44.588000000</dc:date>
    <meta:editing-duration>P6DT11H23M51S</meta:editing-duration>
    <meta:editing-cycles>785</meta:editing-cycles>
    <meta:document-statistic meta:table-count="8" meta:image-count="0" meta:object-count="0" meta:page-count="24" meta:paragraph-count="979" meta:word-count="3435" meta:character-count="19383" meta:non-whitespace-character-count="16827"/>
  </office:meta>
</office:document-meta>
</file>